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805cm"/>
    </style:style>
    <style:style style:name="co2" style:family="table-column">
      <style:table-column-properties fo:break-before="auto" style:column-width="2.54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6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_3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</table:table>
      <table:table table:name="Sheet1_2" table:style-name="ta1">
        <table:shapes>
          <draw:frame draw:z-index="0" draw:style-name="gr1" draw:text-style-name="P1" svg:width="15.999cm" svg:height="8.999cm" svg:x="14.32cm" svg:y="8.281cm">
            <draw:object draw:notify-on-update-of-ranges="Sheet1_2.C2:Sheet1_2.C1010 Sheet1_2.D1:Sheet1_2.D1 Sheet1_2.D2:Sheet1_2.D10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2.102cm" svg:y="0.1cm">
            <draw:object draw:notify-on-update-of-ranges="Sheet1_2.C2:Sheet1_2.C1010 Sheet1_2.E1:Sheet1_2.E1 Sheet1_2.E2:Sheet1_2.E10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%time</text:p>
          </table:table-cell>
          <table:table-cell/>
          <table:table-cell office:value-type="string" calcext:value-type="string">
            <text:p>S.No.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Va</text:p>
          </table:table-cell>
        </table:table-row>
        <table:table-row table:style-name="ro1">
          <table:table-cell office:value-type="float" office:value="1.46305203648167E+018" calcext:value-type="float">
            <text:p>1463052036481670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653165E+018" calcext:value-type="float">
            <text:p>1463052036531650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658166E+018" calcext:value-type="float">
            <text:p>14630520365816600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00" calcext:value-type="float">
            <text:p>1400</text:p>
          </table:table-cell>
          <table:table-cell office:value-type="float" office:value="-0.00249350001104" calcext:value-type="float">
            <text:p>-0.0024935</text:p>
          </table:table-cell>
        </table:table-row>
        <table:table-row table:style-name="ro1">
          <table:table-cell office:value-type="float" office:value="1.46305203663164E+018" calcext:value-type="float">
            <text:p>1463052036631640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668165E+018" calcext:value-type="float">
            <text:p>1463052036681650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00" calcext:value-type="float">
            <text:p>1400</text:p>
          </table:table-cell>
          <table:table-cell office:value-type="float" office:value="0.00249350001104" calcext:value-type="float">
            <text:p>0.0024935</text:p>
          </table:table-cell>
        </table:table-row>
        <table:table-row table:style-name="ro1">
          <table:table-cell office:value-type="float" office:value="1.46305203673154E+018" calcext:value-type="float">
            <text:p>14630520367315400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678166E+018" calcext:value-type="float">
            <text:p>1463052036781660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683164E+018" calcext:value-type="float">
            <text:p>1463052036831640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688165E+018" calcext:value-type="float">
            <text:p>14630520368816500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00" calcext:value-type="float">
            <text:p>1400</text:p>
          </table:table-cell>
          <table:table-cell office:value-type="float" office:value="-0.00249350001104" calcext:value-type="float">
            <text:p>-0.0024935</text:p>
          </table:table-cell>
        </table:table-row>
        <table:table-row table:style-name="ro1">
          <table:table-cell office:value-type="float" office:value="1.46305203693154E+018" calcext:value-type="float">
            <text:p>1463052036931540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698167E+018" calcext:value-type="float">
            <text:p>14630520369816700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703153E+018" calcext:value-type="float">
            <text:p>14630520370315300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708155E+018" calcext:value-type="float">
            <text:p>14630520370815500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713154E+018" calcext:value-type="float">
            <text:p>14630520371315400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400" calcext:value-type="float">
            <text:p>1400</text:p>
          </table:table-cell>
          <table:table-cell office:value-type="float" office:value="-0.00249350001104" calcext:value-type="float">
            <text:p>-0.0024935</text:p>
          </table:table-cell>
        </table:table-row>
        <table:table-row table:style-name="ro1">
          <table:table-cell office:value-type="float" office:value="1.46305203718171E+018" calcext:value-type="float">
            <text:p>14630520371817100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723151E+018" calcext:value-type="float">
            <text:p>14630520372315100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728172E+018" calcext:value-type="float">
            <text:p>14630520372817200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733156E+018" calcext:value-type="float">
            <text:p>146305203733156000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738173E+018" calcext:value-type="float">
            <text:p>146305203738173000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743153E+018" calcext:value-type="float">
            <text:p>1463052037431530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748168E+018" calcext:value-type="float">
            <text:p>146305203748168000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753151E+018" calcext:value-type="float">
            <text:p>1463052037531510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758166E+018" calcext:value-type="float">
            <text:p>146305203758166000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763153E+018" calcext:value-type="float">
            <text:p>146305203763153000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76817E+018" calcext:value-type="float">
            <text:p>14630520376817000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773156E+018" calcext:value-type="float">
            <text:p>14630520377315600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778184E+018" calcext:value-type="float">
            <text:p>14630520377818400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783153E+018" calcext:value-type="float">
            <text:p>1463052037831530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788167E+018" calcext:value-type="float">
            <text:p>146305203788167000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793154E+018" calcext:value-type="float">
            <text:p>14630520379315400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798169E+018" calcext:value-type="float">
            <text:p>14630520379816900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80316E+018" calcext:value-type="float">
            <text:p>146305203803160000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808165E+018" calcext:value-type="float">
            <text:p>146305203808165000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81315E+018" calcext:value-type="float">
            <text:p>146305203813150000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818154E+018" calcext:value-type="float">
            <text:p>14630520381815400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823155E+018" calcext:value-type="float">
            <text:p>146305203823155000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828155E+018" calcext:value-type="float">
            <text:p>14630520382815500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833166E+018" calcext:value-type="float">
            <text:p>146305203833166000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838168E+018" calcext:value-type="float">
            <text:p>146305203838168000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843148E+018" calcext:value-type="float">
            <text:p>14630520384314800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848163E+018" calcext:value-type="float">
            <text:p>146305203848163000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853152E+018" calcext:value-type="float">
            <text:p>146305203853152000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858152E+018" calcext:value-type="float">
            <text:p>146305203858152000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863153E+018" calcext:value-type="float">
            <text:p>146305203863153000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868152E+018" calcext:value-type="float">
            <text:p>146305203868152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873151E+018" calcext:value-type="float">
            <text:p>146305203873151000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878151E+018" calcext:value-type="float">
            <text:p>146305203878151000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883172E+018" calcext:value-type="float">
            <text:p>146305203883172000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888171E+018" calcext:value-type="float">
            <text:p>146305203888171000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893165E+018" calcext:value-type="float">
            <text:p>146305203893165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400" calcext:value-type="float">
            <text:p>1400</text:p>
          </table:table-cell>
          <table:table-cell office:value-type="float" office:value="0.00249350001104" calcext:value-type="float">
            <text:p>0.0024935</text:p>
          </table:table-cell>
        </table:table-row>
        <table:table-row table:style-name="ro1">
          <table:table-cell office:value-type="float" office:value="1.46305203898168E+018" calcext:value-type="float">
            <text:p>146305203898168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903167E+018" calcext:value-type="float">
            <text:p>146305203903167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908169E+018" calcext:value-type="float">
            <text:p>1463052039081690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913157E+018" calcext:value-type="float">
            <text:p>146305203913157000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918168E+018" calcext:value-type="float">
            <text:p>146305203918168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923154E+018" calcext:value-type="float">
            <text:p>146305203923154000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928165E+018" calcext:value-type="float">
            <text:p>146305203928165000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933161E+018" calcext:value-type="float">
            <text:p>146305203933161000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938154E+018" calcext:value-type="float">
            <text:p>146305203938154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400" calcext:value-type="float">
            <text:p>1400</text:p>
          </table:table-cell>
          <table:table-cell office:value-type="float" office:value="-0.00249350001104" calcext:value-type="float">
            <text:p>-0.0024935</text:p>
          </table:table-cell>
        </table:table-row>
        <table:table-row table:style-name="ro1">
          <table:table-cell office:value-type="float" office:value="1.4630520394317E+018" calcext:value-type="float">
            <text:p>14630520394317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94817E+018" calcext:value-type="float">
            <text:p>146305203948170000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953151E+018" calcext:value-type="float">
            <text:p>146305203953151000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958174E+018" calcext:value-type="float">
            <text:p>146305203958174000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963153E+018" calcext:value-type="float">
            <text:p>146305203963153000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400" calcext:value-type="float">
            <text:p>1400</text:p>
          </table:table-cell>
          <table:table-cell office:value-type="float" office:value="-0.00249350001104" calcext:value-type="float">
            <text:p>-0.0024935</text:p>
          </table:table-cell>
        </table:table-row>
        <table:table-row table:style-name="ro1">
          <table:table-cell office:value-type="float" office:value="1.46305203968172E+018" calcext:value-type="float">
            <text:p>14630520396817200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973165E+018" calcext:value-type="float">
            <text:p>146305203973165000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97817E+018" calcext:value-type="float">
            <text:p>14630520397817000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983151E+018" calcext:value-type="float">
            <text:p>146305203983151000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400" calcext:value-type="float">
            <text:p>1400</text:p>
          </table:table-cell>
          <table:table-cell office:value-type="float" office:value="0.00498700002208" calcext:value-type="float">
            <text:p>0.004987</text:p>
          </table:table-cell>
        </table:table-row>
        <table:table-row table:style-name="ro1">
          <table:table-cell office:value-type="float" office:value="1.46305203988155E+018" calcext:value-type="float">
            <text:p>146305203988155000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993166E+018" calcext:value-type="float">
            <text:p>146305203993166000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3998168E+018" calcext:value-type="float">
            <text:p>146305203998168000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003153E+018" calcext:value-type="float">
            <text:p>146305204003153000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008166E+018" calcext:value-type="float">
            <text:p>146305204008166000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01315E+018" calcext:value-type="float">
            <text:p>146305204013150000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018166E+018" calcext:value-type="float">
            <text:p>146305204018166000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023154E+018" calcext:value-type="float">
            <text:p>146305204023154000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028156E+018" calcext:value-type="float">
            <text:p>146305204028156000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033152E+018" calcext:value-type="float">
            <text:p>146305204033152000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400" calcext:value-type="float">
            <text:p>1400</text:p>
          </table:table-cell>
          <table:table-cell office:value-type="float" office:value="0.00249350001104" calcext:value-type="float">
            <text:p>0.0024935</text:p>
          </table:table-cell>
        </table:table-row>
        <table:table-row table:style-name="ro1">
          <table:table-cell office:value-type="float" office:value="1.46305204038165E+018" calcext:value-type="float">
            <text:p>146305204038165000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400" calcext:value-type="float">
            <text:p>1400</text:p>
          </table:table-cell>
          <table:table-cell office:value-type="float" office:value="-0.00249350001104" calcext:value-type="float">
            <text:p>-0.0024935</text:p>
          </table:table-cell>
        </table:table-row>
        <table:table-row table:style-name="ro1">
          <table:table-cell office:value-type="float" office:value="1.46305204043153E+018" calcext:value-type="float">
            <text:p>14630520404315300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048168E+018" calcext:value-type="float">
            <text:p>146305204048168000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053163E+018" calcext:value-type="float">
            <text:p>146305204053163000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400" calcext:value-type="float">
            <text:p>1400</text:p>
          </table:table-cell>
          <table:table-cell office:value-type="float" office:value="0.00249350001104" calcext:value-type="float">
            <text:p>0.0024935</text:p>
          </table:table-cell>
        </table:table-row>
        <table:table-row table:style-name="ro1">
          <table:table-cell office:value-type="float" office:value="1.46305204058154E+018" calcext:value-type="float">
            <text:p>146305204058154000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400" calcext:value-type="float">
            <text:p>1400</text:p>
          </table:table-cell>
          <table:table-cell office:value-type="float" office:value="-0.00249350001104" calcext:value-type="float">
            <text:p>-0.0024935</text:p>
          </table:table-cell>
        </table:table-row>
        <table:table-row table:style-name="ro1">
          <table:table-cell office:value-type="float" office:value="1.46305204063158E+018" calcext:value-type="float">
            <text:p>146305204063158000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400" calcext:value-type="float">
            <text:p>1400</text:p>
          </table:table-cell>
          <table:table-cell office:value-type="float" office:value="0.00249350001104" calcext:value-type="float">
            <text:p>0.0024935</text:p>
          </table:table-cell>
        </table:table-row>
        <table:table-row table:style-name="ro1">
          <table:table-cell office:value-type="float" office:value="1.46305204068172E+018" calcext:value-type="float">
            <text:p>146305204068172000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073152E+018" calcext:value-type="float">
            <text:p>146305204073152000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078167E+018" calcext:value-type="float">
            <text:p>146305204078167000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083155E+018" calcext:value-type="float">
            <text:p>146305204083155000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08817E+018" calcext:value-type="float">
            <text:p>146305204088170000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09315E+018" calcext:value-type="float">
            <text:p>146305204093150000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098165E+018" calcext:value-type="float">
            <text:p>146305204098165000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103151E+018" calcext:value-type="float">
            <text:p>146305204103151000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108165E+018" calcext:value-type="float">
            <text:p>146305204108165000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113161E+018" calcext:value-type="float">
            <text:p>146305204113161000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118166E+018" calcext:value-type="float">
            <text:p>146305204118166000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12315E+018" calcext:value-type="float">
            <text:p>146305204123150000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128167E+018" calcext:value-type="float">
            <text:p>146305204128167000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133154E+018" calcext:value-type="float">
            <text:p>146305204133154000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138172E+018" calcext:value-type="float">
            <text:p>146305204138172000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143165E+018" calcext:value-type="float">
            <text:p>14630520414316500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148168E+018" calcext:value-type="float">
            <text:p>1463052041481680000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15315E+018" calcext:value-type="float">
            <text:p>146305204153150000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158167E+018" calcext:value-type="float">
            <text:p>146305204158167000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16315E+018" calcext:value-type="float">
            <text:p>146305204163150000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16817E+018" calcext:value-type="float">
            <text:p>146305204168170000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173165E+018" calcext:value-type="float">
            <text:p>1463052041731650000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178153E+018" calcext:value-type="float">
            <text:p>1463052041781530000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183151E+018" calcext:value-type="float">
            <text:p>1463052041831510000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188167E+018" calcext:value-type="float">
            <text:p>146305204188167000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193158E+018" calcext:value-type="float">
            <text:p>146305204193158000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198153E+018" calcext:value-type="float">
            <text:p>146305204198153000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203158E+018" calcext:value-type="float">
            <text:p>146305204203158000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208166E+018" calcext:value-type="float">
            <text:p>1463052042081660000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213156E+018" calcext:value-type="float">
            <text:p>1463052042131560000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218169E+018" calcext:value-type="float">
            <text:p>146305204218169000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223155E+018" calcext:value-type="float">
            <text:p>1463052042231550000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228153E+018" calcext:value-type="float">
            <text:p>1463052042281530000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233152E+018" calcext:value-type="float">
            <text:p>1463052042331520000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238168E+018" calcext:value-type="float">
            <text:p>1463052042381680000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243154E+018" calcext:value-type="float">
            <text:p>146305204243154000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24816E+018" calcext:value-type="float">
            <text:p>1463052042481600000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25315E+018" calcext:value-type="float">
            <text:p>1463052042531500000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258169E+018" calcext:value-type="float">
            <text:p>146305204258169000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263151E+018" calcext:value-type="float">
            <text:p>146305204263151000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268169E+018" calcext:value-type="float">
            <text:p>146305204268169000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273152E+018" calcext:value-type="float">
            <text:p>1463052042731520000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278154E+018" calcext:value-type="float">
            <text:p>146305204278154000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283151E+018" calcext:value-type="float">
            <text:p>14630520428315100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288153E+018" calcext:value-type="float">
            <text:p>1463052042881530000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293152E+018" calcext:value-type="float">
            <text:p>14630520429315200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298165E+018" calcext:value-type="float">
            <text:p>1463052042981650000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303159E+018" calcext:value-type="float">
            <text:p>1463052043031590000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308165E+018" calcext:value-type="float">
            <text:p>1463052043081650000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313152E+018" calcext:value-type="float">
            <text:p>1463052043131520000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318155E+018" calcext:value-type="float">
            <text:p>1463052043181550000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323154E+018" calcext:value-type="float">
            <text:p>1463052043231540000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400" calcext:value-type="float">
            <text:p>1400</text:p>
          </table:table-cell>
          <table:table-cell office:value-type="float" office:value="-0.00249350001104" calcext:value-type="float">
            <text:p>-0.0024935</text:p>
          </table:table-cell>
        </table:table-row>
        <table:table-row table:style-name="ro1">
          <table:table-cell office:value-type="float" office:value="1.46305204328173E+018" calcext:value-type="float">
            <text:p>1463052043281730000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333155E+018" calcext:value-type="float">
            <text:p>14630520433315500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338159E+018" calcext:value-type="float">
            <text:p>146305204338159000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343174E+018" calcext:value-type="float">
            <text:p>146305204343174000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348167E+018" calcext:value-type="float">
            <text:p>1463052043481670000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353159E+018" calcext:value-type="float">
            <text:p>1463052043531590000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358165E+018" calcext:value-type="float">
            <text:p>146305204358165000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36315E+018" calcext:value-type="float">
            <text:p>1463052043631500000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368184E+018" calcext:value-type="float">
            <text:p>146305204368184000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400" calcext:value-type="float">
            <text:p>1400</text:p>
          </table:table-cell>
          <table:table-cell office:value-type="float" office:value="-0.00249350001104" calcext:value-type="float">
            <text:p>-0.0024935</text:p>
          </table:table-cell>
        </table:table-row>
        <table:table-row table:style-name="ro1">
          <table:table-cell office:value-type="float" office:value="1.46305204373153E+018" calcext:value-type="float">
            <text:p>1463052043731530000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378158E+018" calcext:value-type="float">
            <text:p>1463052043781580000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383151E+018" calcext:value-type="float">
            <text:p>14630520438315100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388167E+018" calcext:value-type="float">
            <text:p>1463052043881670000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39316E+018" calcext:value-type="float">
            <text:p>14630520439316000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398166E+018" calcext:value-type="float">
            <text:p>1463052043981660000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403156E+018" calcext:value-type="float">
            <text:p>1463052044031560000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408166E+018" calcext:value-type="float">
            <text:p>146305204408166000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413153E+018" calcext:value-type="float">
            <text:p>1463052044131530000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418163E+018" calcext:value-type="float">
            <text:p>146305204418163000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423153E+018" calcext:value-type="float">
            <text:p>1463052044231530000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428165E+018" calcext:value-type="float">
            <text:p>146305204428165000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433167E+018" calcext:value-type="float">
            <text:p>1463052044331670000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438162E+018" calcext:value-type="float">
            <text:p>1463052044381620000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443156E+018" calcext:value-type="float">
            <text:p>14630520444315600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400" calcext:value-type="float">
            <text:p>1400</text:p>
          </table:table-cell>
          <table:table-cell office:value-type="float" office:value="-0.00249350001104" calcext:value-type="float">
            <text:p>-0.0024935</text:p>
          </table:table-cell>
        </table:table-row>
        <table:table-row table:style-name="ro1">
          <table:table-cell office:value-type="float" office:value="1.46305204448166E+018" calcext:value-type="float">
            <text:p>1463052044481660000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453159E+018" calcext:value-type="float">
            <text:p>1463052044531590000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400" calcext:value-type="float">
            <text:p>1400</text:p>
          </table:table-cell>
          <table:table-cell office:value-type="float" office:value="0.00249350001104" calcext:value-type="float">
            <text:p>0.0024935</text:p>
          </table:table-cell>
        </table:table-row>
        <table:table-row table:style-name="ro1">
          <table:table-cell office:value-type="float" office:value="1.46305204458175E+018" calcext:value-type="float">
            <text:p>1463052044581750000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463169E+018" calcext:value-type="float">
            <text:p>1463052044631690000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468167E+018" calcext:value-type="float">
            <text:p>146305204468167000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473171E+018" calcext:value-type="float">
            <text:p>1463052044731710000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478199E+018" calcext:value-type="float">
            <text:p>1463052044781990000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483162E+018" calcext:value-type="float">
            <text:p>1463052044831620000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488155E+018" calcext:value-type="float">
            <text:p>146305204488155000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493157E+018" calcext:value-type="float">
            <text:p>146305204493157000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498168E+018" calcext:value-type="float">
            <text:p>1463052044981680000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503162E+018" calcext:value-type="float">
            <text:p>1463052045031620000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508168E+018" calcext:value-type="float">
            <text:p>146305204508168000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51315E+018" calcext:value-type="float">
            <text:p>1463052045131500000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518153E+018" calcext:value-type="float">
            <text:p>1463052045181530000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400" calcext:value-type="float">
            <text:p>1400</text:p>
          </table:table-cell>
          <table:table-cell office:value-type="float" office:value="-0.00249350001104" calcext:value-type="float">
            <text:p>-0.0024935</text:p>
          </table:table-cell>
        </table:table-row>
        <table:table-row table:style-name="ro1">
          <table:table-cell office:value-type="float" office:value="1.46305204523155E+018" calcext:value-type="float">
            <text:p>1463052045231550000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528167E+018" calcext:value-type="float">
            <text:p>1463052045281670000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533154E+018" calcext:value-type="float">
            <text:p>1463052045331540000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538167E+018" calcext:value-type="float">
            <text:p>1463052045381670000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543155E+018" calcext:value-type="float">
            <text:p>14630520454315500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548165E+018" calcext:value-type="float">
            <text:p>1463052045481650000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553152E+018" calcext:value-type="float">
            <text:p>146305204553152000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558155E+018" calcext:value-type="float">
            <text:p>1463052045581550000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563149E+018" calcext:value-type="float">
            <text:p>1463052045631490000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568156E+018" calcext:value-type="float">
            <text:p>1463052045681560000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573152E+018" calcext:value-type="float">
            <text:p>14630520457315200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578149E+018" calcext:value-type="float">
            <text:p>14630520457814900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583152E+018" calcext:value-type="float">
            <text:p>1463052045831520000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588165E+018" calcext:value-type="float">
            <text:p>1463052045881650000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59317E+018" calcext:value-type="float">
            <text:p>146305204593170000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598166E+018" calcext:value-type="float">
            <text:p>1463052045981660000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603172E+018" calcext:value-type="float">
            <text:p>1463052046031720000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608156E+018" calcext:value-type="float">
            <text:p>1463052046081560000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613153E+018" calcext:value-type="float">
            <text:p>1463052046131530000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618171E+018" calcext:value-type="float">
            <text:p>1463052046181710000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400" calcext:value-type="float">
            <text:p>1400</text:p>
          </table:table-cell>
          <table:table-cell office:value-type="float" office:value="-0.00498700002208" calcext:value-type="float">
            <text:p>-0.004987</text:p>
          </table:table-cell>
        </table:table-row>
        <table:table-row table:style-name="ro1">
          <table:table-cell office:value-type="float" office:value="1.46305204623152E+018" calcext:value-type="float">
            <text:p>1463052046231520000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400" calcext:value-type="float">
            <text:p>1400</text:p>
          </table:table-cell>
          <table:table-cell office:value-type="float" office:value="-0.00249350001104" calcext:value-type="float">
            <text:p>-0.0024935</text:p>
          </table:table-cell>
        </table:table-row>
        <table:table-row table:style-name="ro1">
          <table:table-cell office:value-type="float" office:value="1.46305204628163E+018" calcext:value-type="float">
            <text:p>1463052046281630000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633151E+018" calcext:value-type="float">
            <text:p>1463052046331510000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638155E+018" calcext:value-type="float">
            <text:p>1463052046381550000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400" calcext:value-type="float">
            <text:p>1400</text:p>
          </table:table-cell>
          <table:table-cell office:value-type="float" office:value="0.00748050026596" calcext:value-type="float">
            <text:p>0.0074805003</text:p>
          </table:table-cell>
        </table:table-row>
        <table:table-row table:style-name="ro1">
          <table:table-cell office:value-type="float" office:value="1.46305204643154E+018" calcext:value-type="float">
            <text:p>14630520464315400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400" calcext:value-type="float">
            <text:p>1400</text:p>
          </table:table-cell>
          <table:table-cell office:value-type="float" office:value="0.00498700002208" calcext:value-type="float">
            <text:p>0.004987</text:p>
          </table:table-cell>
        </table:table-row>
        <table:table-row table:style-name="ro1">
          <table:table-cell office:value-type="float" office:value="1.46305204648158E+018" calcext:value-type="float">
            <text:p>1463052046481580000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653162E+018" calcext:value-type="float">
            <text:p>1463052046531620000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658169E+018" calcext:value-type="float">
            <text:p>1463052046581690000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663151E+018" calcext:value-type="float">
            <text:p>1463052046631510000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400" calcext:value-type="float">
            <text:p>1400</text:p>
          </table:table-cell>
          <table:table-cell office:value-type="float" office:value="-0.00249350001104" calcext:value-type="float">
            <text:p>-0.0024935</text:p>
          </table:table-cell>
        </table:table-row>
        <table:table-row table:style-name="ro1">
          <table:table-cell office:value-type="float" office:value="1.46305204668151E+018" calcext:value-type="float">
            <text:p>1463052046681510000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673161E+018" calcext:value-type="float">
            <text:p>1463052046731610000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400" calcext:value-type="float">
            <text:p>1400</text:p>
          </table:table-cell>
          <table:table-cell office:value-type="float" office:value="-0.00249350001104" calcext:value-type="float">
            <text:p>-0.0024935</text:p>
          </table:table-cell>
        </table:table-row>
        <table:table-row table:style-name="ro1">
          <table:table-cell office:value-type="float" office:value="1.46305204678162E+018" calcext:value-type="float">
            <text:p>1463052046781620000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683161E+018" calcext:value-type="float">
            <text:p>1463052046831610000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688159E+018" calcext:value-type="float">
            <text:p>1463052046881590000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400" calcext:value-type="float">
            <text:p>1400</text:p>
          </table:table-cell>
          <table:table-cell office:value-type="float" office:value="0.00249350001104" calcext:value-type="float">
            <text:p>0.0024935</text:p>
          </table:table-cell>
        </table:table-row>
        <table:table-row table:style-name="ro1">
          <table:table-cell office:value-type="float" office:value="1.46305204693153E+018" calcext:value-type="float">
            <text:p>146305204693153000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698163E+018" calcext:value-type="float">
            <text:p>1463052046981630000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703156E+018" calcext:value-type="float">
            <text:p>1463052047031560000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400" calcext:value-type="float">
            <text:p>1400</text:p>
          </table:table-cell>
          <table:table-cell office:value-type="float" office:value="-0.00249350001104" calcext:value-type="float">
            <text:p>-0.0024935</text:p>
          </table:table-cell>
        </table:table-row>
        <table:table-row table:style-name="ro1">
          <table:table-cell office:value-type="float" office:value="1.4630520470815E+018" calcext:value-type="float">
            <text:p>1463052047081500000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713154E+018" calcext:value-type="float">
            <text:p>1463052047131540000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718172E+018" calcext:value-type="float">
            <text:p>1463052047181720000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723151E+018" calcext:value-type="float">
            <text:p>1463052047231510000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728165E+018" calcext:value-type="float">
            <text:p>1463052047281650000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400" calcext:value-type="float">
            <text:p>1400</text:p>
          </table:table-cell>
          <table:table-cell office:value-type="float" office:value="-0.00249350001104" calcext:value-type="float">
            <text:p>-0.0024935</text:p>
          </table:table-cell>
        </table:table-row>
        <table:table-row table:style-name="ro1">
          <table:table-cell office:value-type="float" office:value="1.4630520473315E+018" calcext:value-type="float">
            <text:p>1463052047331500000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738155E+018" calcext:value-type="float">
            <text:p>1463052047381550000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743152E+018" calcext:value-type="float">
            <text:p>146305204743152000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400" calcext:value-type="float">
            <text:p>1400</text:p>
          </table:table-cell>
          <table:table-cell office:value-type="float" office:value="0.00249350001104" calcext:value-type="float">
            <text:p>0.0024935</text:p>
          </table:table-cell>
        </table:table-row>
        <table:table-row table:style-name="ro1">
          <table:table-cell office:value-type="float" office:value="1.46305204748167E+018" calcext:value-type="float">
            <text:p>1463052047481670000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753165E+018" calcext:value-type="float">
            <text:p>1463052047531650000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758163E+018" calcext:value-type="float">
            <text:p>1463052047581630000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1400" calcext:value-type="float">
            <text:p>1400</text:p>
          </table:table-cell>
          <table:table-cell office:value-type="float" office:value="-0.00249350001104" calcext:value-type="float">
            <text:p>-0.0024935</text:p>
          </table:table-cell>
        </table:table-row>
        <table:table-row table:style-name="ro1">
          <table:table-cell office:value-type="float" office:value="1.46305204763167E+018" calcext:value-type="float">
            <text:p>1463052047631670000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768158E+018" calcext:value-type="float">
            <text:p>1463052047681580000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773154E+018" calcext:value-type="float">
            <text:p>1463052047731540000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778165E+018" calcext:value-type="float">
            <text:p>1463052047781650000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783152E+018" calcext:value-type="float">
            <text:p>1463052047831520000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78815E+018" calcext:value-type="float">
            <text:p>1463052047881500000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793157E+018" calcext:value-type="float">
            <text:p>146305204793157000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798155E+018" calcext:value-type="float">
            <text:p>1463052047981550000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803153E+018" calcext:value-type="float">
            <text:p>1463052048031530000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808166E+018" calcext:value-type="float">
            <text:p>1463052048081660000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400" calcext:value-type="float">
            <text:p>1400</text:p>
          </table:table-cell>
          <table:table-cell office:value-type="float" office:value="-0.00249350001104" calcext:value-type="float">
            <text:p>-0.0024935</text:p>
          </table:table-cell>
        </table:table-row>
        <table:table-row table:style-name="ro1">
          <table:table-cell office:value-type="float" office:value="1.46305204813151E+018" calcext:value-type="float">
            <text:p>1463052048131510000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818161E+018" calcext:value-type="float">
            <text:p>1463052048181610000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400" calcext:value-type="float">
            <text:p>1400</text:p>
          </table:table-cell>
          <table:table-cell office:value-type="float" office:value="0.00249350001104" calcext:value-type="float">
            <text:p>0.0024935</text:p>
          </table:table-cell>
        </table:table-row>
        <table:table-row table:style-name="ro1">
          <table:table-cell office:value-type="float" office:value="1.46305204823154E+018" calcext:value-type="float">
            <text:p>1463052048231540000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828173E+018" calcext:value-type="float">
            <text:p>1463052048281730000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833152E+018" calcext:value-type="float">
            <text:p>1463052048331520000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838166E+018" calcext:value-type="float">
            <text:p>1463052048381660000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843153E+018" calcext:value-type="float">
            <text:p>146305204843153000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848174E+018" calcext:value-type="float">
            <text:p>1463052048481740000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85315E+018" calcext:value-type="float">
            <text:p>1463052048531500000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1400" calcext:value-type="float">
            <text:p>1400</text:p>
          </table:table-cell>
          <table:table-cell office:value-type="float" office:value="0.00249350001104" calcext:value-type="float">
            <text:p>0.0024935</text:p>
          </table:table-cell>
        </table:table-row>
        <table:table-row table:style-name="ro1">
          <table:table-cell office:value-type="float" office:value="1.46305204858168E+018" calcext:value-type="float">
            <text:p>1463052048581680000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863165E+018" calcext:value-type="float">
            <text:p>146305204863165000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868165E+018" calcext:value-type="float">
            <text:p>1463052048681650000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873156E+018" calcext:value-type="float">
            <text:p>1463052048731560000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878163E+018" calcext:value-type="float">
            <text:p>1463052048781630000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883154E+018" calcext:value-type="float">
            <text:p>1463052048831540000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1400" calcext:value-type="float">
            <text:p>1400</text:p>
          </table:table-cell>
          <table:table-cell office:value-type="float" office:value="0.00249350001104" calcext:value-type="float">
            <text:p>0.0024935</text:p>
          </table:table-cell>
        </table:table-row>
        <table:table-row table:style-name="ro1">
          <table:table-cell office:value-type="float" office:value="1.46305204888172E+018" calcext:value-type="float">
            <text:p>1463052048881720000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893164E+018" calcext:value-type="float">
            <text:p>146305204893164000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898156E+018" calcext:value-type="float">
            <text:p>1463052048981560000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903151E+018" calcext:value-type="float">
            <text:p>1463052049031510000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908155E+018" calcext:value-type="float">
            <text:p>1463052049081550000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913154E+018" calcext:value-type="float">
            <text:p>1463052049131540000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918166E+018" calcext:value-type="float">
            <text:p>146305204918166000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92317E+018" calcext:value-type="float">
            <text:p>1463052049231700000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928166E+018" calcext:value-type="float">
            <text:p>1463052049281660000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933154E+018" calcext:value-type="float">
            <text:p>1463052049331540000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938168E+018" calcext:value-type="float">
            <text:p>1463052049381680000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943165E+018" calcext:value-type="float">
            <text:p>146305204943165000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948163E+018" calcext:value-type="float">
            <text:p>1463052049481630000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953154E+018" calcext:value-type="float">
            <text:p>1463052049531540000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958169E+018" calcext:value-type="float">
            <text:p>1463052049581690000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963152E+018" calcext:value-type="float">
            <text:p>1463052049631520000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968166E+018" calcext:value-type="float">
            <text:p>1463052049681660000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1400" calcext:value-type="float">
            <text:p>1400</text:p>
          </table:table-cell>
          <table:table-cell office:value-type="float" office:value="-0.00249350001104" calcext:value-type="float">
            <text:p>-0.0024935</text:p>
          </table:table-cell>
        </table:table-row>
        <table:table-row table:style-name="ro1">
          <table:table-cell office:value-type="float" office:value="1.46305204973151E+018" calcext:value-type="float">
            <text:p>1463052049731510000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978166E+018" calcext:value-type="float">
            <text:p>1463052049781660000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983156E+018" calcext:value-type="float">
            <text:p>1463052049831560000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1400" calcext:value-type="float">
            <text:p>1400</text:p>
          </table:table-cell>
          <table:table-cell office:value-type="float" office:value="0.00249350001104" calcext:value-type="float">
            <text:p>0.0024935</text:p>
          </table:table-cell>
        </table:table-row>
        <table:table-row table:style-name="ro1">
          <table:table-cell office:value-type="float" office:value="1.46305204988162E+018" calcext:value-type="float">
            <text:p>146305204988162000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993161E+018" calcext:value-type="float">
            <text:p>146305204993161000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4998153E+018" calcext:value-type="float">
            <text:p>146305204998153000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1400" calcext:value-type="float">
            <text:p>1400</text:p>
          </table:table-cell>
          <table:table-cell office:value-type="float" office:value="0.00249350001104" calcext:value-type="float">
            <text:p>0.0024935</text:p>
          </table:table-cell>
        </table:table-row>
        <table:table-row table:style-name="ro1">
          <table:table-cell office:value-type="float" office:value="1.46305205003158E+018" calcext:value-type="float">
            <text:p>146305205003158000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00817E+018" calcext:value-type="float">
            <text:p>146305205008170000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013153E+018" calcext:value-type="float">
            <text:p>146305205013153000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018153E+018" calcext:value-type="float">
            <text:p>146305205018153000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023156E+018" calcext:value-type="float">
            <text:p>146305205023156000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028152E+018" calcext:value-type="float">
            <text:p>146305205028152000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033155E+018" calcext:value-type="float">
            <text:p>1463052050331550000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038153E+018" calcext:value-type="float">
            <text:p>1463052050381530000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043165E+018" calcext:value-type="float">
            <text:p>14630520504316500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048163E+018" calcext:value-type="float">
            <text:p>1463052050481630000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05316E+018" calcext:value-type="float">
            <text:p>1463052050531600000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1400" calcext:value-type="float">
            <text:p>1400</text:p>
          </table:table-cell>
          <table:table-cell office:value-type="float" office:value="0.00249350001104" calcext:value-type="float">
            <text:p>0.0024935</text:p>
          </table:table-cell>
        </table:table-row>
        <table:table-row table:style-name="ro1">
          <table:table-cell office:value-type="float" office:value="1.46305205058169E+018" calcext:value-type="float">
            <text:p>1463052050581690000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063165E+018" calcext:value-type="float">
            <text:p>1463052050631650000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068167E+018" calcext:value-type="float">
            <text:p>146305205068167000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073151E+018" calcext:value-type="float">
            <text:p>1463052050731510000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078154E+018" calcext:value-type="float">
            <text:p>146305205078154000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083156E+018" calcext:value-type="float">
            <text:p>1463052050831560000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088167E+018" calcext:value-type="float">
            <text:p>1463052050881670000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093153E+018" calcext:value-type="float">
            <text:p>146305205093153000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400" calcext:value-type="float">
            <text:p>1400</text:p>
          </table:table-cell>
          <table:table-cell office:value-type="float" office:value="0.00249350001104" calcext:value-type="float">
            <text:p>0.0024935</text:p>
          </table:table-cell>
        </table:table-row>
        <table:table-row table:style-name="ro1">
          <table:table-cell office:value-type="float" office:value="1.46305205098166E+018" calcext:value-type="float">
            <text:p>1463052050981660000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103153E+018" calcext:value-type="float">
            <text:p>1463052051031530000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108166E+018" calcext:value-type="float">
            <text:p>1463052051081660000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113152E+018" calcext:value-type="float">
            <text:p>1463052051131520000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118154E+018" calcext:value-type="float">
            <text:p>1463052051181540000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123152E+018" calcext:value-type="float">
            <text:p>1463052051231520000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128166E+018" calcext:value-type="float">
            <text:p>1463052051281660000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133165E+018" calcext:value-type="float">
            <text:p>1463052051331650000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138165E+018" calcext:value-type="float">
            <text:p>1463052051381650000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143149E+018" calcext:value-type="float">
            <text:p>146305205143149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148174E+018" calcext:value-type="float">
            <text:p>1463052051481740000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153154E+018" calcext:value-type="float">
            <text:p>1463052051531540000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158161E+018" calcext:value-type="float">
            <text:p>1463052051581610000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1400" calcext:value-type="float">
            <text:p>1400</text:p>
          </table:table-cell>
          <table:table-cell office:value-type="float" office:value="0.00249350001104" calcext:value-type="float">
            <text:p>0.0024935</text:p>
          </table:table-cell>
        </table:table-row>
        <table:table-row table:style-name="ro1">
          <table:table-cell office:value-type="float" office:value="1.46305205163168E+018" calcext:value-type="float">
            <text:p>1463052051631680000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168166E+018" calcext:value-type="float">
            <text:p>1463052051681660000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173155E+018" calcext:value-type="float">
            <text:p>146305205173155000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1400" calcext:value-type="float">
            <text:p>1400</text:p>
          </table:table-cell>
          <table:table-cell office:value-type="float" office:value="0.00249350001104" calcext:value-type="float">
            <text:p>0.0024935</text:p>
          </table:table-cell>
        </table:table-row>
        <table:table-row table:style-name="ro1">
          <table:table-cell office:value-type="float" office:value="1.46305205178167E+018" calcext:value-type="float">
            <text:p>1463052051781670000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183156E+018" calcext:value-type="float">
            <text:p>1463052051831560000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188169E+018" calcext:value-type="float">
            <text:p>1463052051881690000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193151E+018" calcext:value-type="float">
            <text:p>146305205193151000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198166E+018" calcext:value-type="float">
            <text:p>1463052051981660000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203158E+018" calcext:value-type="float">
            <text:p>1463052052031580000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208172E+018" calcext:value-type="float">
            <text:p>1463052052081720000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213158E+018" calcext:value-type="float">
            <text:p>1463052052131580000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218167E+018" calcext:value-type="float">
            <text:p>1463052052181670000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223157E+018" calcext:value-type="float">
            <text:p>1463052052231570000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228166E+018" calcext:value-type="float">
            <text:p>1463052052281660000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233152E+018" calcext:value-type="float">
            <text:p>1463052052331520000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238165E+018" calcext:value-type="float">
            <text:p>1463052052381650000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243152E+018" calcext:value-type="float">
            <text:p>1463052052431520000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248156E+018" calcext:value-type="float">
            <text:p>1463052052481560000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253149E+018" calcext:value-type="float">
            <text:p>1463052052531490000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1400" calcext:value-type="float">
            <text:p>1400</text:p>
          </table:table-cell>
          <table:table-cell office:value-type="float" office:value="0.00249350001104" calcext:value-type="float">
            <text:p>0.0024935</text:p>
          </table:table-cell>
        </table:table-row>
        <table:table-row table:style-name="ro1">
          <table:table-cell office:value-type="float" office:value="1.46305205258168E+018" calcext:value-type="float">
            <text:p>1463052052581680000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1400" calcext:value-type="float">
            <text:p>1400</text:p>
          </table:table-cell>
          <table:table-cell office:value-type="float" office:value="-0.00249350001104" calcext:value-type="float">
            <text:p>-0.0024935</text:p>
          </table:table-cell>
        </table:table-row>
        <table:table-row table:style-name="ro1">
          <table:table-cell office:value-type="float" office:value="1.46305205263157E+018" calcext:value-type="float">
            <text:p>1463052052631570000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268154E+018" calcext:value-type="float">
            <text:p>1463052052681540000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27315E+018" calcext:value-type="float">
            <text:p>1463052052731500000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278166E+018" calcext:value-type="float">
            <text:p>1463052052781660000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283152E+018" calcext:value-type="float">
            <text:p>1463052052831520000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288167E+018" calcext:value-type="float">
            <text:p>1463052052881670000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293153E+018" calcext:value-type="float">
            <text:p>1463052052931530000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298169E+018" calcext:value-type="float">
            <text:p>146305205298169000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303151E+018" calcext:value-type="float">
            <text:p>1463052053031510000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1400" calcext:value-type="float">
            <text:p>1400</text:p>
          </table:table-cell>
          <table:table-cell office:value-type="float" office:value="-0.00249350001104" calcext:value-type="float">
            <text:p>-0.0024935</text:p>
          </table:table-cell>
        </table:table-row>
        <table:table-row table:style-name="ro1">
          <table:table-cell office:value-type="float" office:value="1.46305205308167E+018" calcext:value-type="float">
            <text:p>1463052053081670000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313156E+018" calcext:value-type="float">
            <text:p>1463052053131560000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1400" calcext:value-type="float">
            <text:p>1400</text:p>
          </table:table-cell>
          <table:table-cell office:value-type="float" office:value="-0.00249350001104" calcext:value-type="float">
            <text:p>-0.0024935</text:p>
          </table:table-cell>
        </table:table-row>
        <table:table-row table:style-name="ro1">
          <table:table-cell office:value-type="float" office:value="1.46305205318166E+018" calcext:value-type="float">
            <text:p>1463052053181660000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1400" calcext:value-type="float">
            <text:p>1400</text:p>
          </table:table-cell>
          <table:table-cell office:value-type="float" office:value="-0.00249350001104" calcext:value-type="float">
            <text:p>-0.0024935</text:p>
          </table:table-cell>
        </table:table-row>
        <table:table-row table:style-name="ro1">
          <table:table-cell office:value-type="float" office:value="1.46305205323154E+018" calcext:value-type="float">
            <text:p>1463052053231540000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328155E+018" calcext:value-type="float">
            <text:p>1463052053281550000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333165E+018" calcext:value-type="float">
            <text:p>1463052053331650000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1400" calcext:value-type="float">
            <text:p>1400</text:p>
          </table:table-cell>
          <table:table-cell office:value-type="float" office:value="-0.00249350001104" calcext:value-type="float">
            <text:p>-0.0024935</text:p>
          </table:table-cell>
        </table:table-row>
        <table:table-row table:style-name="ro1">
          <table:table-cell office:value-type="float" office:value="1.4630520533816E+018" calcext:value-type="float">
            <text:p>1463052053381600000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34316E+018" calcext:value-type="float">
            <text:p>1463052053431600000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348154E+018" calcext:value-type="float">
            <text:p>1463052053481540000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353153E+018" calcext:value-type="float">
            <text:p>1463052053531530000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358151E+018" calcext:value-type="float">
            <text:p>1463052053581510000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1400" calcext:value-type="float">
            <text:p>1400</text:p>
          </table:table-cell>
          <table:table-cell office:value-type="float" office:value="0.00249350001104" calcext:value-type="float">
            <text:p>0.0024935</text:p>
          </table:table-cell>
        </table:table-row>
        <table:table-row table:style-name="ro1">
          <table:table-cell office:value-type="float" office:value="1.46305205363152E+018" calcext:value-type="float">
            <text:p>1463052053631520000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368151E+018" calcext:value-type="float">
            <text:p>1463052053681510000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1400" calcext:value-type="float">
            <text:p>1400</text:p>
          </table:table-cell>
          <table:table-cell office:value-type="float" office:value="0.00249350001104" calcext:value-type="float">
            <text:p>0.0024935</text:p>
          </table:table-cell>
        </table:table-row>
        <table:table-row table:style-name="ro1">
          <table:table-cell office:value-type="float" office:value="1.46305205373163E+018" calcext:value-type="float">
            <text:p>1463052053731630000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378152E+018" calcext:value-type="float">
            <text:p>1463052053781520000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383153E+018" calcext:value-type="float">
            <text:p>1463052053831530000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388149E+018" calcext:value-type="float">
            <text:p>1463052053881490000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1400" calcext:value-type="float">
            <text:p>1400</text:p>
          </table:table-cell>
          <table:table-cell office:value-type="float" office:value="-0.00249350001104" calcext:value-type="float">
            <text:p>-0.0024935</text:p>
          </table:table-cell>
        </table:table-row>
        <table:table-row table:style-name="ro1">
          <table:table-cell office:value-type="float" office:value="1.46305205393148E+018" calcext:value-type="float">
            <text:p>146305205393148000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398151E+018" calcext:value-type="float">
            <text:p>1463052053981510000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403155E+018" calcext:value-type="float">
            <text:p>1463052054031550000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408162E+018" calcext:value-type="float">
            <text:p>1463052054081620000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413154E+018" calcext:value-type="float">
            <text:p>1463052054131540000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418154E+018" calcext:value-type="float">
            <text:p>1463052054181540000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5423153E+018" calcext:value-type="float">
            <text:p>1463052054231530000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1700" calcext:value-type="float">
            <text:p>1700</text:p>
          </table:table-cell>
          <table:table-cell office:value-type="float" office:value="-0.00997400004417" calcext:value-type="float">
            <text:p>-0.009974</text:p>
          </table:table-cell>
        </table:table-row>
        <table:table-row table:style-name="ro1">
          <table:table-cell office:value-type="float" office:value="1.46305205428166E+018" calcext:value-type="float">
            <text:p>1463052054281660000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1700" calcext:value-type="float">
            <text:p>1700</text:p>
          </table:table-cell>
          <table:table-cell office:value-type="float" office:value="0.0673245042562" calcext:value-type="float">
            <text:p>0.0673245043</text:p>
          </table:table-cell>
        </table:table-row>
        <table:table-row table:style-name="ro1">
          <table:table-cell office:value-type="float" office:value="1.46305205433153E+018" calcext:value-type="float">
            <text:p>1463052054331530000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700" calcext:value-type="float">
            <text:p>1700</text:p>
          </table:table-cell>
          <table:table-cell office:value-type="float" office:value="0.0897659957409" calcext:value-type="float">
            <text:p>0.0897659957</text:p>
          </table:table-cell>
        </table:table-row>
        <table:table-row table:style-name="ro1">
          <table:table-cell office:value-type="float" office:value="1.46305205438151E+018" calcext:value-type="float">
            <text:p>1463052054381510000</text:p>
          </table:table-cell>
          <table:table-cell/>
          <table:table-cell office:value-type="float" office:value="359" calcext:value-type="float">
            <text:p>359</text:p>
          </table:table-cell>
          <table:table-cell office:value-type="float" office:value="1700" calcext:value-type="float">
            <text:p>1700</text:p>
          </table:table-cell>
          <table:table-cell office:value-type="float" office:value="0.0972464978695" calcext:value-type="float">
            <text:p>0.0972464979</text:p>
          </table:table-cell>
        </table:table-row>
        <table:table-row table:style-name="ro1">
          <table:table-cell office:value-type="float" office:value="1.46305205443152E+018" calcext:value-type="float">
            <text:p>1463052054431520000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700" calcext:value-type="float">
            <text:p>1700</text:p>
          </table:table-cell>
          <table:table-cell office:value-type="float" office:value="0.0922594964504" calcext:value-type="float">
            <text:p>0.0922594965</text:p>
          </table:table-cell>
        </table:table-row>
        <table:table-row table:style-name="ro1">
          <table:table-cell office:value-type="float" office:value="1.46305205448156E+018" calcext:value-type="float">
            <text:p>1463052054481560000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1700" calcext:value-type="float">
            <text:p>1700</text:p>
          </table:table-cell>
          <table:table-cell office:value-type="float" office:value="0.134649008512" calcext:value-type="float">
            <text:p>0.1346490085</text:p>
          </table:table-cell>
        </table:table-row>
        <table:table-row table:style-name="ro1">
          <table:table-cell office:value-type="float" office:value="1.46305205453155E+018" calcext:value-type="float">
            <text:p>1463052054531550000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1700" calcext:value-type="float">
            <text:p>1700</text:p>
          </table:table-cell>
          <table:table-cell office:value-type="float" office:value="0.134648993611" calcext:value-type="float">
            <text:p>0.1346489936</text:p>
          </table:table-cell>
        </table:table-row>
        <table:table-row table:style-name="ro1">
          <table:table-cell office:value-type="float" office:value="1.46305205458163E+018" calcext:value-type="float">
            <text:p>1463052054581630000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1700" calcext:value-type="float">
            <text:p>1700</text:p>
          </table:table-cell>
          <table:table-cell office:value-type="float" office:value="0.129662007093" calcext:value-type="float">
            <text:p>0.1296620071</text:p>
          </table:table-cell>
        </table:table-row>
        <table:table-row table:style-name="ro1">
          <table:table-cell office:value-type="float" office:value="1.46305205463154E+018" calcext:value-type="float">
            <text:p>1463052054631540000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1700" calcext:value-type="float">
            <text:p>1700</text:p>
          </table:table-cell>
          <table:table-cell office:value-type="float" office:value="0.164571002126" calcext:value-type="float">
            <text:p>0.1645710021</text:p>
          </table:table-cell>
        </table:table-row>
        <table:table-row table:style-name="ro1">
          <table:table-cell office:value-type="float" office:value="1.46305205468155E+018" calcext:value-type="float">
            <text:p>1463052054681550000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1700" calcext:value-type="float">
            <text:p>1700</text:p>
          </table:table-cell>
          <table:table-cell office:value-type="float" office:value="0.18950599432" calcext:value-type="float">
            <text:p>0.1895059943</text:p>
          </table:table-cell>
        </table:table-row>
        <table:table-row table:style-name="ro1">
          <table:table-cell office:value-type="float" office:value="1.46305205473157E+018" calcext:value-type="float">
            <text:p>1463052054731570000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1700" calcext:value-type="float">
            <text:p>1700</text:p>
          </table:table-cell>
          <table:table-cell office:value-type="float" office:value="0.172051489353" calcext:value-type="float">
            <text:p>0.1720514894</text:p>
          </table:table-cell>
        </table:table-row>
        <table:table-row table:style-name="ro1">
          <table:table-cell office:value-type="float" office:value="1.46305205478151E+018" calcext:value-type="float">
            <text:p>1463052054781510000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float" office:value="1700" calcext:value-type="float">
            <text:p>1700</text:p>
          </table:table-cell>
          <table:table-cell office:value-type="float" office:value="0.196986496449" calcext:value-type="float">
            <text:p>0.1969864964</text:p>
          </table:table-cell>
        </table:table-row>
        <table:table-row table:style-name="ro1">
          <table:table-cell office:value-type="float" office:value="1.46305205483148E+018" calcext:value-type="float">
            <text:p>1463052054831480000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1700" calcext:value-type="float">
            <text:p>1700</text:p>
          </table:table-cell>
          <table:table-cell office:value-type="float" office:value="0.231895506382" calcext:value-type="float">
            <text:p>0.2318955064</text:p>
          </table:table-cell>
        </table:table-row>
        <table:table-row table:style-name="ro1">
          <table:table-cell office:value-type="float" office:value="1.46305205488148E+018" calcext:value-type="float">
            <text:p>1463052054881480000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1700" calcext:value-type="float">
            <text:p>1700</text:p>
          </table:table-cell>
          <table:table-cell office:value-type="float" office:value="0.219428002834" calcext:value-type="float">
            <text:p>0.2194280028</text:p>
          </table:table-cell>
        </table:table-row>
        <table:table-row table:style-name="ro1">
          <table:table-cell office:value-type="float" office:value="1.46305205493154E+018" calcext:value-type="float">
            <text:p>1463052054931540000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700" calcext:value-type="float">
            <text:p>1700</text:p>
          </table:table-cell>
          <table:table-cell office:value-type="float" office:value="0.239376008511" calcext:value-type="float">
            <text:p>0.2393760085</text:p>
          </table:table-cell>
        </table:table-row>
        <table:table-row table:style-name="ro1">
          <table:table-cell office:value-type="float" office:value="1.4630520549816E+018" calcext:value-type="float">
            <text:p>1463052054981600000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1700" calcext:value-type="float">
            <text:p>1700</text:p>
          </table:table-cell>
          <table:table-cell office:value-type="float" office:value="0.259323984385" calcext:value-type="float">
            <text:p>0.2593239844</text:p>
          </table:table-cell>
        </table:table-row>
        <table:table-row table:style-name="ro1">
          <table:table-cell office:value-type="float" office:value="1.46305205503167E+018" calcext:value-type="float">
            <text:p>1463052055031670000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1700" calcext:value-type="float">
            <text:p>1700</text:p>
          </table:table-cell>
          <table:table-cell office:value-type="float" office:value="0.269297987223" calcext:value-type="float">
            <text:p>0.2692979872</text:p>
          </table:table-cell>
        </table:table-row>
        <table:table-row table:style-name="ro1">
          <table:table-cell office:value-type="float" office:value="1.46305205508162E+018" calcext:value-type="float">
            <text:p>1463052055081620000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1700" calcext:value-type="float">
            <text:p>1700</text:p>
          </table:table-cell>
          <table:table-cell office:value-type="float" office:value="0.286752492189" calcext:value-type="float">
            <text:p>0.2867524922</text:p>
          </table:table-cell>
        </table:table-row>
        <table:table-row table:style-name="ro1">
          <table:table-cell office:value-type="float" office:value="1.46305205513151E+018" calcext:value-type="float">
            <text:p>1463052055131510000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1700" calcext:value-type="float">
            <text:p>1700</text:p>
          </table:table-cell>
          <table:table-cell office:value-type="float" office:value="0.296726495028" calcext:value-type="float">
            <text:p>0.296726495</text:p>
          </table:table-cell>
        </table:table-row>
        <table:table-row table:style-name="ro1">
          <table:table-cell office:value-type="float" office:value="1.46305205518168E+018" calcext:value-type="float">
            <text:p>1463052055181680000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1700" calcext:value-type="float">
            <text:p>1700</text:p>
          </table:table-cell>
          <table:table-cell office:value-type="float" office:value="0.33662250638" calcext:value-type="float">
            <text:p>0.3366225064</text:p>
          </table:table-cell>
        </table:table-row>
        <table:table-row table:style-name="ro1">
          <table:table-cell office:value-type="float" office:value="1.46305205523168E+018" calcext:value-type="float">
            <text:p>1463052055231680000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1700" calcext:value-type="float">
            <text:p>1700</text:p>
          </table:table-cell>
          <table:table-cell office:value-type="float" office:value="0.334129005671" calcext:value-type="float">
            <text:p>0.3341290057</text:p>
          </table:table-cell>
        </table:table-row>
        <table:table-row table:style-name="ro1">
          <table:table-cell office:value-type="float" office:value="1.46305205528168E+018" calcext:value-type="float">
            <text:p>1463052055281680000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1700" calcext:value-type="float">
            <text:p>1700</text:p>
          </table:table-cell>
          <table:table-cell office:value-type="float" office:value="0.361557483673" calcext:value-type="float">
            <text:p>0.3615574837</text:p>
          </table:table-cell>
        </table:table-row>
        <table:table-row table:style-name="ro1">
          <table:table-cell office:value-type="float" office:value="1.46305205533151E+018" calcext:value-type="float">
            <text:p>1463052055331510000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1700" calcext:value-type="float">
            <text:p>1700</text:p>
          </table:table-cell>
          <table:table-cell office:value-type="float" office:value="0.381505489349" calcext:value-type="float">
            <text:p>0.3815054893</text:p>
          </table:table-cell>
        </table:table-row>
        <table:table-row table:style-name="ro1">
          <table:table-cell office:value-type="float" office:value="1.46305205538152E+018" calcext:value-type="float">
            <text:p>1463052055381520000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1700" calcext:value-type="float">
            <text:p>1700</text:p>
          </table:table-cell>
          <table:table-cell office:value-type="float" office:value="0.403946995735" calcext:value-type="float">
            <text:p>0.4039469957</text:p>
          </table:table-cell>
        </table:table-row>
        <table:table-row table:style-name="ro1">
          <table:table-cell office:value-type="float" office:value="1.46305205543167E+018" calcext:value-type="float">
            <text:p>1463052055431670000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1700" calcext:value-type="float">
            <text:p>1700</text:p>
          </table:table-cell>
          <table:table-cell office:value-type="float" office:value="0.406440496445" calcext:value-type="float">
            <text:p>0.4064404964</text:p>
          </table:table-cell>
        </table:table-row>
        <table:table-row table:style-name="ro1">
          <table:table-cell office:value-type="float" office:value="1.46305205548167E+018" calcext:value-type="float">
            <text:p>1463052055481670000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1700" calcext:value-type="float">
            <text:p>1700</text:p>
          </table:table-cell>
          <table:table-cell office:value-type="float" office:value="0.421401500702" calcext:value-type="float">
            <text:p>0.4214015007</text:p>
          </table:table-cell>
        </table:table-row>
        <table:table-row table:style-name="ro1">
          <table:table-cell office:value-type="float" office:value="1.46305205553169E+018" calcext:value-type="float">
            <text:p>1463052055531690000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1700" calcext:value-type="float">
            <text:p>1700</text:p>
          </table:table-cell>
          <table:table-cell office:value-type="float" office:value="0.438856005669" calcext:value-type="float">
            <text:p>0.4388560057</text:p>
          </table:table-cell>
        </table:table-row>
        <table:table-row table:style-name="ro1">
          <table:table-cell office:value-type="float" office:value="1.46305205558156E+018" calcext:value-type="float">
            <text:p>1463052055581560000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1700" calcext:value-type="float">
            <text:p>1700</text:p>
          </table:table-cell>
          <table:table-cell office:value-type="float" office:value="0.428882002831" calcext:value-type="float">
            <text:p>0.4288820028</text:p>
          </table:table-cell>
        </table:table-row>
        <table:table-row table:style-name="ro1">
          <table:table-cell office:value-type="float" office:value="1.46305205563154E+018" calcext:value-type="float">
            <text:p>1463052055631540000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1700" calcext:value-type="float">
            <text:p>1700</text:p>
          </table:table-cell>
          <table:table-cell office:value-type="float" office:value="0.448830008507" calcext:value-type="float">
            <text:p>0.4488300085</text:p>
          </table:table-cell>
        </table:table-row>
        <table:table-row table:style-name="ro1">
          <table:table-cell office:value-type="float" office:value="1.46305205568166E+018" calcext:value-type="float">
            <text:p>1463052055681660000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1700" calcext:value-type="float">
            <text:p>1700</text:p>
          </table:table-cell>
          <table:table-cell office:value-type="float" office:value="0.453817009926" calcext:value-type="float">
            <text:p>0.4538170099</text:p>
          </table:table-cell>
        </table:table-row>
        <table:table-row table:style-name="ro1">
          <table:table-cell office:value-type="float" office:value="1.46305205573153E+018" calcext:value-type="float">
            <text:p>1463052055731530000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float" office:value="1700" calcext:value-type="float">
            <text:p>1700</text:p>
          </table:table-cell>
          <table:table-cell office:value-type="float" office:value="0.466284513474" calcext:value-type="float">
            <text:p>0.4662845135</text:p>
          </table:table-cell>
        </table:table-row>
        <table:table-row table:style-name="ro1">
          <table:table-cell office:value-type="float" office:value="1.46305205578151E+018" calcext:value-type="float">
            <text:p>1463052055781510000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1700" calcext:value-type="float">
            <text:p>1700</text:p>
          </table:table-cell>
          <table:table-cell office:value-type="float" office:value="0.488726019859" calcext:value-type="float">
            <text:p>0.4887260199</text:p>
          </table:table-cell>
        </table:table-row>
        <table:table-row table:style-name="ro1">
          <table:table-cell office:value-type="float" office:value="1.46305205583159E+018" calcext:value-type="float">
            <text:p>1463052055831590000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1700" calcext:value-type="float">
            <text:p>1700</text:p>
          </table:table-cell>
          <table:table-cell office:value-type="float" office:value="0.541089475155" calcext:value-type="float">
            <text:p>0.5410894752</text:p>
          </table:table-cell>
        </table:table-row>
        <table:table-row table:style-name="ro1">
          <table:table-cell office:value-type="float" office:value="1.46305205588154E+018" calcext:value-type="float">
            <text:p>1463052055881540000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1700" calcext:value-type="float">
            <text:p>1700</text:p>
          </table:table-cell>
          <table:table-cell office:value-type="float" office:value="0.521141469479" calcext:value-type="float">
            <text:p>0.5211414695</text:p>
          </table:table-cell>
        </table:table-row>
        <table:table-row table:style-name="ro1">
          <table:table-cell office:value-type="float" office:value="1.46305205593153E+018" calcext:value-type="float">
            <text:p>1463052055931530000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700" calcext:value-type="float">
            <text:p>1700</text:p>
          </table:table-cell>
          <table:table-cell office:value-type="float" office:value="0.491219490767" calcext:value-type="float">
            <text:p>0.4912194908</text:p>
          </table:table-cell>
        </table:table-row>
        <table:table-row table:style-name="ro1">
          <table:table-cell office:value-type="float" office:value="1.46305205598163E+018" calcext:value-type="float">
            <text:p>1463052055981630000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1700" calcext:value-type="float">
            <text:p>1700</text:p>
          </table:table-cell>
          <table:table-cell office:value-type="float" office:value="0.513661026955" calcext:value-type="float">
            <text:p>0.513661027</text:p>
          </table:table-cell>
        </table:table-row>
        <table:table-row table:style-name="ro1">
          <table:table-cell office:value-type="float" office:value="1.46305205603158E+018" calcext:value-type="float">
            <text:p>1463052056031580000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float" office:value="1700" calcext:value-type="float">
            <text:p>1700</text:p>
          </table:table-cell>
          <table:table-cell office:value-type="float" office:value="0.528622031212" calcext:value-type="float">
            <text:p>0.5286220312</text:p>
          </table:table-cell>
        </table:table-row>
        <table:table-row table:style-name="ro1">
          <table:table-cell office:value-type="float" office:value="1.46305205608152E+018" calcext:value-type="float">
            <text:p>1463052056081520000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1700" calcext:value-type="float">
            <text:p>1700</text:p>
          </table:table-cell>
          <table:table-cell office:value-type="float" office:value="0.533608973026" calcext:value-type="float">
            <text:p>0.533608973</text:p>
          </table:table-cell>
        </table:table-row>
        <table:table-row table:style-name="ro1">
          <table:table-cell office:value-type="float" office:value="1.46305205613153E+018" calcext:value-type="float">
            <text:p>1463052056131530000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1700" calcext:value-type="float">
            <text:p>1700</text:p>
          </table:table-cell>
          <table:table-cell office:value-type="float" office:value="0.551063537598" calcext:value-type="float">
            <text:p>0.5510635376</text:p>
          </table:table-cell>
        </table:table-row>
        <table:table-row table:style-name="ro1">
          <table:table-cell office:value-type="float" office:value="1.46305205618155E+018" calcext:value-type="float">
            <text:p>1463052056181550000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1700" calcext:value-type="float">
            <text:p>1700</text:p>
          </table:table-cell>
          <table:table-cell office:value-type="float" office:value="0.558543980122" calcext:value-type="float">
            <text:p>0.5585439801</text:p>
          </table:table-cell>
        </table:table-row>
        <table:table-row table:style-name="ro1">
          <table:table-cell office:value-type="float" office:value="1.46305205623154E+018" calcext:value-type="float">
            <text:p>1463052056231540000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1700" calcext:value-type="float">
            <text:p>1700</text:p>
          </table:table-cell>
          <table:table-cell office:value-type="float" office:value="0.553556978703" calcext:value-type="float">
            <text:p>0.5535569787</text:p>
          </table:table-cell>
        </table:table-row>
        <table:table-row table:style-name="ro1">
          <table:table-cell office:value-type="float" office:value="1.46305205628154E+018" calcext:value-type="float">
            <text:p>1463052056281540000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1700" calcext:value-type="float">
            <text:p>1700</text:p>
          </table:table-cell>
          <table:table-cell office:value-type="float" office:value="0.558543980122" calcext:value-type="float">
            <text:p>0.5585439801</text:p>
          </table:table-cell>
        </table:table-row>
        <table:table-row table:style-name="ro1">
          <table:table-cell office:value-type="float" office:value="1.46305205633151E+018" calcext:value-type="float">
            <text:p>1463052056331510000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1700" calcext:value-type="float">
            <text:p>1700</text:p>
          </table:table-cell>
          <table:table-cell office:value-type="float" office:value="0.578491985798" calcext:value-type="float">
            <text:p>0.5784919858</text:p>
          </table:table-cell>
        </table:table-row>
        <table:table-row table:style-name="ro1">
          <table:table-cell office:value-type="float" office:value="1.46305205638166E+018" calcext:value-type="float">
            <text:p>1463052056381660000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1700" calcext:value-type="float">
            <text:p>1700</text:p>
          </table:table-cell>
          <table:table-cell office:value-type="float" office:value="0.585972487926" calcext:value-type="float">
            <text:p>0.5859724879</text:p>
          </table:table-cell>
        </table:table-row>
        <table:table-row table:style-name="ro1">
          <table:table-cell office:value-type="float" office:value="1.46305205643155E+018" calcext:value-type="float">
            <text:p>146305205643155000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700" calcext:value-type="float">
            <text:p>1700</text:p>
          </table:table-cell>
          <table:table-cell office:value-type="float" office:value="0.593452990055" calcext:value-type="float">
            <text:p>0.5934529901</text:p>
          </table:table-cell>
        </table:table-row>
        <table:table-row table:style-name="ro1">
          <table:table-cell office:value-type="float" office:value="1.46305205648155E+018" calcext:value-type="float">
            <text:p>1463052056481550000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1700" calcext:value-type="float">
            <text:p>1700</text:p>
          </table:table-cell>
          <table:table-cell office:value-type="float" office:value="0.61838799715" calcext:value-type="float">
            <text:p>0.6183879972</text:p>
          </table:table-cell>
        </table:table-row>
        <table:table-row table:style-name="ro1">
          <table:table-cell office:value-type="float" office:value="1.4630520565315E+018" calcext:value-type="float">
            <text:p>1463052056531500000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1700" calcext:value-type="float">
            <text:p>1700</text:p>
          </table:table-cell>
          <table:table-cell office:value-type="float" office:value="0.588465988636" calcext:value-type="float">
            <text:p>0.5884659886</text:p>
          </table:table-cell>
        </table:table-row>
        <table:table-row table:style-name="ro1">
          <table:table-cell office:value-type="float" office:value="1.46305205658153E+018" calcext:value-type="float">
            <text:p>1463052056581530000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1700" calcext:value-type="float">
            <text:p>1700</text:p>
          </table:table-cell>
          <table:table-cell office:value-type="float" office:value="0.625868499279" calcext:value-type="float">
            <text:p>0.6258684993</text:p>
          </table:table-cell>
        </table:table-row>
        <table:table-row table:style-name="ro1">
          <table:table-cell office:value-type="float" office:value="1.46305205663152E+018" calcext:value-type="float">
            <text:p>1463052056631520000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1700" calcext:value-type="float">
            <text:p>1700</text:p>
          </table:table-cell>
          <table:table-cell office:value-type="float" office:value="0.625868499279" calcext:value-type="float">
            <text:p>0.6258684993</text:p>
          </table:table-cell>
        </table:table-row>
        <table:table-row table:style-name="ro1">
          <table:table-cell office:value-type="float" office:value="1.46305205668167E+018" calcext:value-type="float">
            <text:p>1463052056681670000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1700" calcext:value-type="float">
            <text:p>1700</text:p>
          </table:table-cell>
          <table:table-cell office:value-type="float" office:value="0.625868499279" calcext:value-type="float">
            <text:p>0.6258684993</text:p>
          </table:table-cell>
        </table:table-row>
        <table:table-row table:style-name="ro1">
          <table:table-cell office:value-type="float" office:value="1.46305205673166E+018" calcext:value-type="float">
            <text:p>1463052056731660000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1700" calcext:value-type="float">
            <text:p>1700</text:p>
          </table:table-cell>
          <table:table-cell office:value-type="float" office:value="0.630855500698" calcext:value-type="float">
            <text:p>0.6308555007</text:p>
          </table:table-cell>
        </table:table-row>
        <table:table-row table:style-name="ro1">
          <table:table-cell office:value-type="float" office:value="1.46305205678163E+018" calcext:value-type="float">
            <text:p>1463052056781630000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1700" calcext:value-type="float">
            <text:p>1700</text:p>
          </table:table-cell>
          <table:table-cell office:value-type="float" office:value="0.640829503536" calcext:value-type="float">
            <text:p>0.6408295035</text:p>
          </table:table-cell>
        </table:table-row>
        <table:table-row table:style-name="ro1">
          <table:table-cell office:value-type="float" office:value="1.46305205683153E+018" calcext:value-type="float">
            <text:p>1463052056831530000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1700" calcext:value-type="float">
            <text:p>1700</text:p>
          </table:table-cell>
          <table:table-cell office:value-type="float" office:value="0.628361999989" calcext:value-type="float">
            <text:p>0.628362</text:p>
          </table:table-cell>
        </table:table-row>
        <table:table-row table:style-name="ro1">
          <table:table-cell office:value-type="float" office:value="1.46305205688173E+018" calcext:value-type="float">
            <text:p>1463052056881730000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1700" calcext:value-type="float">
            <text:p>1700</text:p>
          </table:table-cell>
          <table:table-cell office:value-type="float" office:value="0.580985486507" calcext:value-type="float">
            <text:p>0.5809854865</text:p>
          </table:table-cell>
        </table:table-row>
        <table:table-row table:style-name="ro1">
          <table:table-cell office:value-type="float" office:value="1.46305205693165E+018" calcext:value-type="float">
            <text:p>1463052056931650000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700" calcext:value-type="float">
            <text:p>1700</text:p>
          </table:table-cell>
          <table:table-cell office:value-type="float" office:value="0.54108953476" calcext:value-type="float">
            <text:p>0.5410895348</text:p>
          </table:table-cell>
        </table:table-row>
        <table:table-row table:style-name="ro1">
          <table:table-cell office:value-type="float" office:value="1.46305205698167E+018" calcext:value-type="float">
            <text:p>1463052056981670000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1700" calcext:value-type="float">
            <text:p>1700</text:p>
          </table:table-cell>
          <table:table-cell office:value-type="float" office:value="0.546076536179" calcext:value-type="float">
            <text:p>0.5460765362</text:p>
          </table:table-cell>
        </table:table-row>
        <table:table-row table:style-name="ro1">
          <table:table-cell office:value-type="float" office:value="1.46305205703152E+018" calcext:value-type="float">
            <text:p>1463052057031520000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1700" calcext:value-type="float">
            <text:p>1700</text:p>
          </table:table-cell>
          <table:table-cell office:value-type="float" office:value="0.546076536179" calcext:value-type="float">
            <text:p>0.5460765362</text:p>
          </table:table-cell>
        </table:table-row>
        <table:table-row table:style-name="ro1">
          <table:table-cell office:value-type="float" office:value="1.46305205708155E+018" calcext:value-type="float">
            <text:p>1463052057081550000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1700" calcext:value-type="float">
            <text:p>1700</text:p>
          </table:table-cell>
          <table:table-cell office:value-type="float" office:value="0.551063537598" calcext:value-type="float">
            <text:p>0.5510635376</text:p>
          </table:table-cell>
        </table:table-row>
        <table:table-row table:style-name="ro1">
          <table:table-cell office:value-type="float" office:value="1.46305205713166E+018" calcext:value-type="float">
            <text:p>1463052057131660000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1700" calcext:value-type="float">
            <text:p>1700</text:p>
          </table:table-cell>
          <table:table-cell office:value-type="float" office:value="0.553557038307" calcext:value-type="float">
            <text:p>0.5535570383</text:p>
          </table:table-cell>
        </table:table-row>
        <table:table-row table:style-name="ro1">
          <table:table-cell office:value-type="float" office:value="1.46305205718165E+018" calcext:value-type="float">
            <text:p>1463052057181650000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1700" calcext:value-type="float">
            <text:p>1700</text:p>
          </table:table-cell>
          <table:table-cell office:value-type="float" office:value="0.571011543274" calcext:value-type="float">
            <text:p>0.5710115433</text:p>
          </table:table-cell>
        </table:table-row>
        <table:table-row table:style-name="ro1">
          <table:table-cell office:value-type="float" office:value="1.4630520572315E+018" calcext:value-type="float">
            <text:p>1463052057231500000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1700" calcext:value-type="float">
            <text:p>1700</text:p>
          </table:table-cell>
          <table:table-cell office:value-type="float" office:value="0.573505043983" calcext:value-type="float">
            <text:p>0.573505044</text:p>
          </table:table-cell>
        </table:table-row>
        <table:table-row table:style-name="ro1">
          <table:table-cell office:value-type="float" office:value="1.46305205728171E+018" calcext:value-type="float">
            <text:p>1463052057281710000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1700" calcext:value-type="float">
            <text:p>1700</text:p>
          </table:table-cell>
          <table:table-cell office:value-type="float" office:value="0.571011543274" calcext:value-type="float">
            <text:p>0.5710115433</text:p>
          </table:table-cell>
        </table:table-row>
        <table:table-row table:style-name="ro1">
          <table:table-cell office:value-type="float" office:value="1.46305205733153E+018" calcext:value-type="float">
            <text:p>1463052057331530000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1700" calcext:value-type="float">
            <text:p>1700</text:p>
          </table:table-cell>
          <table:table-cell office:value-type="float" office:value="0.578492045403" calcext:value-type="float">
            <text:p>0.5784920454</text:p>
          </table:table-cell>
        </table:table-row>
        <table:table-row table:style-name="ro1">
          <table:table-cell office:value-type="float" office:value="1.46305205738159E+018" calcext:value-type="float">
            <text:p>1463052057381590000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1700" calcext:value-type="float">
            <text:p>1700</text:p>
          </table:table-cell>
          <table:table-cell office:value-type="float" office:value="0.568518042564" calcext:value-type="float">
            <text:p>0.5685180426</text:p>
          </table:table-cell>
        </table:table-row>
        <table:table-row table:style-name="ro1">
          <table:table-cell office:value-type="float" office:value="1.46305205743166E+018" calcext:value-type="float">
            <text:p>1463052057431660000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1700" calcext:value-type="float">
            <text:p>1700</text:p>
          </table:table-cell>
          <table:table-cell office:value-type="float" office:value="0.575998544693" calcext:value-type="float">
            <text:p>0.5759985447</text:p>
          </table:table-cell>
        </table:table-row>
        <table:table-row table:style-name="ro1">
          <table:table-cell office:value-type="float" office:value="1.46305205748165E+018" calcext:value-type="float">
            <text:p>1463052057481650000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1700" calcext:value-type="float">
            <text:p>1700</text:p>
          </table:table-cell>
          <table:table-cell office:value-type="float" office:value="0.566024541855" calcext:value-type="float">
            <text:p>0.5660245419</text:p>
          </table:table-cell>
        </table:table-row>
        <table:table-row table:style-name="ro1">
          <table:table-cell office:value-type="float" office:value="1.46305205753158E+018" calcext:value-type="float">
            <text:p>1463052057531580000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float" office:value="1700" calcext:value-type="float">
            <text:p>1700</text:p>
          </table:table-cell>
          <table:table-cell office:value-type="float" office:value="0.595946550369" calcext:value-type="float">
            <text:p>0.5959465504</text:p>
          </table:table-cell>
        </table:table-row>
        <table:table-row table:style-name="ro1">
          <table:table-cell office:value-type="float" office:value="1.46305205758155E+018" calcext:value-type="float">
            <text:p>1463052057581550000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float" office:value="1700" calcext:value-type="float">
            <text:p>1700</text:p>
          </table:table-cell>
          <table:table-cell office:value-type="float" office:value="0.580985546112" calcext:value-type="float">
            <text:p>0.5809855461</text:p>
          </table:table-cell>
        </table:table-row>
        <table:table-row table:style-name="ro1">
          <table:table-cell office:value-type="float" office:value="1.46305205763157E+018" calcext:value-type="float">
            <text:p>1463052057631570000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1700" calcext:value-type="float">
            <text:p>1700</text:p>
          </table:table-cell>
          <table:table-cell office:value-type="float" office:value="0.59345304966" calcext:value-type="float">
            <text:p>0.5934530497</text:p>
          </table:table-cell>
        </table:table-row>
        <table:table-row table:style-name="ro1">
          <table:table-cell office:value-type="float" office:value="1.46305205768162E+018" calcext:value-type="float">
            <text:p>1463052057681620000</text:p>
          </table:table-cell>
          <table:table-cell/>
          <table:table-cell office:value-type="float" office:value="425" calcext:value-type="float">
            <text:p>425</text:p>
          </table:table-cell>
          <table:table-cell office:value-type="float" office:value="1700" calcext:value-type="float">
            <text:p>1700</text:p>
          </table:table-cell>
          <table:table-cell office:value-type="float" office:value="0.583479046822" calcext:value-type="float">
            <text:p>0.5834790468</text:p>
          </table:table-cell>
        </table:table-row>
        <table:table-row table:style-name="ro1">
          <table:table-cell office:value-type="float" office:value="1.46305205773151E+018" calcext:value-type="float">
            <text:p>1463052057731510000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1700" calcext:value-type="float">
            <text:p>1700</text:p>
          </table:table-cell>
          <table:table-cell office:value-type="float" office:value="0.595946550369" calcext:value-type="float">
            <text:p>0.5959465504</text:p>
          </table:table-cell>
        </table:table-row>
        <table:table-row table:style-name="ro1">
          <table:table-cell office:value-type="float" office:value="1.46305205778169E+018" calcext:value-type="float">
            <text:p>1463052057781690000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1700" calcext:value-type="float">
            <text:p>1700</text:p>
          </table:table-cell>
          <table:table-cell office:value-type="float" office:value="0.59095954895" calcext:value-type="float">
            <text:p>0.590959549</text:p>
          </table:table-cell>
        </table:table-row>
        <table:table-row table:style-name="ro1">
          <table:table-cell office:value-type="float" office:value="1.46305205783169E+018" calcext:value-type="float">
            <text:p>1463052057831690000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1700" calcext:value-type="float">
            <text:p>1700</text:p>
          </table:table-cell>
          <table:table-cell office:value-type="float" office:value="0.580985546112" calcext:value-type="float">
            <text:p>0.5809855461</text:p>
          </table:table-cell>
        </table:table-row>
        <table:table-row table:style-name="ro1">
          <table:table-cell office:value-type="float" office:value="1.46305205788155E+018" calcext:value-type="float">
            <text:p>1463052057881550000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1700" calcext:value-type="float">
            <text:p>1700</text:p>
          </table:table-cell>
          <table:table-cell office:value-type="float" office:value="0.585972547531" calcext:value-type="float">
            <text:p>0.5859725475</text:p>
          </table:table-cell>
        </table:table-row>
        <table:table-row table:style-name="ro1">
          <table:table-cell office:value-type="float" office:value="1.46305205793169E+018" calcext:value-type="float">
            <text:p>1463052057931690000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1700" calcext:value-type="float">
            <text:p>1700</text:p>
          </table:table-cell>
          <table:table-cell office:value-type="float" office:value="0.585972547531" calcext:value-type="float">
            <text:p>0.5859725475</text:p>
          </table:table-cell>
        </table:table-row>
        <table:table-row table:style-name="ro1">
          <table:table-cell office:value-type="float" office:value="1.46305205798169E+018" calcext:value-type="float">
            <text:p>1463052057981690000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1700" calcext:value-type="float">
            <text:p>1700</text:p>
          </table:table-cell>
          <table:table-cell office:value-type="float" office:value="0.588466048241" calcext:value-type="float">
            <text:p>0.5884660482</text:p>
          </table:table-cell>
        </table:table-row>
        <table:table-row table:style-name="ro1">
          <table:table-cell office:value-type="float" office:value="1.46305205803153E+018" calcext:value-type="float">
            <text:p>1463052058031530000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1700" calcext:value-type="float">
            <text:p>1700</text:p>
          </table:table-cell>
          <table:table-cell office:value-type="float" office:value="0.588466048241" calcext:value-type="float">
            <text:p>0.5884660482</text:p>
          </table:table-cell>
        </table:table-row>
        <table:table-row table:style-name="ro1">
          <table:table-cell office:value-type="float" office:value="1.46305205808165E+018" calcext:value-type="float">
            <text:p>1463052058081650000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1700" calcext:value-type="float">
            <text:p>1700</text:p>
          </table:table-cell>
          <table:table-cell office:value-type="float" office:value="0.585972547531" calcext:value-type="float">
            <text:p>0.5859725475</text:p>
          </table:table-cell>
        </table:table-row>
        <table:table-row table:style-name="ro1">
          <table:table-cell office:value-type="float" office:value="1.46305205813168E+018" calcext:value-type="float">
            <text:p>1463052058131680000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1700" calcext:value-type="float">
            <text:p>1700</text:p>
          </table:table-cell>
          <table:table-cell office:value-type="float" office:value="0.585972547531" calcext:value-type="float">
            <text:p>0.5859725475</text:p>
          </table:table-cell>
        </table:table-row>
        <table:table-row table:style-name="ro1">
          <table:table-cell office:value-type="float" office:value="1.46305205818167E+018" calcext:value-type="float">
            <text:p>1463052058181670000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1700" calcext:value-type="float">
            <text:p>1700</text:p>
          </table:table-cell>
          <table:table-cell office:value-type="float" office:value="0.59095954895" calcext:value-type="float">
            <text:p>0.590959549</text:p>
          </table:table-cell>
        </table:table-row>
        <table:table-row table:style-name="ro1">
          <table:table-cell office:value-type="float" office:value="1.46305205823181E+018" calcext:value-type="float">
            <text:p>1463052058231810000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1700" calcext:value-type="float">
            <text:p>1700</text:p>
          </table:table-cell>
          <table:table-cell office:value-type="float" office:value="0.595946550369" calcext:value-type="float">
            <text:p>0.5959465504</text:p>
          </table:table-cell>
        </table:table-row>
        <table:table-row table:style-name="ro1">
          <table:table-cell office:value-type="float" office:value="1.46305205828174E+018" calcext:value-type="float">
            <text:p>1463052058281740000</text:p>
          </table:table-cell>
          <table:table-cell/>
          <table:table-cell office:value-type="float" office:value="437" calcext:value-type="float">
            <text:p>437</text:p>
          </table:table-cell>
          <table:table-cell office:value-type="float" office:value="1700" calcext:value-type="float">
            <text:p>1700</text:p>
          </table:table-cell>
          <table:table-cell office:value-type="float" office:value="0.598440051079" calcext:value-type="float">
            <text:p>0.5984400511</text:p>
          </table:table-cell>
        </table:table-row>
        <table:table-row table:style-name="ro1">
          <table:table-cell office:value-type="float" office:value="1.46305205833159E+018" calcext:value-type="float">
            <text:p>1463052058331590000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1700" calcext:value-type="float">
            <text:p>1700</text:p>
          </table:table-cell>
          <table:table-cell office:value-type="float" office:value="0.588466048241" calcext:value-type="float">
            <text:p>0.5884660482</text:p>
          </table:table-cell>
        </table:table-row>
        <table:table-row table:style-name="ro1">
          <table:table-cell office:value-type="float" office:value="1.46305205838154E+018" calcext:value-type="float">
            <text:p>1463052058381540000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1700" calcext:value-type="float">
            <text:p>1700</text:p>
          </table:table-cell>
          <table:table-cell office:value-type="float" office:value="0.583479046822" calcext:value-type="float">
            <text:p>0.5834790468</text:p>
          </table:table-cell>
        </table:table-row>
        <table:table-row table:style-name="ro1">
          <table:table-cell office:value-type="float" office:value="1.46305205843167E+018" calcext:value-type="float">
            <text:p>1463052058431670000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1700" calcext:value-type="float">
            <text:p>1700</text:p>
          </table:table-cell>
          <table:table-cell office:value-type="float" office:value="0.59345304966" calcext:value-type="float">
            <text:p>0.5934530497</text:p>
          </table:table-cell>
        </table:table-row>
        <table:table-row table:style-name="ro1">
          <table:table-cell office:value-type="float" office:value="1.46305205848173E+018" calcext:value-type="float">
            <text:p>1463052058481730000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1700" calcext:value-type="float">
            <text:p>1700</text:p>
          </table:table-cell>
          <table:table-cell office:value-type="float" office:value="0.588466048241" calcext:value-type="float">
            <text:p>0.5884660482</text:p>
          </table:table-cell>
        </table:table-row>
        <table:table-row table:style-name="ro1">
          <table:table-cell office:value-type="float" office:value="1.46305205853154E+018" calcext:value-type="float">
            <text:p>1463052058531540000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1700" calcext:value-type="float">
            <text:p>1700</text:p>
          </table:table-cell>
          <table:table-cell office:value-type="float" office:value="0.59345304966" calcext:value-type="float">
            <text:p>0.5934530497</text:p>
          </table:table-cell>
        </table:table-row>
        <table:table-row table:style-name="ro1">
          <table:table-cell office:value-type="float" office:value="1.46305205858165E+018" calcext:value-type="float">
            <text:p>1463052058581650000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1700" calcext:value-type="float">
            <text:p>1700</text:p>
          </table:table-cell>
          <table:table-cell office:value-type="float" office:value="0.59345304966" calcext:value-type="float">
            <text:p>0.5934530497</text:p>
          </table:table-cell>
        </table:table-row>
        <table:table-row table:style-name="ro1">
          <table:table-cell office:value-type="float" office:value="1.46305205863154E+018" calcext:value-type="float">
            <text:p>1463052058631540000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1700" calcext:value-type="float">
            <text:p>1700</text:p>
          </table:table-cell>
          <table:table-cell office:value-type="float" office:value="0.583479046822" calcext:value-type="float">
            <text:p>0.5834790468</text:p>
          </table:table-cell>
        </table:table-row>
        <table:table-row table:style-name="ro1">
          <table:table-cell office:value-type="float" office:value="1.46305205868166E+018" calcext:value-type="float">
            <text:p>1463052058681660000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1700" calcext:value-type="float">
            <text:p>1700</text:p>
          </table:table-cell>
          <table:table-cell office:value-type="float" office:value="0.585972547531" calcext:value-type="float">
            <text:p>0.5859725475</text:p>
          </table:table-cell>
        </table:table-row>
        <table:table-row table:style-name="ro1">
          <table:table-cell office:value-type="float" office:value="1.46305205873154E+018" calcext:value-type="float">
            <text:p>1463052058731540000</text:p>
          </table:table-cell>
          <table:table-cell/>
          <table:table-cell office:value-type="float" office:value="446" calcext:value-type="float">
            <text:p>446</text:p>
          </table:table-cell>
          <table:table-cell office:value-type="float" office:value="1700" calcext:value-type="float">
            <text:p>1700</text:p>
          </table:table-cell>
          <table:table-cell office:value-type="float" office:value="0.583479046822" calcext:value-type="float">
            <text:p>0.5834790468</text:p>
          </table:table-cell>
        </table:table-row>
        <table:table-row table:style-name="ro1">
          <table:table-cell office:value-type="float" office:value="1.46305205878167E+018" calcext:value-type="float">
            <text:p>1463052058781670000</text:p>
          </table:table-cell>
          <table:table-cell/>
          <table:table-cell office:value-type="float" office:value="447" calcext:value-type="float">
            <text:p>447</text:p>
          </table:table-cell>
          <table:table-cell office:value-type="float" office:value="1700" calcext:value-type="float">
            <text:p>1700</text:p>
          </table:table-cell>
          <table:table-cell office:value-type="float" office:value="0.585972547531" calcext:value-type="float">
            <text:p>0.5859725475</text:p>
          </table:table-cell>
        </table:table-row>
        <table:table-row table:style-name="ro1">
          <table:table-cell office:value-type="float" office:value="1.46305205883158E+018" calcext:value-type="float">
            <text:p>1463052058831580000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1700" calcext:value-type="float">
            <text:p>1700</text:p>
          </table:table-cell>
          <table:table-cell office:value-type="float" office:value="0.59095954895" calcext:value-type="float">
            <text:p>0.590959549</text:p>
          </table:table-cell>
        </table:table-row>
        <table:table-row table:style-name="ro1">
          <table:table-cell office:value-type="float" office:value="1.46305205888162E+018" calcext:value-type="float">
            <text:p>1463052058881620000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1700" calcext:value-type="float">
            <text:p>1700</text:p>
          </table:table-cell>
          <table:table-cell office:value-type="float" office:value="0.598440051079" calcext:value-type="float">
            <text:p>0.5984400511</text:p>
          </table:table-cell>
        </table:table-row>
        <table:table-row table:style-name="ro1">
          <table:table-cell office:value-type="float" office:value="1.46305205893164E+018" calcext:value-type="float">
            <text:p>146305205893164000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700" calcext:value-type="float">
            <text:p>1700</text:p>
          </table:table-cell>
          <table:table-cell office:value-type="float" office:value="0.583479046822" calcext:value-type="float">
            <text:p>0.5834790468</text:p>
          </table:table-cell>
        </table:table-row>
        <table:table-row table:style-name="ro1">
          <table:table-cell office:value-type="float" office:value="1.46305205898166E+018" calcext:value-type="float">
            <text:p>1463052058981660000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float" office:value="1700" calcext:value-type="float">
            <text:p>1700</text:p>
          </table:table-cell>
          <table:table-cell office:value-type="float" office:value="0.585972547531" calcext:value-type="float">
            <text:p>0.5859725475</text:p>
          </table:table-cell>
        </table:table-row>
        <table:table-row table:style-name="ro1">
          <table:table-cell office:value-type="float" office:value="1.46305205903154E+018" calcext:value-type="float">
            <text:p>1463052059031540000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float" office:value="1700" calcext:value-type="float">
            <text:p>1700</text:p>
          </table:table-cell>
          <table:table-cell office:value-type="float" office:value="0.598440051079" calcext:value-type="float">
            <text:p>0.5984400511</text:p>
          </table:table-cell>
        </table:table-row>
        <table:table-row table:style-name="ro1">
          <table:table-cell office:value-type="float" office:value="1.46305205908165E+018" calcext:value-type="float">
            <text:p>1463052059081650000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float" office:value="1700" calcext:value-type="float">
            <text:p>1700</text:p>
          </table:table-cell>
          <table:table-cell office:value-type="float" office:value="0.585972547531" calcext:value-type="float">
            <text:p>0.5859725475</text:p>
          </table:table-cell>
        </table:table-row>
        <table:table-row table:style-name="ro1">
          <table:table-cell office:value-type="float" office:value="1.46305205913165E+018" calcext:value-type="float">
            <text:p>1463052059131650000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1700" calcext:value-type="float">
            <text:p>1700</text:p>
          </table:table-cell>
          <table:table-cell office:value-type="float" office:value="0.583479046822" calcext:value-type="float">
            <text:p>0.5834790468</text:p>
          </table:table-cell>
        </table:table-row>
        <table:table-row table:style-name="ro1">
          <table:table-cell office:value-type="float" office:value="1.46305205918165E+018" calcext:value-type="float">
            <text:p>1463052059181650000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float" office:value="1700" calcext:value-type="float">
            <text:p>1700</text:p>
          </table:table-cell>
          <table:table-cell office:value-type="float" office:value="0.595946550369" calcext:value-type="float">
            <text:p>0.5959465504</text:p>
          </table:table-cell>
        </table:table-row>
        <table:table-row table:style-name="ro1">
          <table:table-cell office:value-type="float" office:value="1.46305205923154E+018" calcext:value-type="float">
            <text:p>1463052059231540000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1700" calcext:value-type="float">
            <text:p>1700</text:p>
          </table:table-cell>
          <table:table-cell office:value-type="float" office:value="0.568518042564" calcext:value-type="float">
            <text:p>0.5685180426</text:p>
          </table:table-cell>
        </table:table-row>
        <table:table-row table:style-name="ro1">
          <table:table-cell office:value-type="float" office:value="1.46305205928165E+018" calcext:value-type="float">
            <text:p>1463052059281650000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1700" calcext:value-type="float">
            <text:p>1700</text:p>
          </table:table-cell>
          <table:table-cell office:value-type="float" office:value="0.598440051079" calcext:value-type="float">
            <text:p>0.5984400511</text:p>
          </table:table-cell>
        </table:table-row>
        <table:table-row table:style-name="ro1">
          <table:table-cell office:value-type="float" office:value="1.46305205933168E+018" calcext:value-type="float">
            <text:p>1463052059331680000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1700" calcext:value-type="float">
            <text:p>1700</text:p>
          </table:table-cell>
          <table:table-cell office:value-type="float" office:value="0.603426992893" calcext:value-type="float">
            <text:p>0.6034269929</text:p>
          </table:table-cell>
        </table:table-row>
        <table:table-row table:style-name="ro1">
          <table:table-cell office:value-type="float" office:value="1.46305205938168E+018" calcext:value-type="float">
            <text:p>1463052059381680000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1700" calcext:value-type="float">
            <text:p>1700</text:p>
          </table:table-cell>
          <table:table-cell office:value-type="float" office:value="0.598440051079" calcext:value-type="float">
            <text:p>0.5984400511</text:p>
          </table:table-cell>
        </table:table-row>
        <table:table-row table:style-name="ro1">
          <table:table-cell office:value-type="float" office:value="1.46305205943153E+018" calcext:value-type="float">
            <text:p>1463052059431530000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1700" calcext:value-type="float">
            <text:p>1700</text:p>
          </table:table-cell>
          <table:table-cell office:value-type="float" office:value="0.59345304966" calcext:value-type="float">
            <text:p>0.5934530497</text:p>
          </table:table-cell>
        </table:table-row>
        <table:table-row table:style-name="ro1">
          <table:table-cell office:value-type="float" office:value="1.46305205948173E+018" calcext:value-type="float">
            <text:p>1463052059481730000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1700" calcext:value-type="float">
            <text:p>1700</text:p>
          </table:table-cell>
          <table:table-cell office:value-type="float" office:value="0.600933492184" calcext:value-type="float">
            <text:p>0.6009334922</text:p>
          </table:table-cell>
        </table:table-row>
        <table:table-row table:style-name="ro1">
          <table:table-cell office:value-type="float" office:value="1.46305205953165E+018" calcext:value-type="float">
            <text:p>1463052059531650000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float" office:value="1700" calcext:value-type="float">
            <text:p>1700</text:p>
          </table:table-cell>
          <table:table-cell office:value-type="float" office:value="0.610907495022" calcext:value-type="float">
            <text:p>0.610907495</text:p>
          </table:table-cell>
        </table:table-row>
        <table:table-row table:style-name="ro1">
          <table:table-cell office:value-type="float" office:value="1.46305205958171E+018" calcext:value-type="float">
            <text:p>1463052059581710000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1700" calcext:value-type="float">
            <text:p>1700</text:p>
          </table:table-cell>
          <table:table-cell office:value-type="float" office:value="0.573505043983" calcext:value-type="float">
            <text:p>0.573505044</text:p>
          </table:table-cell>
        </table:table-row>
        <table:table-row table:style-name="ro1">
          <table:table-cell office:value-type="float" office:value="1.46305205963154E+018" calcext:value-type="float">
            <text:p>1463052059631540000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1700" calcext:value-type="float">
            <text:p>1700</text:p>
          </table:table-cell>
          <table:table-cell office:value-type="float" office:value="0.578492045403" calcext:value-type="float">
            <text:p>0.5784920454</text:p>
          </table:table-cell>
        </table:table-row>
        <table:table-row table:style-name="ro1">
          <table:table-cell office:value-type="float" office:value="1.46305205968166E+018" calcext:value-type="float">
            <text:p>1463052059681660000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700" calcext:value-type="float">
            <text:p>1700</text:p>
          </table:table-cell>
          <table:table-cell office:value-type="float" office:value="0.59095954895" calcext:value-type="float">
            <text:p>0.590959549</text:p>
          </table:table-cell>
        </table:table-row>
        <table:table-row table:style-name="ro1">
          <table:table-cell office:value-type="float" office:value="1.46305205973156E+018" calcext:value-type="float">
            <text:p>1463052059731560000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1700" calcext:value-type="float">
            <text:p>1700</text:p>
          </table:table-cell>
          <table:table-cell office:value-type="float" office:value="0.578492045403" calcext:value-type="float">
            <text:p>0.5784920454</text:p>
          </table:table-cell>
        </table:table-row>
        <table:table-row table:style-name="ro1">
          <table:table-cell office:value-type="float" office:value="1.46305205978169E+018" calcext:value-type="float">
            <text:p>1463052059781690000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1700" calcext:value-type="float">
            <text:p>1700</text:p>
          </table:table-cell>
          <table:table-cell office:value-type="float" office:value="0.575998544693" calcext:value-type="float">
            <text:p>0.5759985447</text:p>
          </table:table-cell>
        </table:table-row>
        <table:table-row table:style-name="ro1">
          <table:table-cell office:value-type="float" office:value="1.46305205983167E+018" calcext:value-type="float">
            <text:p>1463052059831670000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1700" calcext:value-type="float">
            <text:p>1700</text:p>
          </table:table-cell>
          <table:table-cell office:value-type="float" office:value="0.580985546112" calcext:value-type="float">
            <text:p>0.5809855461</text:p>
          </table:table-cell>
        </table:table-row>
        <table:table-row table:style-name="ro1">
          <table:table-cell office:value-type="float" office:value="1.46305205988165E+018" calcext:value-type="float">
            <text:p>1463052059881650000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1700" calcext:value-type="float">
            <text:p>1700</text:p>
          </table:table-cell>
          <table:table-cell office:value-type="float" office:value="0.580985546112" calcext:value-type="float">
            <text:p>0.5809855461</text:p>
          </table:table-cell>
        </table:table-row>
        <table:table-row table:style-name="ro1">
          <table:table-cell office:value-type="float" office:value="1.46305205993156E+018" calcext:value-type="float">
            <text:p>146305205993156000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700" calcext:value-type="float">
            <text:p>1700</text:p>
          </table:table-cell>
          <table:table-cell office:value-type="float" office:value="0.575998544693" calcext:value-type="float">
            <text:p>0.5759985447</text:p>
          </table:table-cell>
        </table:table-row>
        <table:table-row table:style-name="ro1">
          <table:table-cell office:value-type="float" office:value="1.46305205998156E+018" calcext:value-type="float">
            <text:p>1463052059981560000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1700" calcext:value-type="float">
            <text:p>1700</text:p>
          </table:table-cell>
          <table:table-cell office:value-type="float" office:value="0.575998544693" calcext:value-type="float">
            <text:p>0.5759985447</text:p>
          </table:table-cell>
        </table:table-row>
        <table:table-row table:style-name="ro1">
          <table:table-cell office:value-type="float" office:value="1.4630520600315E+018" calcext:value-type="float">
            <text:p>1463052060031500000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1700" calcext:value-type="float">
            <text:p>1700</text:p>
          </table:table-cell>
          <table:table-cell office:value-type="float" office:value="0.573505043983" calcext:value-type="float">
            <text:p>0.573505044</text:p>
          </table:table-cell>
        </table:table-row>
        <table:table-row table:style-name="ro1">
          <table:table-cell office:value-type="float" office:value="1.46305206008152E+018" calcext:value-type="float">
            <text:p>1463052060081520000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1700" calcext:value-type="float">
            <text:p>1700</text:p>
          </table:table-cell>
          <table:table-cell office:value-type="float" office:value="0.585972547531" calcext:value-type="float">
            <text:p>0.5859725475</text:p>
          </table:table-cell>
        </table:table-row>
        <table:table-row table:style-name="ro1">
          <table:table-cell office:value-type="float" office:value="1.46305206013164E+018" calcext:value-type="float">
            <text:p>1463052060131640000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1700" calcext:value-type="float">
            <text:p>1700</text:p>
          </table:table-cell>
          <table:table-cell office:value-type="float" office:value="0.580985546112" calcext:value-type="float">
            <text:p>0.5809855461</text:p>
          </table:table-cell>
        </table:table-row>
        <table:table-row table:style-name="ro1">
          <table:table-cell office:value-type="float" office:value="1.46305206018166E+018" calcext:value-type="float">
            <text:p>1463052060181660000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1700" calcext:value-type="float">
            <text:p>1700</text:p>
          </table:table-cell>
          <table:table-cell office:value-type="float" office:value="0.583479046822" calcext:value-type="float">
            <text:p>0.5834790468</text:p>
          </table:table-cell>
        </table:table-row>
        <table:table-row table:style-name="ro1">
          <table:table-cell office:value-type="float" office:value="1.46305206023152E+018" calcext:value-type="float">
            <text:p>1463052060231520000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1700" calcext:value-type="float">
            <text:p>1700</text:p>
          </table:table-cell>
          <table:table-cell office:value-type="float" office:value="0.571011543274" calcext:value-type="float">
            <text:p>0.5710115433</text:p>
          </table:table-cell>
        </table:table-row>
        <table:table-row table:style-name="ro1">
          <table:table-cell office:value-type="float" office:value="1.46305206028165E+018" calcext:value-type="float">
            <text:p>1463052060281650000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float" office:value="1700" calcext:value-type="float">
            <text:p>1700</text:p>
          </table:table-cell>
          <table:table-cell office:value-type="float" office:value="0.566024541855" calcext:value-type="float">
            <text:p>0.5660245419</text:p>
          </table:table-cell>
        </table:table-row>
        <table:table-row table:style-name="ro1">
          <table:table-cell office:value-type="float" office:value="1.46305206033168E+018" calcext:value-type="float">
            <text:p>1463052060331680000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float" office:value="1700" calcext:value-type="float">
            <text:p>1700</text:p>
          </table:table-cell>
          <table:table-cell office:value-type="float" office:value="0.568518042564" calcext:value-type="float">
            <text:p>0.5685180426</text:p>
          </table:table-cell>
        </table:table-row>
        <table:table-row table:style-name="ro1">
          <table:table-cell office:value-type="float" office:value="1.46305206038157E+018" calcext:value-type="float">
            <text:p>1463052060381570000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1700" calcext:value-type="float">
            <text:p>1700</text:p>
          </table:table-cell>
          <table:table-cell office:value-type="float" office:value="0.571011543274" calcext:value-type="float">
            <text:p>0.5710115433</text:p>
          </table:table-cell>
        </table:table-row>
        <table:table-row table:style-name="ro1">
          <table:table-cell office:value-type="float" office:value="1.46305206043157E+018" calcext:value-type="float">
            <text:p>1463052060431570000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700" calcext:value-type="float">
            <text:p>1700</text:p>
          </table:table-cell>
          <table:table-cell office:value-type="float" office:value="0.568518042564" calcext:value-type="float">
            <text:p>0.5685180426</text:p>
          </table:table-cell>
        </table:table-row>
        <table:table-row table:style-name="ro1">
          <table:table-cell office:value-type="float" office:value="1.46305206048168E+018" calcext:value-type="float">
            <text:p>1463052060481680000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1700" calcext:value-type="float">
            <text:p>1700</text:p>
          </table:table-cell>
          <table:table-cell office:value-type="float" office:value="0.571011543274" calcext:value-type="float">
            <text:p>0.5710115433</text:p>
          </table:table-cell>
        </table:table-row>
        <table:table-row table:style-name="ro1">
          <table:table-cell office:value-type="float" office:value="1.46305206053168E+018" calcext:value-type="float">
            <text:p>1463052060531680000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1700" calcext:value-type="float">
            <text:p>1700</text:p>
          </table:table-cell>
          <table:table-cell office:value-type="float" office:value="0.561037540436" calcext:value-type="float">
            <text:p>0.5610375404</text:p>
          </table:table-cell>
        </table:table-row>
        <table:table-row table:style-name="ro1">
          <table:table-cell office:value-type="float" office:value="1.46305206058169E+018" calcext:value-type="float">
            <text:p>1463052060581690000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1700" calcext:value-type="float">
            <text:p>1700</text:p>
          </table:table-cell>
          <table:table-cell office:value-type="float" office:value="0.56851798296" calcext:value-type="float">
            <text:p>0.568517983</text:p>
          </table:table-cell>
        </table:table-row>
        <table:table-row table:style-name="ro1">
          <table:table-cell office:value-type="float" office:value="1.46305206063158E+018" calcext:value-type="float">
            <text:p>1463052060631580000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1700" calcext:value-type="float">
            <text:p>1700</text:p>
          </table:table-cell>
          <table:table-cell office:value-type="float" office:value="0.571011483669" calcext:value-type="float">
            <text:p>0.5710114837</text:p>
          </table:table-cell>
        </table:table-row>
        <table:table-row table:style-name="ro1">
          <table:table-cell office:value-type="float" office:value="1.46305206068154E+018" calcext:value-type="float">
            <text:p>1463052060681540000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1700" calcext:value-type="float">
            <text:p>1700</text:p>
          </table:table-cell>
          <table:table-cell office:value-type="float" office:value="0.573504984379" calcext:value-type="float">
            <text:p>0.5735049844</text:p>
          </table:table-cell>
        </table:table-row>
        <table:table-row table:style-name="ro1">
          <table:table-cell office:value-type="float" office:value="1.46305206073157E+018" calcext:value-type="float">
            <text:p>1463052060731570000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1700" calcext:value-type="float">
            <text:p>1700</text:p>
          </table:table-cell>
          <table:table-cell office:value-type="float" office:value="0.588465988636" calcext:value-type="float">
            <text:p>0.5884659886</text:p>
          </table:table-cell>
        </table:table-row>
        <table:table-row table:style-name="ro1">
          <table:table-cell office:value-type="float" office:value="1.46305206078151E+018" calcext:value-type="float">
            <text:p>1463052060781510000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1700" calcext:value-type="float">
            <text:p>1700</text:p>
          </table:table-cell>
          <table:table-cell office:value-type="float" office:value="0.588465988636" calcext:value-type="float">
            <text:p>0.5884659886</text:p>
          </table:table-cell>
        </table:table-row>
        <table:table-row table:style-name="ro1">
          <table:table-cell office:value-type="float" office:value="1.46305206083149E+018" calcext:value-type="float">
            <text:p>1463052060831490000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1700" calcext:value-type="float">
            <text:p>1700</text:p>
          </table:table-cell>
          <table:table-cell office:value-type="float" office:value="0.598439991474" calcext:value-type="float">
            <text:p>0.5984399915</text:p>
          </table:table-cell>
        </table:table-row>
        <table:table-row table:style-name="ro1">
          <table:table-cell office:value-type="float" office:value="1.46305206088151E+018" calcext:value-type="float">
            <text:p>1463052060881510000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float" office:value="1700" calcext:value-type="float">
            <text:p>1700</text:p>
          </table:table-cell>
          <table:table-cell office:value-type="float" office:value="0.595946490765" calcext:value-type="float">
            <text:p>0.5959464908</text:p>
          </table:table-cell>
        </table:table-row>
        <table:table-row table:style-name="ro1">
          <table:table-cell office:value-type="float" office:value="1.46305206093156E+018" calcext:value-type="float">
            <text:p>1463052060931560000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1700" calcext:value-type="float">
            <text:p>1700</text:p>
          </table:table-cell>
          <table:table-cell office:value-type="float" office:value="0.643323004246" calcext:value-type="float">
            <text:p>0.6433230042</text:p>
          </table:table-cell>
        </table:table-row>
        <table:table-row table:style-name="ro1">
          <table:table-cell office:value-type="float" office:value="1.46305206098161E+018" calcext:value-type="float">
            <text:p>1463052060981610000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1700" calcext:value-type="float">
            <text:p>1700</text:p>
          </table:table-cell>
          <table:table-cell office:value-type="float" office:value="0.680725514889" calcext:value-type="float">
            <text:p>0.6807255149</text:p>
          </table:table-cell>
        </table:table-row>
        <table:table-row table:style-name="ro1">
          <table:table-cell office:value-type="float" office:value="1.46305206103153E+018" calcext:value-type="float">
            <text:p>1463052061031530000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1750" calcext:value-type="float">
            <text:p>1750</text:p>
          </table:table-cell>
          <table:table-cell office:value-type="float" office:value="0.668258011341" calcext:value-type="float">
            <text:p>0.6682580113</text:p>
          </table:table-cell>
        </table:table-row>
        <table:table-row table:style-name="ro1">
          <table:table-cell office:value-type="float" office:value="1.46305206108152E+018" calcext:value-type="float">
            <text:p>1463052061081520000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1750" calcext:value-type="float">
            <text:p>1750</text:p>
          </table:table-cell>
          <table:table-cell office:value-type="float" office:value="0.655790507793" calcext:value-type="float">
            <text:p>0.6557905078</text:p>
          </table:table-cell>
        </table:table-row>
        <table:table-row table:style-name="ro1">
          <table:table-cell office:value-type="float" office:value="1.46305206113152E+018" calcext:value-type="float">
            <text:p>1463052061131520000</text:p>
          </table:table-cell>
          <table:table-cell/>
          <table:table-cell office:value-type="float" office:value="494" calcext:value-type="float">
            <text:p>494</text:p>
          </table:table-cell>
          <table:table-cell office:value-type="float" office:value="1750" calcext:value-type="float">
            <text:p>1750</text:p>
          </table:table-cell>
          <table:table-cell office:value-type="float" office:value="0.678232014179" calcext:value-type="float">
            <text:p>0.6782320142</text:p>
          </table:table-cell>
        </table:table-row>
        <table:table-row table:style-name="ro1">
          <table:table-cell office:value-type="float" office:value="1.46305206118153E+018" calcext:value-type="float">
            <text:p>1463052061181530000</text:p>
          </table:table-cell>
          <table:table-cell/>
          <table:table-cell office:value-type="float" office:value="495" calcext:value-type="float">
            <text:p>495</text:p>
          </table:table-cell>
          <table:table-cell office:value-type="float" office:value="1750" calcext:value-type="float">
            <text:p>1750</text:p>
          </table:table-cell>
          <table:table-cell office:value-type="float" office:value="0.658284008503" calcext:value-type="float">
            <text:p>0.6582840085</text:p>
          </table:table-cell>
        </table:table-row>
        <table:table-row table:style-name="ro1">
          <table:table-cell office:value-type="float" office:value="1.46305206123155E+018" calcext:value-type="float">
            <text:p>1463052061231550000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1750" calcext:value-type="float">
            <text:p>1750</text:p>
          </table:table-cell>
          <table:table-cell office:value-type="float" office:value="0.648310005665" calcext:value-type="float">
            <text:p>0.6483100057</text:p>
          </table:table-cell>
        </table:table-row>
        <table:table-row table:style-name="ro1">
          <table:table-cell office:value-type="float" office:value="1.46305206128178E+018" calcext:value-type="float">
            <text:p>1463052061281780000</text:p>
          </table:table-cell>
          <table:table-cell/>
          <table:table-cell office:value-type="float" office:value="497" calcext:value-type="float">
            <text:p>497</text:p>
          </table:table-cell>
          <table:table-cell office:value-type="float" office:value="1750" calcext:value-type="float">
            <text:p>1750</text:p>
          </table:table-cell>
          <table:table-cell office:value-type="float" office:value="0.658284008503" calcext:value-type="float">
            <text:p>0.6582840085</text:p>
          </table:table-cell>
        </table:table-row>
        <table:table-row table:style-name="ro1">
          <table:table-cell office:value-type="float" office:value="1.46305206133169E+018" calcext:value-type="float">
            <text:p>1463052061331690000</text:p>
          </table:table-cell>
          <table:table-cell/>
          <table:table-cell office:value-type="float" office:value="498" calcext:value-type="float">
            <text:p>498</text:p>
          </table:table-cell>
          <table:table-cell office:value-type="float" office:value="1750" calcext:value-type="float">
            <text:p>1750</text:p>
          </table:table-cell>
          <table:table-cell office:value-type="float" office:value="0.638336002827" calcext:value-type="float">
            <text:p>0.6383360028</text:p>
          </table:table-cell>
        </table:table-row>
        <table:table-row table:style-name="ro1">
          <table:table-cell office:value-type="float" office:value="1.46305206138153E+018" calcext:value-type="float">
            <text:p>1463052061381530000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1750" calcext:value-type="float">
            <text:p>1750</text:p>
          </table:table-cell>
          <table:table-cell office:value-type="float" office:value="0.645816504955" calcext:value-type="float">
            <text:p>0.645816505</text:p>
          </table:table-cell>
        </table:table-row>
        <table:table-row table:style-name="ro1">
          <table:table-cell office:value-type="float" office:value="1.46305206143153E+018" calcext:value-type="float">
            <text:p>146305206143153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50" calcext:value-type="float">
            <text:p>1750</text:p>
          </table:table-cell>
          <table:table-cell office:value-type="float" office:value="0.645816504955" calcext:value-type="float">
            <text:p>0.645816505</text:p>
          </table:table-cell>
        </table:table-row>
        <table:table-row table:style-name="ro1">
          <table:table-cell office:value-type="float" office:value="1.46305206148151E+018" calcext:value-type="float">
            <text:p>1463052061481510000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1750" calcext:value-type="float">
            <text:p>1750</text:p>
          </table:table-cell>
          <table:table-cell office:value-type="float" office:value="0.660777509212" calcext:value-type="float">
            <text:p>0.6607775092</text:p>
          </table:table-cell>
        </table:table-row>
        <table:table-row table:style-name="ro1">
          <table:table-cell office:value-type="float" office:value="1.46305206153152E+018" calcext:value-type="float">
            <text:p>1463052061531520000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1750" calcext:value-type="float">
            <text:p>1750</text:p>
          </table:table-cell>
          <table:table-cell office:value-type="float" office:value="0.643323004246" calcext:value-type="float">
            <text:p>0.6433230042</text:p>
          </table:table-cell>
        </table:table-row>
        <table:table-row table:style-name="ro1">
          <table:table-cell office:value-type="float" office:value="1.4630520615815E+018" calcext:value-type="float">
            <text:p>1463052061581500000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1750" calcext:value-type="float">
            <text:p>1750</text:p>
          </table:table-cell>
          <table:table-cell office:value-type="float" office:value="0.628361999989" calcext:value-type="float">
            <text:p>0.628362</text:p>
          </table:table-cell>
        </table:table-row>
        <table:table-row table:style-name="ro1">
          <table:table-cell office:value-type="float" office:value="1.46305206163147E+018" calcext:value-type="float">
            <text:p>1463052061631470000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1750" calcext:value-type="float">
            <text:p>1750</text:p>
          </table:table-cell>
          <table:table-cell office:value-type="float" office:value="0.628361999989" calcext:value-type="float">
            <text:p>0.628362</text:p>
          </table:table-cell>
        </table:table-row>
        <table:table-row table:style-name="ro1">
          <table:table-cell office:value-type="float" office:value="1.46305206168163E+018" calcext:value-type="float">
            <text:p>1463052061681630000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1750" calcext:value-type="float">
            <text:p>1750</text:p>
          </table:table-cell>
          <table:table-cell office:value-type="float" office:value="0.62088149786" calcext:value-type="float">
            <text:p>0.6208814979</text:p>
          </table:table-cell>
        </table:table-row>
        <table:table-row table:style-name="ro1">
          <table:table-cell office:value-type="float" office:value="1.4630520617315E+018" calcext:value-type="float">
            <text:p>1463052061731500000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1750" calcext:value-type="float">
            <text:p>1750</text:p>
          </table:table-cell>
          <table:table-cell office:value-type="float" office:value="0.650803506374" calcext:value-type="float">
            <text:p>0.6508035064</text:p>
          </table:table-cell>
        </table:table-row>
        <table:table-row table:style-name="ro1">
          <table:table-cell office:value-type="float" office:value="1.46305206178154E+018" calcext:value-type="float">
            <text:p>1463052061781540000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1750" calcext:value-type="float">
            <text:p>1750</text:p>
          </table:table-cell>
          <table:table-cell office:value-type="float" office:value="0.650803506374" calcext:value-type="float">
            <text:p>0.6508035064</text:p>
          </table:table-cell>
        </table:table-row>
        <table:table-row table:style-name="ro1">
          <table:table-cell office:value-type="float" office:value="1.46305206183163E+018" calcext:value-type="float">
            <text:p>1463052061831630000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1750" calcext:value-type="float">
            <text:p>1750</text:p>
          </table:table-cell>
          <table:table-cell office:value-type="float" office:value="0.630855500698" calcext:value-type="float">
            <text:p>0.6308555007</text:p>
          </table:table-cell>
        </table:table-row>
        <table:table-row table:style-name="ro1">
          <table:table-cell office:value-type="float" office:value="1.46305206188152E+018" calcext:value-type="float">
            <text:p>1463052061881520000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1750" calcext:value-type="float">
            <text:p>1750</text:p>
          </table:table-cell>
          <table:table-cell office:value-type="float" office:value="0.648310005665" calcext:value-type="float">
            <text:p>0.6483100057</text:p>
          </table:table-cell>
        </table:table-row>
        <table:table-row table:style-name="ro1">
          <table:table-cell office:value-type="float" office:value="1.4630520619315E+018" calcext:value-type="float">
            <text:p>1463052061931500000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1750" calcext:value-type="float">
            <text:p>1750</text:p>
          </table:table-cell>
          <table:table-cell office:value-type="float" office:value="0.633349001408" calcext:value-type="float">
            <text:p>0.6333490014</text:p>
          </table:table-cell>
        </table:table-row>
        <table:table-row table:style-name="ro1">
          <table:table-cell office:value-type="float" office:value="1.46305206198153E+018" calcext:value-type="float">
            <text:p>1463052061981530000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1750" calcext:value-type="float">
            <text:p>1750</text:p>
          </table:table-cell>
          <table:table-cell office:value-type="float" office:value="0.670751512051" calcext:value-type="float">
            <text:p>0.6707515121</text:p>
          </table:table-cell>
        </table:table-row>
        <table:table-row table:style-name="ro1">
          <table:table-cell office:value-type="float" office:value="1.46305206203167E+018" calcext:value-type="float">
            <text:p>146305206203167000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750" calcext:value-type="float">
            <text:p>1750</text:p>
          </table:table-cell>
          <table:table-cell office:value-type="float" office:value="0.683219015598" calcext:value-type="float">
            <text:p>0.6832190156</text:p>
          </table:table-cell>
        </table:table-row>
        <table:table-row table:style-name="ro1">
          <table:table-cell office:value-type="float" office:value="1.46305206208157E+018" calcext:value-type="float">
            <text:p>1463052062081570000</text:p>
          </table:table-cell>
          <table:table-cell/>
          <table:table-cell office:value-type="float" office:value="513" calcext:value-type="float">
            <text:p>513</text:p>
          </table:table-cell>
          <table:table-cell office:value-type="float" office:value="1750" calcext:value-type="float">
            <text:p>1750</text:p>
          </table:table-cell>
          <table:table-cell office:value-type="float" office:value="0.67324501276" calcext:value-type="float">
            <text:p>0.6732450128</text:p>
          </table:table-cell>
        </table:table-row>
        <table:table-row table:style-name="ro1">
          <table:table-cell office:value-type="float" office:value="1.46305206213153E+018" calcext:value-type="float">
            <text:p>1463052062131530000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1750" calcext:value-type="float">
            <text:p>1750</text:p>
          </table:table-cell>
          <table:table-cell office:value-type="float" office:value="0.670751512051" calcext:value-type="float">
            <text:p>0.6707515121</text:p>
          </table:table-cell>
        </table:table-row>
        <table:table-row table:style-name="ro1">
          <table:table-cell office:value-type="float" office:value="1.46305206218177E+018" calcext:value-type="float">
            <text:p>1463052062181770000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1750" calcext:value-type="float">
            <text:p>1750</text:p>
          </table:table-cell>
          <table:table-cell office:value-type="float" office:value="0.688206017017" calcext:value-type="float">
            <text:p>0.688206017</text:p>
          </table:table-cell>
        </table:table-row>
        <table:table-row table:style-name="ro1">
          <table:table-cell office:value-type="float" office:value="1.46305206223156E+018" calcext:value-type="float">
            <text:p>1463052062231560000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1750" calcext:value-type="float">
            <text:p>1750</text:p>
          </table:table-cell>
          <table:table-cell office:value-type="float" office:value="0.700673520565" calcext:value-type="float">
            <text:p>0.7006735206</text:p>
          </table:table-cell>
        </table:table-row>
        <table:table-row table:style-name="ro1">
          <table:table-cell office:value-type="float" office:value="1.46305206228168E+018" calcext:value-type="float">
            <text:p>1463052062281680000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1750" calcext:value-type="float">
            <text:p>1750</text:p>
          </table:table-cell>
          <table:table-cell office:value-type="float" office:value="0.710647523403" calcext:value-type="float">
            <text:p>0.7106475234</text:p>
          </table:table-cell>
        </table:table-row>
        <table:table-row table:style-name="ro1">
          <table:table-cell office:value-type="float" office:value="1.46305206233151E+018" calcext:value-type="float">
            <text:p>1463052062331510000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float" office:value="1750" calcext:value-type="float">
            <text:p>1750</text:p>
          </table:table-cell>
          <table:table-cell office:value-type="float" office:value="0.705660521984" calcext:value-type="float">
            <text:p>0.705660522</text:p>
          </table:table-cell>
        </table:table-row>
        <table:table-row table:style-name="ro1">
          <table:table-cell office:value-type="float" office:value="1.46305206238166E+018" calcext:value-type="float">
            <text:p>1463052062381660000</text:p>
          </table:table-cell>
          <table:table-cell/>
          <table:table-cell office:value-type="float" office:value="519" calcext:value-type="float">
            <text:p>519</text:p>
          </table:table-cell>
          <table:table-cell office:value-type="float" office:value="1750" calcext:value-type="float">
            <text:p>1750</text:p>
          </table:table-cell>
          <table:table-cell office:value-type="float" office:value="0.708154022694" calcext:value-type="float">
            <text:p>0.7081540227</text:p>
          </table:table-cell>
        </table:table-row>
        <table:table-row table:style-name="ro1">
          <table:table-cell office:value-type="float" office:value="1.46305206243164E+018" calcext:value-type="float">
            <text:p>1463052062431640000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1750" calcext:value-type="float">
            <text:p>1750</text:p>
          </table:table-cell>
          <table:table-cell office:value-type="float" office:value="0.680725514889" calcext:value-type="float">
            <text:p>0.6807255149</text:p>
          </table:table-cell>
        </table:table-row>
        <table:table-row table:style-name="ro1">
          <table:table-cell office:value-type="float" office:value="1.46305206248165E+018" calcext:value-type="float">
            <text:p>1463052062481650000</text:p>
          </table:table-cell>
          <table:table-cell/>
          <table:table-cell office:value-type="float" office:value="521" calcext:value-type="float">
            <text:p>521</text:p>
          </table:table-cell>
          <table:table-cell office:value-type="float" office:value="1750" calcext:value-type="float">
            <text:p>1750</text:p>
          </table:table-cell>
          <table:table-cell office:value-type="float" office:value="0.665764510632" calcext:value-type="float">
            <text:p>0.6657645106</text:p>
          </table:table-cell>
        </table:table-row>
        <table:table-row table:style-name="ro1">
          <table:table-cell office:value-type="float" office:value="1.46305206253168E+018" calcext:value-type="float">
            <text:p>1463052062531680000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1750" calcext:value-type="float">
            <text:p>1750</text:p>
          </table:table-cell>
          <table:table-cell office:value-type="float" office:value="0.713141024113" calcext:value-type="float">
            <text:p>0.7131410241</text:p>
          </table:table-cell>
        </table:table-row>
        <table:table-row table:style-name="ro1">
          <table:table-cell office:value-type="float" office:value="1.46305206258167E+018" calcext:value-type="float">
            <text:p>1463052062581670000</text:p>
          </table:table-cell>
          <table:table-cell/>
          <table:table-cell office:value-type="float" office:value="523" calcext:value-type="float">
            <text:p>523</text:p>
          </table:table-cell>
          <table:table-cell office:value-type="float" office:value="1750" calcext:value-type="float">
            <text:p>1750</text:p>
          </table:table-cell>
          <table:table-cell office:value-type="float" office:value="0.693193018436" calcext:value-type="float">
            <text:p>0.6931930184</text:p>
          </table:table-cell>
        </table:table-row>
        <table:table-row table:style-name="ro1">
          <table:table-cell office:value-type="float" office:value="1.46305206263158E+018" calcext:value-type="float">
            <text:p>1463052062631580000</text:p>
          </table:table-cell>
          <table:table-cell/>
          <table:table-cell office:value-type="float" office:value="524" calcext:value-type="float">
            <text:p>524</text:p>
          </table:table-cell>
          <table:table-cell office:value-type="float" office:value="1750" calcext:value-type="float">
            <text:p>1750</text:p>
          </table:table-cell>
          <table:table-cell office:value-type="float" office:value="0.708154022694" calcext:value-type="float">
            <text:p>0.7081540227</text:p>
          </table:table-cell>
        </table:table-row>
        <table:table-row table:style-name="ro1">
          <table:table-cell office:value-type="float" office:value="1.46305206268153E+018" calcext:value-type="float">
            <text:p>1463052062681530000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1750" calcext:value-type="float">
            <text:p>1750</text:p>
          </table:table-cell>
          <table:table-cell office:value-type="float" office:value="0.705660521984" calcext:value-type="float">
            <text:p>0.705660522</text:p>
          </table:table-cell>
        </table:table-row>
        <table:table-row table:style-name="ro1">
          <table:table-cell office:value-type="float" office:value="1.46305206273152E+018" calcext:value-type="float">
            <text:p>1463052062731520000</text:p>
          </table:table-cell>
          <table:table-cell/>
          <table:table-cell office:value-type="float" office:value="526" calcext:value-type="float">
            <text:p>526</text:p>
          </table:table-cell>
          <table:table-cell office:value-type="float" office:value="1750" calcext:value-type="float">
            <text:p>1750</text:p>
          </table:table-cell>
          <table:table-cell office:value-type="float" office:value="0.690699517727" calcext:value-type="float">
            <text:p>0.6906995177</text:p>
          </table:table-cell>
        </table:table-row>
        <table:table-row table:style-name="ro1">
          <table:table-cell office:value-type="float" office:value="1.4630520627816E+018" calcext:value-type="float">
            <text:p>1463052062781600000</text:p>
          </table:table-cell>
          <table:table-cell/>
          <table:table-cell office:value-type="float" office:value="527" calcext:value-type="float">
            <text:p>527</text:p>
          </table:table-cell>
          <table:table-cell office:value-type="float" office:value="1750" calcext:value-type="float">
            <text:p>1750</text:p>
          </table:table-cell>
          <table:table-cell office:value-type="float" office:value="0.693193018436" calcext:value-type="float">
            <text:p>0.6931930184</text:p>
          </table:table-cell>
        </table:table-row>
        <table:table-row table:style-name="ro1">
          <table:table-cell office:value-type="float" office:value="1.46305206283155E+018" calcext:value-type="float">
            <text:p>1463052062831550000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1750" calcext:value-type="float">
            <text:p>1750</text:p>
          </table:table-cell>
          <table:table-cell office:value-type="float" office:value="0.720621466637" calcext:value-type="float">
            <text:p>0.7206214666</text:p>
          </table:table-cell>
        </table:table-row>
        <table:table-row table:style-name="ro1">
          <table:table-cell office:value-type="float" office:value="1.4630520628817E+018" calcext:value-type="float">
            <text:p>1463052062881700000</text:p>
          </table:table-cell>
          <table:table-cell/>
          <table:table-cell office:value-type="float" office:value="529" calcext:value-type="float">
            <text:p>529</text:p>
          </table:table-cell>
          <table:table-cell office:value-type="float" office:value="1750" calcext:value-type="float">
            <text:p>1750</text:p>
          </table:table-cell>
          <table:table-cell office:value-type="float" office:value="0.713141024113" calcext:value-type="float">
            <text:p>0.7131410241</text:p>
          </table:table-cell>
        </table:table-row>
        <table:table-row table:style-name="ro1">
          <table:table-cell office:value-type="float" office:value="1.46305206293155E+018" calcext:value-type="float">
            <text:p>1463052062931550000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1750" calcext:value-type="float">
            <text:p>1750</text:p>
          </table:table-cell>
          <table:table-cell office:value-type="float" office:value="0.695686459541" calcext:value-type="float">
            <text:p>0.6956864595</text:p>
          </table:table-cell>
        </table:table-row>
        <table:table-row table:style-name="ro1">
          <table:table-cell office:value-type="float" office:value="1.46305206298151E+018" calcext:value-type="float">
            <text:p>1463052062981510000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1750" calcext:value-type="float">
            <text:p>1750</text:p>
          </table:table-cell>
          <table:table-cell office:value-type="float" office:value="0.67324501276" calcext:value-type="float">
            <text:p>0.6732450128</text:p>
          </table:table-cell>
        </table:table-row>
        <table:table-row table:style-name="ro1">
          <table:table-cell office:value-type="float" office:value="1.46305206303155E+018" calcext:value-type="float">
            <text:p>1463052063031550000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float" office:value="1750" calcext:value-type="float">
            <text:p>1750</text:p>
          </table:table-cell>
          <table:table-cell office:value-type="float" office:value="0.718128025532" calcext:value-type="float">
            <text:p>0.7181280255</text:p>
          </table:table-cell>
        </table:table-row>
        <table:table-row table:style-name="ro1">
          <table:table-cell office:value-type="float" office:value="1.46305206308173E+018" calcext:value-type="float">
            <text:p>1463052063081730000</text:p>
          </table:table-cell>
          <table:table-cell/>
          <table:table-cell office:value-type="float" office:value="533" calcext:value-type="float">
            <text:p>533</text:p>
          </table:table-cell>
          <table:table-cell office:value-type="float" office:value="1750" calcext:value-type="float">
            <text:p>1750</text:p>
          </table:table-cell>
          <table:table-cell office:value-type="float" office:value="0.710647523403" calcext:value-type="float">
            <text:p>0.7106475234</text:p>
          </table:table-cell>
        </table:table-row>
        <table:table-row table:style-name="ro1">
          <table:table-cell office:value-type="float" office:value="1.46305206313151E+018" calcext:value-type="float">
            <text:p>1463052063131510000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1750" calcext:value-type="float">
            <text:p>1750</text:p>
          </table:table-cell>
          <table:table-cell office:value-type="float" office:value="0.688206017017" calcext:value-type="float">
            <text:p>0.688206017</text:p>
          </table:table-cell>
        </table:table-row>
        <table:table-row table:style-name="ro1">
          <table:table-cell office:value-type="float" office:value="1.4630520631817E+018" calcext:value-type="float">
            <text:p>1463052063181700000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float" office:value="1750" calcext:value-type="float">
            <text:p>1750</text:p>
          </table:table-cell>
          <table:table-cell office:value-type="float" office:value="0.70067346096" calcext:value-type="float">
            <text:p>0.700673461</text:p>
          </table:table-cell>
        </table:table-row>
        <table:table-row table:style-name="ro1">
          <table:table-cell office:value-type="float" office:value="1.46305206323157E+018" calcext:value-type="float">
            <text:p>1463052063231570000</text:p>
          </table:table-cell>
          <table:table-cell/>
          <table:table-cell office:value-type="float" office:value="536" calcext:value-type="float">
            <text:p>536</text:p>
          </table:table-cell>
          <table:table-cell office:value-type="float" office:value="1750" calcext:value-type="float">
            <text:p>1750</text:p>
          </table:table-cell>
          <table:table-cell office:value-type="float" office:value="0.710647463799" calcext:value-type="float">
            <text:p>0.7106474638</text:p>
          </table:table-cell>
        </table:table-row>
        <table:table-row table:style-name="ro1">
          <table:table-cell office:value-type="float" office:value="1.46305206328151E+018" calcext:value-type="float">
            <text:p>1463052063281510000</text:p>
          </table:table-cell>
          <table:table-cell/>
          <table:table-cell office:value-type="float" office:value="537" calcext:value-type="float">
            <text:p>537</text:p>
          </table:table-cell>
          <table:table-cell office:value-type="float" office:value="1750" calcext:value-type="float">
            <text:p>1750</text:p>
          </table:table-cell>
          <table:table-cell office:value-type="float" office:value="0.698180019855" calcext:value-type="float">
            <text:p>0.6981800199</text:p>
          </table:table-cell>
        </table:table-row>
        <table:table-row table:style-name="ro1">
          <table:table-cell office:value-type="float" office:value="1.4630520633315E+018" calcext:value-type="float">
            <text:p>1463052063331500000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1750" calcext:value-type="float">
            <text:p>1750</text:p>
          </table:table-cell>
          <table:table-cell office:value-type="float" office:value="0.663271009922" calcext:value-type="float">
            <text:p>0.6632710099</text:p>
          </table:table-cell>
        </table:table-row>
        <table:table-row table:style-name="ro1">
          <table:table-cell office:value-type="float" office:value="1.46305206338158E+018" calcext:value-type="float">
            <text:p>1463052063381580000</text:p>
          </table:table-cell>
          <table:table-cell/>
          <table:table-cell office:value-type="float" office:value="539" calcext:value-type="float">
            <text:p>539</text:p>
          </table:table-cell>
          <table:table-cell office:value-type="float" office:value="1750" calcext:value-type="float">
            <text:p>1750</text:p>
          </table:table-cell>
          <table:table-cell office:value-type="float" office:value="0.678232014179" calcext:value-type="float">
            <text:p>0.6782320142</text:p>
          </table:table-cell>
        </table:table-row>
        <table:table-row table:style-name="ro1">
          <table:table-cell office:value-type="float" office:value="1.46305206343162E+018" calcext:value-type="float">
            <text:p>1463052063431620000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1750" calcext:value-type="float">
            <text:p>1750</text:p>
          </table:table-cell>
          <table:table-cell office:value-type="float" office:value="0.685712516308" calcext:value-type="float">
            <text:p>0.6857125163</text:p>
          </table:table-cell>
        </table:table-row>
        <table:table-row table:style-name="ro1">
          <table:table-cell office:value-type="float" office:value="1.46305206348169E+018" calcext:value-type="float">
            <text:p>1463052063481690000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1750" calcext:value-type="float">
            <text:p>1750</text:p>
          </table:table-cell>
          <table:table-cell office:value-type="float" office:value="0.680725514889" calcext:value-type="float">
            <text:p>0.6807255149</text:p>
          </table:table-cell>
        </table:table-row>
        <table:table-row table:style-name="ro1">
          <table:table-cell office:value-type="float" office:value="1.46305206353163E+018" calcext:value-type="float">
            <text:p>1463052063531630000</text:p>
          </table:table-cell>
          <table:table-cell/>
          <table:table-cell office:value-type="float" office:value="542" calcext:value-type="float">
            <text:p>542</text:p>
          </table:table-cell>
          <table:table-cell office:value-type="float" office:value="1750" calcext:value-type="float">
            <text:p>1750</text:p>
          </table:table-cell>
          <table:table-cell office:value-type="float" office:value="0.683219015598" calcext:value-type="float">
            <text:p>0.6832190156</text:p>
          </table:table-cell>
        </table:table-row>
        <table:table-row table:style-name="ro1">
          <table:table-cell office:value-type="float" office:value="1.46305206358166E+018" calcext:value-type="float">
            <text:p>1463052063581660000</text:p>
          </table:table-cell>
          <table:table-cell/>
          <table:table-cell office:value-type="float" office:value="543" calcext:value-type="float">
            <text:p>543</text:p>
          </table:table-cell>
          <table:table-cell office:value-type="float" office:value="1750" calcext:value-type="float">
            <text:p>1750</text:p>
          </table:table-cell>
          <table:table-cell office:value-type="float" office:value="0.730595469475" calcext:value-type="float">
            <text:p>0.7305954695</text:p>
          </table:table-cell>
        </table:table-row>
        <table:table-row table:style-name="ro1">
          <table:table-cell office:value-type="float" office:value="1.46305206363171E+018" calcext:value-type="float">
            <text:p>1463052063631710000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1750" calcext:value-type="float">
            <text:p>1750</text:p>
          </table:table-cell>
          <table:table-cell office:value-type="float" office:value="0.748049974442" calcext:value-type="float">
            <text:p>0.7480499744</text:p>
          </table:table-cell>
        </table:table-row>
        <table:table-row table:style-name="ro1">
          <table:table-cell office:value-type="float" office:value="1.46305206368158E+018" calcext:value-type="float">
            <text:p>1463052063681580000</text:p>
          </table:table-cell>
          <table:table-cell/>
          <table:table-cell office:value-type="float" office:value="545" calcext:value-type="float">
            <text:p>545</text:p>
          </table:table-cell>
          <table:table-cell office:value-type="float" office:value="1750" calcext:value-type="float">
            <text:p>1750</text:p>
          </table:table-cell>
          <table:table-cell office:value-type="float" office:value="0.743062973022" calcext:value-type="float">
            <text:p>0.743062973</text:p>
          </table:table-cell>
        </table:table-row>
        <table:table-row table:style-name="ro1">
          <table:table-cell office:value-type="float" office:value="1.46305206373165E+018" calcext:value-type="float">
            <text:p>1463052063731650000</text:p>
          </table:table-cell>
          <table:table-cell/>
          <table:table-cell office:value-type="float" office:value="546" calcext:value-type="float">
            <text:p>546</text:p>
          </table:table-cell>
          <table:table-cell office:value-type="float" office:value="1750" calcext:value-type="float">
            <text:p>1750</text:p>
          </table:table-cell>
          <table:table-cell office:value-type="float" office:value="0.733088970184" calcext:value-type="float">
            <text:p>0.7330889702</text:p>
          </table:table-cell>
        </table:table-row>
        <table:table-row table:style-name="ro1">
          <table:table-cell office:value-type="float" office:value="1.46305206378165E+018" calcext:value-type="float">
            <text:p>1463052063781650000</text:p>
          </table:table-cell>
          <table:table-cell/>
          <table:table-cell office:value-type="float" office:value="547" calcext:value-type="float">
            <text:p>547</text:p>
          </table:table-cell>
          <table:table-cell office:value-type="float" office:value="1750" calcext:value-type="float">
            <text:p>1750</text:p>
          </table:table-cell>
          <table:table-cell office:value-type="float" office:value="0.715634524822" calcext:value-type="float">
            <text:p>0.7156345248</text:p>
          </table:table-cell>
        </table:table-row>
        <table:table-row table:style-name="ro1">
          <table:table-cell office:value-type="float" office:value="1.46305206383154E+018" calcext:value-type="float">
            <text:p>1463052063831540000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float" office:value="1750" calcext:value-type="float">
            <text:p>1750</text:p>
          </table:table-cell>
          <table:table-cell office:value-type="float" office:value="0.730595469475" calcext:value-type="float">
            <text:p>0.7305954695</text:p>
          </table:table-cell>
        </table:table-row>
        <table:table-row table:style-name="ro1">
          <table:table-cell office:value-type="float" office:value="1.46305206388154E+018" calcext:value-type="float">
            <text:p>1463052063881540000</text:p>
          </table:table-cell>
          <table:table-cell/>
          <table:table-cell office:value-type="float" office:value="549" calcext:value-type="float">
            <text:p>549</text:p>
          </table:table-cell>
          <table:table-cell office:value-type="float" office:value="1750" calcext:value-type="float">
            <text:p>1750</text:p>
          </table:table-cell>
          <table:table-cell office:value-type="float" office:value="0.698180019855" calcext:value-type="float">
            <text:p>0.6981800199</text:p>
          </table:table-cell>
        </table:table-row>
        <table:table-row table:style-name="ro1">
          <table:table-cell office:value-type="float" office:value="1.46305206393168E+018" calcext:value-type="float">
            <text:p>1463052063931680000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750" calcext:value-type="float">
            <text:p>1750</text:p>
          </table:table-cell>
          <table:table-cell office:value-type="float" office:value="0.733089029789" calcext:value-type="float">
            <text:p>0.7330890298</text:p>
          </table:table-cell>
        </table:table-row>
        <table:table-row table:style-name="ro1">
          <table:table-cell office:value-type="float" office:value="1.46305206398163E+018" calcext:value-type="float">
            <text:p>1463052063981630000</text:p>
          </table:table-cell>
          <table:table-cell/>
          <table:table-cell office:value-type="float" office:value="551" calcext:value-type="float">
            <text:p>551</text:p>
          </table:table-cell>
          <table:table-cell office:value-type="float" office:value="1750" calcext:value-type="float">
            <text:p>1750</text:p>
          </table:table-cell>
          <table:table-cell office:value-type="float" office:value="0.725608468056" calcext:value-type="float">
            <text:p>0.7256084681</text:p>
          </table:table-cell>
        </table:table-row>
        <table:table-row table:style-name="ro1">
          <table:table-cell office:value-type="float" office:value="1.46305206403162E+018" calcext:value-type="float">
            <text:p>1463052064031620000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float" office:value="1750" calcext:value-type="float">
            <text:p>1750</text:p>
          </table:table-cell>
          <table:table-cell office:value-type="float" office:value="0.715634465218" calcext:value-type="float">
            <text:p>0.7156344652</text:p>
          </table:table-cell>
        </table:table-row>
        <table:table-row table:style-name="ro1">
          <table:table-cell office:value-type="float" office:value="1.46305206408165E+018" calcext:value-type="float">
            <text:p>1463052064081650000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1750" calcext:value-type="float">
            <text:p>1750</text:p>
          </table:table-cell>
          <table:table-cell office:value-type="float" office:value="0.728101968765" calcext:value-type="float">
            <text:p>0.7281019688</text:p>
          </table:table-cell>
        </table:table-row>
        <table:table-row table:style-name="ro1">
          <table:table-cell office:value-type="float" office:value="1.46305206413152E+018" calcext:value-type="float">
            <text:p>1463052064131520000</text:p>
          </table:table-cell>
          <table:table-cell/>
          <table:table-cell office:value-type="float" office:value="554" calcext:value-type="float">
            <text:p>554</text:p>
          </table:table-cell>
          <table:table-cell office:value-type="float" office:value="1750" calcext:value-type="float">
            <text:p>1750</text:p>
          </table:table-cell>
          <table:table-cell office:value-type="float" office:value="0.700673520565" calcext:value-type="float">
            <text:p>0.7006735206</text:p>
          </table:table-cell>
        </table:table-row>
        <table:table-row table:style-name="ro1">
          <table:table-cell office:value-type="float" office:value="1.46305206418154E+018" calcext:value-type="float">
            <text:p>1463052064181540000</text:p>
          </table:table-cell>
          <table:table-cell/>
          <table:table-cell office:value-type="float" office:value="555" calcext:value-type="float">
            <text:p>555</text:p>
          </table:table-cell>
          <table:table-cell office:value-type="float" office:value="1750" calcext:value-type="float">
            <text:p>1750</text:p>
          </table:table-cell>
          <table:table-cell office:value-type="float" office:value="0.748049974442" calcext:value-type="float">
            <text:p>0.7480499744</text:p>
          </table:table-cell>
        </table:table-row>
        <table:table-row table:style-name="ro1">
          <table:table-cell office:value-type="float" office:value="1.46305206423169E+018" calcext:value-type="float">
            <text:p>1463052064231690000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float" office:value="1750" calcext:value-type="float">
            <text:p>1750</text:p>
          </table:table-cell>
          <table:table-cell office:value-type="float" office:value="0.725608468056" calcext:value-type="float">
            <text:p>0.7256084681</text:p>
          </table:table-cell>
        </table:table-row>
        <table:table-row table:style-name="ro1">
          <table:table-cell office:value-type="float" office:value="1.46305206428168E+018" calcext:value-type="float">
            <text:p>1463052064281680000</text:p>
          </table:table-cell>
          <table:table-cell/>
          <table:table-cell office:value-type="float" office:value="557" calcext:value-type="float">
            <text:p>557</text:p>
          </table:table-cell>
          <table:table-cell office:value-type="float" office:value="1750" calcext:value-type="float">
            <text:p>1750</text:p>
          </table:table-cell>
          <table:table-cell office:value-type="float" office:value="0.693193018436" calcext:value-type="float">
            <text:p>0.6931930184</text:p>
          </table:table-cell>
        </table:table-row>
        <table:table-row table:style-name="ro1">
          <table:table-cell office:value-type="float" office:value="1.46305206433154E+018" calcext:value-type="float">
            <text:p>1463052064331540000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1750" calcext:value-type="float">
            <text:p>1750</text:p>
          </table:table-cell>
          <table:table-cell office:value-type="float" office:value="0.72560852766" calcext:value-type="float">
            <text:p>0.7256085277</text:p>
          </table:table-cell>
        </table:table-row>
        <table:table-row table:style-name="ro1">
          <table:table-cell office:value-type="float" office:value="1.46305206438152E+018" calcext:value-type="float">
            <text:p>1463052064381520000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1750" calcext:value-type="float">
            <text:p>1750</text:p>
          </table:table-cell>
          <table:table-cell office:value-type="float" office:value="0.705660521984" calcext:value-type="float">
            <text:p>0.705660522</text:p>
          </table:table-cell>
        </table:table-row>
        <table:table-row table:style-name="ro1">
          <table:table-cell office:value-type="float" office:value="1.46305206443154E+018" calcext:value-type="float">
            <text:p>1463052064431540000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1750" calcext:value-type="float">
            <text:p>1750</text:p>
          </table:table-cell>
          <table:table-cell office:value-type="float" office:value="0.730595529079" calcext:value-type="float">
            <text:p>0.7305955291</text:p>
          </table:table-cell>
        </table:table-row>
        <table:table-row table:style-name="ro1">
          <table:table-cell office:value-type="float" office:value="1.46305206448162E+018" calcext:value-type="float">
            <text:p>1463052064481620000</text:p>
          </table:table-cell>
          <table:table-cell/>
          <table:table-cell office:value-type="float" office:value="561" calcext:value-type="float">
            <text:p>561</text:p>
          </table:table-cell>
          <table:table-cell office:value-type="float" office:value="1750" calcext:value-type="float">
            <text:p>1750</text:p>
          </table:table-cell>
          <table:table-cell office:value-type="float" office:value="0.700673520565" calcext:value-type="float">
            <text:p>0.7006735206</text:p>
          </table:table-cell>
        </table:table-row>
        <table:table-row table:style-name="ro1">
          <table:table-cell office:value-type="float" office:value="1.46305206453151E+018" calcext:value-type="float">
            <text:p>1463052064531510000</text:p>
          </table:table-cell>
          <table:table-cell/>
          <table:table-cell office:value-type="float" office:value="562" calcext:value-type="float">
            <text:p>562</text:p>
          </table:table-cell>
          <table:table-cell office:value-type="float" office:value="1750" calcext:value-type="float">
            <text:p>1750</text:p>
          </table:table-cell>
          <table:table-cell office:value-type="float" office:value="0.70067346096" calcext:value-type="float">
            <text:p>0.700673461</text:p>
          </table:table-cell>
        </table:table-row>
        <table:table-row table:style-name="ro1">
          <table:table-cell office:value-type="float" office:value="1.46305206458165E+018" calcext:value-type="float">
            <text:p>1463052064581650000</text:p>
          </table:table-cell>
          <table:table-cell/>
          <table:table-cell office:value-type="float" office:value="563" calcext:value-type="float">
            <text:p>563</text:p>
          </table:table-cell>
          <table:table-cell office:value-type="float" office:value="1750" calcext:value-type="float">
            <text:p>1750</text:p>
          </table:table-cell>
          <table:table-cell office:value-type="float" office:value="0.698180019855" calcext:value-type="float">
            <text:p>0.6981800199</text:p>
          </table:table-cell>
        </table:table-row>
        <table:table-row table:style-name="ro1">
          <table:table-cell office:value-type="float" office:value="1.46305206463156E+018" calcext:value-type="float">
            <text:p>1463052064631560000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1750" calcext:value-type="float">
            <text:p>1750</text:p>
          </table:table-cell>
          <table:table-cell office:value-type="float" office:value="0.688206017017" calcext:value-type="float">
            <text:p>0.688206017</text:p>
          </table:table-cell>
        </table:table-row>
        <table:table-row table:style-name="ro1">
          <table:table-cell office:value-type="float" office:value="1.46305206468165E+018" calcext:value-type="float">
            <text:p>1463052064681650000</text:p>
          </table:table-cell>
          <table:table-cell/>
          <table:table-cell office:value-type="float" office:value="565" calcext:value-type="float">
            <text:p>565</text:p>
          </table:table-cell>
          <table:table-cell office:value-type="float" office:value="1750" calcext:value-type="float">
            <text:p>1750</text:p>
          </table:table-cell>
          <table:table-cell office:value-type="float" office:value="0.705660521984" calcext:value-type="float">
            <text:p>0.705660522</text:p>
          </table:table-cell>
        </table:table-row>
        <table:table-row table:style-name="ro1">
          <table:table-cell office:value-type="float" office:value="1.46305206473169E+018" calcext:value-type="float">
            <text:p>1463052064731690000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1750" calcext:value-type="float">
            <text:p>1750</text:p>
          </table:table-cell>
          <table:table-cell office:value-type="float" office:value="0.67324501276" calcext:value-type="float">
            <text:p>0.6732450128</text:p>
          </table:table-cell>
        </table:table-row>
        <table:table-row table:style-name="ro1">
          <table:table-cell office:value-type="float" office:value="1.46305206478172E+018" calcext:value-type="float">
            <text:p>1463052064781720000</text:p>
          </table:table-cell>
          <table:table-cell/>
          <table:table-cell office:value-type="float" office:value="567" calcext:value-type="float">
            <text:p>567</text:p>
          </table:table-cell>
          <table:table-cell office:value-type="float" office:value="1750" calcext:value-type="float">
            <text:p>1750</text:p>
          </table:table-cell>
          <table:table-cell office:value-type="float" office:value="0.693193018436" calcext:value-type="float">
            <text:p>0.6931930184</text:p>
          </table:table-cell>
        </table:table-row>
        <table:table-row table:style-name="ro1">
          <table:table-cell office:value-type="float" office:value="1.4630520648315E+018" calcext:value-type="float">
            <text:p>1463052064831500000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float" office:value="1750" calcext:value-type="float">
            <text:p>1750</text:p>
          </table:table-cell>
          <table:table-cell office:value-type="float" office:value="0.693193018436" calcext:value-type="float">
            <text:p>0.6931930184</text:p>
          </table:table-cell>
        </table:table-row>
        <table:table-row table:style-name="ro1">
          <table:table-cell office:value-type="float" office:value="1.4630520648817E+018" calcext:value-type="float">
            <text:p>1463052064881700000</text:p>
          </table:table-cell>
          <table:table-cell/>
          <table:table-cell office:value-type="float" office:value="569" calcext:value-type="float">
            <text:p>569</text:p>
          </table:table-cell>
          <table:table-cell office:value-type="float" office:value="1750" calcext:value-type="float">
            <text:p>1750</text:p>
          </table:table-cell>
          <table:table-cell office:value-type="float" office:value="0.698180019855" calcext:value-type="float">
            <text:p>0.6981800199</text:p>
          </table:table-cell>
        </table:table-row>
        <table:table-row table:style-name="ro1">
          <table:table-cell office:value-type="float" office:value="1.46305206493154E+018" calcext:value-type="float">
            <text:p>1463052064931540000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1750" calcext:value-type="float">
            <text:p>1750</text:p>
          </table:table-cell>
          <table:table-cell office:value-type="float" office:value="0.710647523403" calcext:value-type="float">
            <text:p>0.7106475234</text:p>
          </table:table-cell>
        </table:table-row>
        <table:table-row table:style-name="ro1">
          <table:table-cell office:value-type="float" office:value="1.46305206498152E+018" calcext:value-type="float">
            <text:p>1463052064981520000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float" office:value="1750" calcext:value-type="float">
            <text:p>1750</text:p>
          </table:table-cell>
          <table:table-cell office:value-type="float" office:value="0.695686519146" calcext:value-type="float">
            <text:p>0.6956865191</text:p>
          </table:table-cell>
        </table:table-row>
        <table:table-row table:style-name="ro1">
          <table:table-cell office:value-type="float" office:value="1.46305206503157E+018" calcext:value-type="float">
            <text:p>1463052065031570000</text:p>
          </table:table-cell>
          <table:table-cell/>
          <table:table-cell office:value-type="float" office:value="572" calcext:value-type="float">
            <text:p>572</text:p>
          </table:table-cell>
          <table:table-cell office:value-type="float" office:value="1700" calcext:value-type="float">
            <text:p>1700</text:p>
          </table:table-cell>
          <table:table-cell office:value-type="float" office:value="0.700673520565" calcext:value-type="float">
            <text:p>0.7006735206</text:p>
          </table:table-cell>
        </table:table-row>
        <table:table-row table:style-name="ro1">
          <table:table-cell office:value-type="float" office:value="1.46305206508166E+018" calcext:value-type="float">
            <text:p>1463052065081660000</text:p>
          </table:table-cell>
          <table:table-cell/>
          <table:table-cell office:value-type="float" office:value="573" calcext:value-type="float">
            <text:p>573</text:p>
          </table:table-cell>
          <table:table-cell office:value-type="float" office:value="1700" calcext:value-type="float">
            <text:p>1700</text:p>
          </table:table-cell>
          <table:table-cell office:value-type="float" office:value="0.710647523403" calcext:value-type="float">
            <text:p>0.7106475234</text:p>
          </table:table-cell>
        </table:table-row>
        <table:table-row table:style-name="ro1">
          <table:table-cell office:value-type="float" office:value="1.46305206513169E+018" calcext:value-type="float">
            <text:p>1463052065131690000</text:p>
          </table:table-cell>
          <table:table-cell/>
          <table:table-cell office:value-type="float" office:value="574" calcext:value-type="float">
            <text:p>574</text:p>
          </table:table-cell>
          <table:table-cell office:value-type="float" office:value="1700" calcext:value-type="float">
            <text:p>1700</text:p>
          </table:table-cell>
          <table:table-cell office:value-type="float" office:value="0.715634524822" calcext:value-type="float">
            <text:p>0.7156345248</text:p>
          </table:table-cell>
        </table:table-row>
        <table:table-row table:style-name="ro1">
          <table:table-cell office:value-type="float" office:value="1.4630520651817E+018" calcext:value-type="float">
            <text:p>1463052065181700000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1700" calcext:value-type="float">
            <text:p>1700</text:p>
          </table:table-cell>
          <table:table-cell office:value-type="float" office:value="0.720621526241" calcext:value-type="float">
            <text:p>0.7206215262</text:p>
          </table:table-cell>
        </table:table-row>
        <table:table-row table:style-name="ro1">
          <table:table-cell office:value-type="float" office:value="1.46305206523162E+018" calcext:value-type="float">
            <text:p>1463052065231620000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1700" calcext:value-type="float">
            <text:p>1700</text:p>
          </table:table-cell>
          <table:table-cell office:value-type="float" office:value="0.735582470894" calcext:value-type="float">
            <text:p>0.7355824709</text:p>
          </table:table-cell>
        </table:table-row>
        <table:table-row table:style-name="ro1">
          <table:table-cell office:value-type="float" office:value="1.46305206528161E+018" calcext:value-type="float">
            <text:p>1463052065281610000</text:p>
          </table:table-cell>
          <table:table-cell/>
          <table:table-cell office:value-type="float" office:value="577" calcext:value-type="float">
            <text:p>577</text:p>
          </table:table-cell>
          <table:table-cell office:value-type="float" office:value="1700" calcext:value-type="float">
            <text:p>1700</text:p>
          </table:table-cell>
          <table:table-cell office:value-type="float" office:value="0.695686519146" calcext:value-type="float">
            <text:p>0.6956865191</text:p>
          </table:table-cell>
        </table:table-row>
        <table:table-row table:style-name="ro1">
          <table:table-cell office:value-type="float" office:value="1.46305206533154E+018" calcext:value-type="float">
            <text:p>1463052065331540000</text:p>
          </table:table-cell>
          <table:table-cell/>
          <table:table-cell office:value-type="float" office:value="578" calcext:value-type="float">
            <text:p>578</text:p>
          </table:table-cell>
          <table:table-cell office:value-type="float" office:value="1700" calcext:value-type="float">
            <text:p>1700</text:p>
          </table:table-cell>
          <table:table-cell office:value-type="float" office:value="0.690699517727" calcext:value-type="float">
            <text:p>0.6906995177</text:p>
          </table:table-cell>
        </table:table-row>
        <table:table-row table:style-name="ro1">
          <table:table-cell office:value-type="float" office:value="1.46305206538153E+018" calcext:value-type="float">
            <text:p>1463052065381530000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float" office:value="1700" calcext:value-type="float">
            <text:p>1700</text:p>
          </table:table-cell>
          <table:table-cell office:value-type="float" office:value="0.713140964508" calcext:value-type="float">
            <text:p>0.7131409645</text:p>
          </table:table-cell>
        </table:table-row>
        <table:table-row table:style-name="ro1">
          <table:table-cell office:value-type="float" office:value="1.46305206543156E+018" calcext:value-type="float">
            <text:p>1463052065431560000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1700" calcext:value-type="float">
            <text:p>1700</text:p>
          </table:table-cell>
          <table:table-cell office:value-type="float" office:value="0.718127965927" calcext:value-type="float">
            <text:p>0.7181279659</text:p>
          </table:table-cell>
        </table:table-row>
        <table:table-row table:style-name="ro1">
          <table:table-cell office:value-type="float" office:value="1.46305206548151E+018" calcext:value-type="float">
            <text:p>1463052065481510000</text:p>
          </table:table-cell>
          <table:table-cell/>
          <table:table-cell office:value-type="float" office:value="581" calcext:value-type="float">
            <text:p>581</text:p>
          </table:table-cell>
          <table:table-cell office:value-type="float" office:value="1700" calcext:value-type="float">
            <text:p>1700</text:p>
          </table:table-cell>
          <table:table-cell office:value-type="float" office:value="0.705660521984" calcext:value-type="float">
            <text:p>0.705660522</text:p>
          </table:table-cell>
        </table:table-row>
        <table:table-row table:style-name="ro1">
          <table:table-cell office:value-type="float" office:value="1.46305206553153E+018" calcext:value-type="float">
            <text:p>1463052065531530000</text:p>
          </table:table-cell>
          <table:table-cell/>
          <table:table-cell office:value-type="float" office:value="582" calcext:value-type="float">
            <text:p>582</text:p>
          </table:table-cell>
          <table:table-cell office:value-type="float" office:value="1700" calcext:value-type="float">
            <text:p>1700</text:p>
          </table:table-cell>
          <table:table-cell office:value-type="float" office:value="0.700673520565" calcext:value-type="float">
            <text:p>0.7006735206</text:p>
          </table:table-cell>
        </table:table-row>
        <table:table-row table:style-name="ro1">
          <table:table-cell office:value-type="float" office:value="1.46305206558151E+018" calcext:value-type="float">
            <text:p>1463052065581510000</text:p>
          </table:table-cell>
          <table:table-cell/>
          <table:table-cell office:value-type="float" office:value="583" calcext:value-type="float">
            <text:p>583</text:p>
          </table:table-cell>
          <table:table-cell office:value-type="float" office:value="1700" calcext:value-type="float">
            <text:p>1700</text:p>
          </table:table-cell>
          <table:table-cell office:value-type="float" office:value="0.67324501276" calcext:value-type="float">
            <text:p>0.6732450128</text:p>
          </table:table-cell>
        </table:table-row>
        <table:table-row table:style-name="ro1">
          <table:table-cell office:value-type="float" office:value="1.46305206563167E+018" calcext:value-type="float">
            <text:p>1463052065631670000</text:p>
          </table:table-cell>
          <table:table-cell/>
          <table:table-cell office:value-type="float" office:value="584" calcext:value-type="float">
            <text:p>584</text:p>
          </table:table-cell>
          <table:table-cell office:value-type="float" office:value="1700" calcext:value-type="float">
            <text:p>1700</text:p>
          </table:table-cell>
          <table:table-cell office:value-type="float" office:value="0.723114967346" calcext:value-type="float">
            <text:p>0.7231149673</text:p>
          </table:table-cell>
        </table:table-row>
        <table:table-row table:style-name="ro1">
          <table:table-cell office:value-type="float" office:value="1.46305206568155E+018" calcext:value-type="float">
            <text:p>1463052065681550000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1700" calcext:value-type="float">
            <text:p>1700</text:p>
          </table:table-cell>
          <table:table-cell office:value-type="float" office:value="0.718128025532" calcext:value-type="float">
            <text:p>0.7181280255</text:p>
          </table:table-cell>
        </table:table-row>
        <table:table-row table:style-name="ro1">
          <table:table-cell office:value-type="float" office:value="1.46305206573153E+018" calcext:value-type="float">
            <text:p>1463052065731530000</text:p>
          </table:table-cell>
          <table:table-cell/>
          <table:table-cell office:value-type="float" office:value="586" calcext:value-type="float">
            <text:p>586</text:p>
          </table:table-cell>
          <table:table-cell office:value-type="float" office:value="1700" calcext:value-type="float">
            <text:p>1700</text:p>
          </table:table-cell>
          <table:table-cell office:value-type="float" office:value="0.700673520565" calcext:value-type="float">
            <text:p>0.7006735206</text:p>
          </table:table-cell>
        </table:table-row>
        <table:table-row table:style-name="ro1">
          <table:table-cell office:value-type="float" office:value="1.4630520657816E+018" calcext:value-type="float">
            <text:p>1463052065781600000</text:p>
          </table:table-cell>
          <table:table-cell/>
          <table:table-cell office:value-type="float" office:value="587" calcext:value-type="float">
            <text:p>587</text:p>
          </table:table-cell>
          <table:table-cell office:value-type="float" office:value="1700" calcext:value-type="float">
            <text:p>1700</text:p>
          </table:table-cell>
          <table:table-cell office:value-type="float" office:value="0.708154022694" calcext:value-type="float">
            <text:p>0.7081540227</text:p>
          </table:table-cell>
        </table:table-row>
        <table:table-row table:style-name="ro1">
          <table:table-cell office:value-type="float" office:value="1.46305206583155E+018" calcext:value-type="float">
            <text:p>1463052065831550000</text:p>
          </table:table-cell>
          <table:table-cell/>
          <table:table-cell office:value-type="float" office:value="588" calcext:value-type="float">
            <text:p>588</text:p>
          </table:table-cell>
          <table:table-cell office:value-type="float" office:value="1700" calcext:value-type="float">
            <text:p>1700</text:p>
          </table:table-cell>
          <table:table-cell office:value-type="float" office:value="0.700673520565" calcext:value-type="float">
            <text:p>0.7006735206</text:p>
          </table:table-cell>
        </table:table-row>
        <table:table-row table:style-name="ro1">
          <table:table-cell office:value-type="float" office:value="1.46305206588152E+018" calcext:value-type="float">
            <text:p>1463052065881520000</text:p>
          </table:table-cell>
          <table:table-cell/>
          <table:table-cell office:value-type="float" office:value="589" calcext:value-type="float">
            <text:p>589</text:p>
          </table:table-cell>
          <table:table-cell office:value-type="float" office:value="1700" calcext:value-type="float">
            <text:p>1700</text:p>
          </table:table-cell>
          <table:table-cell office:value-type="float" office:value="0.678232014179" calcext:value-type="float">
            <text:p>0.6782320142</text:p>
          </table:table-cell>
        </table:table-row>
        <table:table-row table:style-name="ro1">
          <table:table-cell office:value-type="float" office:value="1.46305206593165E+018" calcext:value-type="float">
            <text:p>1463052065931650000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1700" calcext:value-type="float">
            <text:p>1700</text:p>
          </table:table-cell>
          <table:table-cell office:value-type="float" office:value="0.690699517727" calcext:value-type="float">
            <text:p>0.6906995177</text:p>
          </table:table-cell>
        </table:table-row>
        <table:table-row table:style-name="ro1">
          <table:table-cell office:value-type="float" office:value="1.46305206598166E+018" calcext:value-type="float">
            <text:p>1463052065981660000</text:p>
          </table:table-cell>
          <table:table-cell/>
          <table:table-cell office:value-type="float" office:value="591" calcext:value-type="float">
            <text:p>591</text:p>
          </table:table-cell>
          <table:table-cell office:value-type="float" office:value="1700" calcext:value-type="float">
            <text:p>1700</text:p>
          </table:table-cell>
          <table:table-cell office:value-type="float" office:value="0.698180019855" calcext:value-type="float">
            <text:p>0.6981800199</text:p>
          </table:table-cell>
        </table:table-row>
        <table:table-row table:style-name="ro1">
          <table:table-cell office:value-type="float" office:value="1.46305206603151E+018" calcext:value-type="float">
            <text:p>1463052066031510000</text:p>
          </table:table-cell>
          <table:table-cell/>
          <table:table-cell office:value-type="float" office:value="592" calcext:value-type="float">
            <text:p>592</text:p>
          </table:table-cell>
          <table:table-cell office:value-type="float" office:value="1700" calcext:value-type="float">
            <text:p>1700</text:p>
          </table:table-cell>
          <table:table-cell office:value-type="float" office:value="0.705660521984" calcext:value-type="float">
            <text:p>0.705660522</text:p>
          </table:table-cell>
        </table:table-row>
        <table:table-row table:style-name="ro1">
          <table:table-cell office:value-type="float" office:value="1.4630520660816E+018" calcext:value-type="float">
            <text:p>1463052066081600000</text:p>
          </table:table-cell>
          <table:table-cell/>
          <table:table-cell office:value-type="float" office:value="593" calcext:value-type="float">
            <text:p>593</text:p>
          </table:table-cell>
          <table:table-cell office:value-type="float" office:value="1700" calcext:value-type="float">
            <text:p>1700</text:p>
          </table:table-cell>
          <table:table-cell office:value-type="float" office:value="0.718127965927" calcext:value-type="float">
            <text:p>0.7181279659</text:p>
          </table:table-cell>
        </table:table-row>
        <table:table-row table:style-name="ro1">
          <table:table-cell office:value-type="float" office:value="1.46305206613154E+018" calcext:value-type="float">
            <text:p>1463052066131540000</text:p>
          </table:table-cell>
          <table:table-cell/>
          <table:table-cell office:value-type="float" office:value="594" calcext:value-type="float">
            <text:p>594</text:p>
          </table:table-cell>
          <table:table-cell office:value-type="float" office:value="1700" calcext:value-type="float">
            <text:p>1700</text:p>
          </table:table-cell>
          <table:table-cell office:value-type="float" office:value="0.695686519146" calcext:value-type="float">
            <text:p>0.6956865191</text:p>
          </table:table-cell>
        </table:table-row>
        <table:table-row table:style-name="ro1">
          <table:table-cell office:value-type="float" office:value="1.4630520661817E+018" calcext:value-type="float">
            <text:p>1463052066181700000</text:p>
          </table:table-cell>
          <table:table-cell/>
          <table:table-cell office:value-type="float" office:value="595" calcext:value-type="float">
            <text:p>595</text:p>
          </table:table-cell>
          <table:table-cell office:value-type="float" office:value="1700" calcext:value-type="float">
            <text:p>1700</text:p>
          </table:table-cell>
          <table:table-cell office:value-type="float" office:value="0.698180019855" calcext:value-type="float">
            <text:p>0.6981800199</text:p>
          </table:table-cell>
        </table:table-row>
        <table:table-row table:style-name="ro1">
          <table:table-cell office:value-type="float" office:value="1.4630520662315E+018" calcext:value-type="float">
            <text:p>1463052066231500000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float" office:value="1700" calcext:value-type="float">
            <text:p>1700</text:p>
          </table:table-cell>
          <table:table-cell office:value-type="float" office:value="0.703167021275" calcext:value-type="float">
            <text:p>0.7031670213</text:p>
          </table:table-cell>
        </table:table-row>
        <table:table-row table:style-name="ro1">
          <table:table-cell office:value-type="float" office:value="1.4630520662817E+018" calcext:value-type="float">
            <text:p>1463052066281700000</text:p>
          </table:table-cell>
          <table:table-cell/>
          <table:table-cell office:value-type="float" office:value="597" calcext:value-type="float">
            <text:p>597</text:p>
          </table:table-cell>
          <table:table-cell office:value-type="float" office:value="1700" calcext:value-type="float">
            <text:p>1700</text:p>
          </table:table-cell>
          <table:table-cell office:value-type="float" office:value="0.715634524822" calcext:value-type="float">
            <text:p>0.7156345248</text:p>
          </table:table-cell>
        </table:table-row>
        <table:table-row table:style-name="ro1">
          <table:table-cell office:value-type="float" office:value="1.46305206633157E+018" calcext:value-type="float">
            <text:p>1463052066331570000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1700" calcext:value-type="float">
            <text:p>1700</text:p>
          </table:table-cell>
          <table:table-cell office:value-type="float" office:value="0.705660521984" calcext:value-type="float">
            <text:p>0.705660522</text:p>
          </table:table-cell>
        </table:table-row>
        <table:table-row table:style-name="ro1">
          <table:table-cell office:value-type="float" office:value="1.46305206638153E+018" calcext:value-type="float">
            <text:p>1463052066381530000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float" office:value="1700" calcext:value-type="float">
            <text:p>1700</text:p>
          </table:table-cell>
          <table:table-cell office:value-type="float" office:value="0.698180019855" calcext:value-type="float">
            <text:p>0.6981800199</text:p>
          </table:table-cell>
        </table:table-row>
        <table:table-row table:style-name="ro1">
          <table:table-cell office:value-type="float" office:value="1.46305206643162E+018" calcext:value-type="float">
            <text:p>146305206643162000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700" calcext:value-type="float">
            <text:p>1700</text:p>
          </table:table-cell>
          <table:table-cell office:value-type="float" office:value="0.693193018436" calcext:value-type="float">
            <text:p>0.6931930184</text:p>
          </table:table-cell>
        </table:table-row>
        <table:table-row table:style-name="ro1">
          <table:table-cell office:value-type="float" office:value="1.46305206648165E+018" calcext:value-type="float">
            <text:p>1463052066481650000</text:p>
          </table:table-cell>
          <table:table-cell/>
          <table:table-cell office:value-type="float" office:value="601" calcext:value-type="float">
            <text:p>601</text:p>
          </table:table-cell>
          <table:table-cell office:value-type="float" office:value="1700" calcext:value-type="float">
            <text:p>1700</text:p>
          </table:table-cell>
          <table:table-cell office:value-type="float" office:value="0.703167021275" calcext:value-type="float">
            <text:p>0.7031670213</text:p>
          </table:table-cell>
        </table:table-row>
        <table:table-row table:style-name="ro1">
          <table:table-cell office:value-type="float" office:value="1.46305206653154E+018" calcext:value-type="float">
            <text:p>1463052066531540000</text:p>
          </table:table-cell>
          <table:table-cell/>
          <table:table-cell office:value-type="float" office:value="602" calcext:value-type="float">
            <text:p>602</text:p>
          </table:table-cell>
          <table:table-cell office:value-type="float" office:value="1700" calcext:value-type="float">
            <text:p>1700</text:p>
          </table:table-cell>
          <table:table-cell office:value-type="float" office:value="0.693193018436" calcext:value-type="float">
            <text:p>0.6931930184</text:p>
          </table:table-cell>
        </table:table-row>
        <table:table-row table:style-name="ro1">
          <table:table-cell office:value-type="float" office:value="1.46305206658161E+018" calcext:value-type="float">
            <text:p>1463052066581610000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1700" calcext:value-type="float">
            <text:p>1700</text:p>
          </table:table-cell>
          <table:table-cell office:value-type="float" office:value="0.710647523403" calcext:value-type="float">
            <text:p>0.7106475234</text:p>
          </table:table-cell>
        </table:table-row>
        <table:table-row table:style-name="ro1">
          <table:table-cell office:value-type="float" office:value="1.46305206663174E+018" calcext:value-type="float">
            <text:p>1463052066631740000</text:p>
          </table:table-cell>
          <table:table-cell/>
          <table:table-cell office:value-type="float" office:value="604" calcext:value-type="float">
            <text:p>604</text:p>
          </table:table-cell>
          <table:table-cell office:value-type="float" office:value="1700" calcext:value-type="float">
            <text:p>1700</text:p>
          </table:table-cell>
          <table:table-cell office:value-type="float" office:value="0.730595469475" calcext:value-type="float">
            <text:p>0.7305954695</text:p>
          </table:table-cell>
        </table:table-row>
        <table:table-row table:style-name="ro1">
          <table:table-cell office:value-type="float" office:value="1.46305206668171E+018" calcext:value-type="float">
            <text:p>1463052066681710000</text:p>
          </table:table-cell>
          <table:table-cell/>
          <table:table-cell office:value-type="float" office:value="605" calcext:value-type="float">
            <text:p>605</text:p>
          </table:table-cell>
          <table:table-cell office:value-type="float" office:value="1700" calcext:value-type="float">
            <text:p>1700</text:p>
          </table:table-cell>
          <table:table-cell office:value-type="float" office:value="0.718127965927" calcext:value-type="float">
            <text:p>0.7181279659</text:p>
          </table:table-cell>
        </table:table-row>
        <table:table-row table:style-name="ro1">
          <table:table-cell office:value-type="float" office:value="1.46305206673152E+018" calcext:value-type="float">
            <text:p>1463052066731520000</text:p>
          </table:table-cell>
          <table:table-cell/>
          <table:table-cell office:value-type="float" office:value="606" calcext:value-type="float">
            <text:p>606</text:p>
          </table:table-cell>
          <table:table-cell office:value-type="float" office:value="1700" calcext:value-type="float">
            <text:p>1700</text:p>
          </table:table-cell>
          <table:table-cell office:value-type="float" office:value="0.733088970184" calcext:value-type="float">
            <text:p>0.7330889702</text:p>
          </table:table-cell>
        </table:table-row>
        <table:table-row table:style-name="ro1">
          <table:table-cell office:value-type="float" office:value="1.46305206678171E+018" calcext:value-type="float">
            <text:p>1463052066781710000</text:p>
          </table:table-cell>
          <table:table-cell/>
          <table:table-cell office:value-type="float" office:value="607" calcext:value-type="float">
            <text:p>607</text:p>
          </table:table-cell>
          <table:table-cell office:value-type="float" office:value="1700" calcext:value-type="float">
            <text:p>1700</text:p>
          </table:table-cell>
          <table:table-cell office:value-type="float" office:value="0.730595469475" calcext:value-type="float">
            <text:p>0.7305954695</text:p>
          </table:table-cell>
        </table:table-row>
        <table:table-row table:style-name="ro1">
          <table:table-cell office:value-type="float" office:value="1.46305206683166E+018" calcext:value-type="float">
            <text:p>1463052066831660000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float" office:value="1700" calcext:value-type="float">
            <text:p>1700</text:p>
          </table:table-cell>
          <table:table-cell office:value-type="float" office:value="0.718127965927" calcext:value-type="float">
            <text:p>0.7181279659</text:p>
          </table:table-cell>
        </table:table-row>
        <table:table-row table:style-name="ro1">
          <table:table-cell office:value-type="float" office:value="1.46305206688156E+018" calcext:value-type="float">
            <text:p>1463052066881560000</text:p>
          </table:table-cell>
          <table:table-cell/>
          <table:table-cell office:value-type="float" office:value="609" calcext:value-type="float">
            <text:p>609</text:p>
          </table:table-cell>
          <table:table-cell office:value-type="float" office:value="1700" calcext:value-type="float">
            <text:p>1700</text:p>
          </table:table-cell>
          <table:table-cell office:value-type="float" office:value="0.738075971603" calcext:value-type="float">
            <text:p>0.7380759716</text:p>
          </table:table-cell>
        </table:table-row>
        <table:table-row table:style-name="ro1">
          <table:table-cell office:value-type="float" office:value="1.46305206693159E+018" calcext:value-type="float">
            <text:p>1463052066931590000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1700" calcext:value-type="float">
            <text:p>1700</text:p>
          </table:table-cell>
          <table:table-cell office:value-type="float" office:value="0.753036975861" calcext:value-type="float">
            <text:p>0.7530369759</text:p>
          </table:table-cell>
        </table:table-row>
        <table:table-row table:style-name="ro1">
          <table:table-cell office:value-type="float" office:value="1.46305206698167E+018" calcext:value-type="float">
            <text:p>1463052066981670000</text:p>
          </table:table-cell>
          <table:table-cell/>
          <table:table-cell office:value-type="float" office:value="611" calcext:value-type="float">
            <text:p>611</text:p>
          </table:table-cell>
          <table:table-cell office:value-type="float" office:value="1700" calcext:value-type="float">
            <text:p>1700</text:p>
          </table:table-cell>
          <table:table-cell office:value-type="float" office:value="0.750543475151" calcext:value-type="float">
            <text:p>0.7505434752</text:p>
          </table:table-cell>
        </table:table-row>
        <table:table-row table:style-name="ro1">
          <table:table-cell office:value-type="float" office:value="1.46305206703152E+018" calcext:value-type="float">
            <text:p>1463052067031520000</text:p>
          </table:table-cell>
          <table:table-cell/>
          <table:table-cell office:value-type="float" office:value="612" calcext:value-type="float">
            <text:p>612</text:p>
          </table:table-cell>
          <table:table-cell office:value-type="float" office:value="1700" calcext:value-type="float">
            <text:p>1700</text:p>
          </table:table-cell>
          <table:table-cell office:value-type="float" office:value="0.735582470894" calcext:value-type="float">
            <text:p>0.7355824709</text:p>
          </table:table-cell>
        </table:table-row>
        <table:table-row table:style-name="ro1">
          <table:table-cell office:value-type="float" office:value="1.46305206708154E+018" calcext:value-type="float">
            <text:p>1463052067081540000</text:p>
          </table:table-cell>
          <table:table-cell/>
          <table:table-cell office:value-type="float" office:value="613" calcext:value-type="float">
            <text:p>613</text:p>
          </table:table-cell>
          <table:table-cell office:value-type="float" office:value="1700" calcext:value-type="float">
            <text:p>1700</text:p>
          </table:table-cell>
          <table:table-cell office:value-type="float" office:value="0.718128025532" calcext:value-type="float">
            <text:p>0.7181280255</text:p>
          </table:table-cell>
        </table:table-row>
        <table:table-row table:style-name="ro1">
          <table:table-cell office:value-type="float" office:value="1.4630520671317E+018" calcext:value-type="float">
            <text:p>1463052067131700000</text:p>
          </table:table-cell>
          <table:table-cell/>
          <table:table-cell office:value-type="float" office:value="614" calcext:value-type="float">
            <text:p>614</text:p>
          </table:table-cell>
          <table:table-cell office:value-type="float" office:value="1700" calcext:value-type="float">
            <text:p>1700</text:p>
          </table:table-cell>
          <table:table-cell office:value-type="float" office:value="0.738075971603" calcext:value-type="float">
            <text:p>0.7380759716</text:p>
          </table:table-cell>
        </table:table-row>
        <table:table-row table:style-name="ro1">
          <table:table-cell office:value-type="float" office:value="1.46305206718165E+018" calcext:value-type="float">
            <text:p>1463052067181650000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float" office:value="1700" calcext:value-type="float">
            <text:p>1700</text:p>
          </table:table-cell>
          <table:table-cell office:value-type="float" office:value="0.770491480827" calcext:value-type="float">
            <text:p>0.7704914808</text:p>
          </table:table-cell>
        </table:table-row>
        <table:table-row table:style-name="ro1">
          <table:table-cell office:value-type="float" office:value="1.46305206723159E+018" calcext:value-type="float">
            <text:p>1463052067231590000</text:p>
          </table:table-cell>
          <table:table-cell/>
          <table:table-cell office:value-type="float" office:value="616" calcext:value-type="float">
            <text:p>616</text:p>
          </table:table-cell>
          <table:table-cell office:value-type="float" office:value="1700" calcext:value-type="float">
            <text:p>1700</text:p>
          </table:table-cell>
          <table:table-cell office:value-type="float" office:value="0.787945985794" calcext:value-type="float">
            <text:p>0.7879459858</text:p>
          </table:table-cell>
        </table:table-row>
        <table:table-row table:style-name="ro1">
          <table:table-cell office:value-type="float" office:value="1.46305206728157E+018" calcext:value-type="float">
            <text:p>1463052067281570000</text:p>
          </table:table-cell>
          <table:table-cell/>
          <table:table-cell office:value-type="float" office:value="617" calcext:value-type="float">
            <text:p>617</text:p>
          </table:table-cell>
          <table:table-cell office:value-type="float" office:value="1700" calcext:value-type="float">
            <text:p>1700</text:p>
          </table:table-cell>
          <table:table-cell office:value-type="float" office:value="0.760517477989" calcext:value-type="float">
            <text:p>0.760517478</text:p>
          </table:table-cell>
        </table:table-row>
        <table:table-row table:style-name="ro1">
          <table:table-cell office:value-type="float" office:value="1.46305206733168E+018" calcext:value-type="float">
            <text:p>1463052067331680000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1700" calcext:value-type="float">
            <text:p>1700</text:p>
          </table:table-cell>
          <table:table-cell office:value-type="float" office:value="0.75802397728" calcext:value-type="float">
            <text:p>0.7580239773</text:p>
          </table:table-cell>
        </table:table-row>
        <table:table-row table:style-name="ro1">
          <table:table-cell office:value-type="float" office:value="1.46305206738162E+018" calcext:value-type="float">
            <text:p>1463052067381620000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1700" calcext:value-type="float">
            <text:p>1700</text:p>
          </table:table-cell>
          <table:table-cell office:value-type="float" office:value="0.75553047657" calcext:value-type="float">
            <text:p>0.7555304766</text:p>
          </table:table-cell>
        </table:table-row>
        <table:table-row table:style-name="ro1">
          <table:table-cell office:value-type="float" office:value="1.46305206743151E+018" calcext:value-type="float">
            <text:p>1463052067431510000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1700" calcext:value-type="float">
            <text:p>1700</text:p>
          </table:table-cell>
          <table:table-cell office:value-type="float" office:value="0.703167021275" calcext:value-type="float">
            <text:p>0.7031670213</text:p>
          </table:table-cell>
        </table:table-row>
        <table:table-row table:style-name="ro1">
          <table:table-cell office:value-type="float" office:value="1.46305206748166E+018" calcext:value-type="float">
            <text:p>1463052067481660000</text:p>
          </table:table-cell>
          <table:table-cell/>
          <table:table-cell office:value-type="float" office:value="621" calcext:value-type="float">
            <text:p>621</text:p>
          </table:table-cell>
          <table:table-cell office:value-type="float" office:value="1700" calcext:value-type="float">
            <text:p>1700</text:p>
          </table:table-cell>
          <table:table-cell office:value-type="float" office:value="0.730595469475" calcext:value-type="float">
            <text:p>0.7305954695</text:p>
          </table:table-cell>
        </table:table-row>
        <table:table-row table:style-name="ro1">
          <table:table-cell office:value-type="float" office:value="1.46305206753154E+018" calcext:value-type="float">
            <text:p>1463052067531540000</text:p>
          </table:table-cell>
          <table:table-cell/>
          <table:table-cell office:value-type="float" office:value="622" calcext:value-type="float">
            <text:p>622</text:p>
          </table:table-cell>
          <table:table-cell office:value-type="float" office:value="1700" calcext:value-type="float">
            <text:p>1700</text:p>
          </table:table-cell>
          <table:table-cell office:value-type="float" office:value="0.740569472313" calcext:value-type="float">
            <text:p>0.7405694723</text:p>
          </table:table-cell>
        </table:table-row>
        <table:table-row table:style-name="ro1">
          <table:table-cell office:value-type="float" office:value="1.46305206758154E+018" calcext:value-type="float">
            <text:p>1463052067581540000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1700" calcext:value-type="float">
            <text:p>1700</text:p>
          </table:table-cell>
          <table:table-cell office:value-type="float" office:value="0.738075971603" calcext:value-type="float">
            <text:p>0.7380759716</text:p>
          </table:table-cell>
        </table:table-row>
        <table:table-row table:style-name="ro1">
          <table:table-cell office:value-type="float" office:value="1.46305206763153E+018" calcext:value-type="float">
            <text:p>1463052067631530000</text:p>
          </table:table-cell>
          <table:table-cell/>
          <table:table-cell office:value-type="float" office:value="624" calcext:value-type="float">
            <text:p>624</text:p>
          </table:table-cell>
          <table:table-cell office:value-type="float" office:value="1700" calcext:value-type="float">
            <text:p>1700</text:p>
          </table:table-cell>
          <table:table-cell office:value-type="float" office:value="0.738075971603" calcext:value-type="float">
            <text:p>0.7380759716</text:p>
          </table:table-cell>
        </table:table-row>
        <table:table-row table:style-name="ro1">
          <table:table-cell office:value-type="float" office:value="1.46305206768161E+018" calcext:value-type="float">
            <text:p>1463052067681610000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float" office:value="1700" calcext:value-type="float">
            <text:p>1700</text:p>
          </table:table-cell>
          <table:table-cell office:value-type="float" office:value="0.767997980118" calcext:value-type="float">
            <text:p>0.7679979801</text:p>
          </table:table-cell>
        </table:table-row>
        <table:table-row table:style-name="ro1">
          <table:table-cell office:value-type="float" office:value="1.46305206773153E+018" calcext:value-type="float">
            <text:p>1463052067731530000</text:p>
          </table:table-cell>
          <table:table-cell/>
          <table:table-cell office:value-type="float" office:value="626" calcext:value-type="float">
            <text:p>626</text:p>
          </table:table-cell>
          <table:table-cell office:value-type="float" office:value="1700" calcext:value-type="float">
            <text:p>1700</text:p>
          </table:table-cell>
          <table:table-cell office:value-type="float" office:value="0.753036975861" calcext:value-type="float">
            <text:p>0.7530369759</text:p>
          </table:table-cell>
        </table:table-row>
        <table:table-row table:style-name="ro1">
          <table:table-cell office:value-type="float" office:value="1.46305206778161E+018" calcext:value-type="float">
            <text:p>1463052067781610000</text:p>
          </table:table-cell>
          <table:table-cell/>
          <table:table-cell office:value-type="float" office:value="627" calcext:value-type="float">
            <text:p>627</text:p>
          </table:table-cell>
          <table:table-cell office:value-type="float" office:value="1700" calcext:value-type="float">
            <text:p>1700</text:p>
          </table:table-cell>
          <table:table-cell office:value-type="float" office:value="0.740569472313" calcext:value-type="float">
            <text:p>0.7405694723</text:p>
          </table:table-cell>
        </table:table-row>
        <table:table-row table:style-name="ro1">
          <table:table-cell office:value-type="float" office:value="1.46305206783156E+018" calcext:value-type="float">
            <text:p>1463052067831560000</text:p>
          </table:table-cell>
          <table:table-cell/>
          <table:table-cell office:value-type="float" office:value="628" calcext:value-type="float">
            <text:p>628</text:p>
          </table:table-cell>
          <table:table-cell office:value-type="float" office:value="1700" calcext:value-type="float">
            <text:p>1700</text:p>
          </table:table-cell>
          <table:table-cell office:value-type="float" office:value="0.715634524822" calcext:value-type="float">
            <text:p>0.7156345248</text:p>
          </table:table-cell>
        </table:table-row>
        <table:table-row table:style-name="ro1">
          <table:table-cell office:value-type="float" office:value="1.46305206788167E+018" calcext:value-type="float">
            <text:p>1463052067881670000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1700" calcext:value-type="float">
            <text:p>1700</text:p>
          </table:table-cell>
          <table:table-cell office:value-type="float" office:value="0.718127965927" calcext:value-type="float">
            <text:p>0.7181279659</text:p>
          </table:table-cell>
        </table:table-row>
        <table:table-row table:style-name="ro1">
          <table:table-cell office:value-type="float" office:value="1.46305206793153E+018" calcext:value-type="float">
            <text:p>1463052067931530000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1700" calcext:value-type="float">
            <text:p>1700</text:p>
          </table:table-cell>
          <table:table-cell office:value-type="float" office:value="0.698179960251" calcext:value-type="float">
            <text:p>0.6981799603</text:p>
          </table:table-cell>
        </table:table-row>
        <table:table-row table:style-name="ro1">
          <table:table-cell office:value-type="float" office:value="1.46305206798151E+018" calcext:value-type="float">
            <text:p>1463052067981510000</text:p>
          </table:table-cell>
          <table:table-cell/>
          <table:table-cell office:value-type="float" office:value="631" calcext:value-type="float">
            <text:p>631</text:p>
          </table:table-cell>
          <table:table-cell office:value-type="float" office:value="1700" calcext:value-type="float">
            <text:p>1700</text:p>
          </table:table-cell>
          <table:table-cell office:value-type="float" office:value="0.710647463799" calcext:value-type="float">
            <text:p>0.7106474638</text:p>
          </table:table-cell>
        </table:table-row>
        <table:table-row table:style-name="ro1">
          <table:table-cell office:value-type="float" office:value="1.46305206803171E+018" calcext:value-type="float">
            <text:p>1463052068031710000</text:p>
          </table:table-cell>
          <table:table-cell/>
          <table:table-cell office:value-type="float" office:value="632" calcext:value-type="float">
            <text:p>632</text:p>
          </table:table-cell>
          <table:table-cell office:value-type="float" office:value="1700" calcext:value-type="float">
            <text:p>1700</text:p>
          </table:table-cell>
          <table:table-cell office:value-type="float" office:value="0.713140964508" calcext:value-type="float">
            <text:p>0.7131409645</text:p>
          </table:table-cell>
        </table:table-row>
        <table:table-row table:style-name="ro1">
          <table:table-cell office:value-type="float" office:value="1.46305206808163E+018" calcext:value-type="float">
            <text:p>1463052068081630000</text:p>
          </table:table-cell>
          <table:table-cell/>
          <table:table-cell office:value-type="float" office:value="633" calcext:value-type="float">
            <text:p>633</text:p>
          </table:table-cell>
          <table:table-cell office:value-type="float" office:value="1700" calcext:value-type="float">
            <text:p>1700</text:p>
          </table:table-cell>
          <table:table-cell office:value-type="float" office:value="0.708153963089" calcext:value-type="float">
            <text:p>0.7081539631</text:p>
          </table:table-cell>
        </table:table-row>
        <table:table-row table:style-name="ro1">
          <table:table-cell office:value-type="float" office:value="1.46305206813151E+018" calcext:value-type="float">
            <text:p>1463052068131510000</text:p>
          </table:table-cell>
          <table:table-cell/>
          <table:table-cell office:value-type="float" office:value="634" calcext:value-type="float">
            <text:p>634</text:p>
          </table:table-cell>
          <table:table-cell office:value-type="float" office:value="1700" calcext:value-type="float">
            <text:p>1700</text:p>
          </table:table-cell>
          <table:table-cell office:value-type="float" office:value="0.710647463799" calcext:value-type="float">
            <text:p>0.7106474638</text:p>
          </table:table-cell>
        </table:table-row>
        <table:table-row table:style-name="ro1">
          <table:table-cell office:value-type="float" office:value="1.46305206818151E+018" calcext:value-type="float">
            <text:p>1463052068181510000</text:p>
          </table:table-cell>
          <table:table-cell/>
          <table:table-cell office:value-type="float" office:value="635" calcext:value-type="float">
            <text:p>635</text:p>
          </table:table-cell>
          <table:table-cell office:value-type="float" office:value="1700" calcext:value-type="float">
            <text:p>1700</text:p>
          </table:table-cell>
          <table:table-cell office:value-type="float" office:value="0.710647463799" calcext:value-type="float">
            <text:p>0.7106474638</text:p>
          </table:table-cell>
        </table:table-row>
        <table:table-row table:style-name="ro1">
          <table:table-cell office:value-type="float" office:value="1.46305206823152E+018" calcext:value-type="float">
            <text:p>1463052068231520000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float" office:value="1700" calcext:value-type="float">
            <text:p>1700</text:p>
          </table:table-cell>
          <table:table-cell office:value-type="float" office:value="0.715634465218" calcext:value-type="float">
            <text:p>0.7156344652</text:p>
          </table:table-cell>
        </table:table-row>
        <table:table-row table:style-name="ro1">
          <table:table-cell office:value-type="float" office:value="1.4630520682815E+018" calcext:value-type="float">
            <text:p>1463052068281500000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1700" calcext:value-type="float">
            <text:p>1700</text:p>
          </table:table-cell>
          <table:table-cell office:value-type="float" office:value="0.770491480827" calcext:value-type="float">
            <text:p>0.7704914808</text:p>
          </table:table-cell>
        </table:table-row>
        <table:table-row table:style-name="ro1">
          <table:table-cell office:value-type="float" office:value="1.46305206833166E+018" calcext:value-type="float">
            <text:p>1463052068331660000</text:p>
          </table:table-cell>
          <table:table-cell/>
          <table:table-cell office:value-type="float" office:value="638" calcext:value-type="float">
            <text:p>638</text:p>
          </table:table-cell>
          <table:table-cell office:value-type="float" office:value="1700" calcext:value-type="float">
            <text:p>1700</text:p>
          </table:table-cell>
          <table:table-cell office:value-type="float" office:value="0.750543475151" calcext:value-type="float">
            <text:p>0.7505434752</text:p>
          </table:table-cell>
        </table:table-row>
        <table:table-row table:style-name="ro1">
          <table:table-cell office:value-type="float" office:value="1.46305206838163E+018" calcext:value-type="float">
            <text:p>1463052068381630000</text:p>
          </table:table-cell>
          <table:table-cell/>
          <table:table-cell office:value-type="float" office:value="639" calcext:value-type="float">
            <text:p>639</text:p>
          </table:table-cell>
          <table:table-cell office:value-type="float" office:value="1700" calcext:value-type="float">
            <text:p>1700</text:p>
          </table:table-cell>
          <table:table-cell office:value-type="float" office:value="0.780465483665" calcext:value-type="float">
            <text:p>0.7804654837</text:p>
          </table:table-cell>
        </table:table-row>
        <table:table-row table:style-name="ro1">
          <table:table-cell office:value-type="float" office:value="1.46305206843164E+018" calcext:value-type="float">
            <text:p>1463052068431640000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1700" calcext:value-type="float">
            <text:p>1700</text:p>
          </table:table-cell>
          <table:table-cell office:value-type="float" office:value="0.785452485085" calcext:value-type="float">
            <text:p>0.7854524851</text:p>
          </table:table-cell>
        </table:table-row>
        <table:table-row table:style-name="ro1">
          <table:table-cell office:value-type="float" office:value="1.4630520684816E+018" calcext:value-type="float">
            <text:p>1463052068481600000</text:p>
          </table:table-cell>
          <table:table-cell/>
          <table:table-cell office:value-type="float" office:value="641" calcext:value-type="float">
            <text:p>641</text:p>
          </table:table-cell>
          <table:table-cell office:value-type="float" office:value="1700" calcext:value-type="float">
            <text:p>1700</text:p>
          </table:table-cell>
          <table:table-cell office:value-type="float" office:value="0.767997980118" calcext:value-type="float">
            <text:p>0.7679979801</text:p>
          </table:table-cell>
        </table:table-row>
        <table:table-row table:style-name="ro1">
          <table:table-cell office:value-type="float" office:value="1.46305206853169E+018" calcext:value-type="float">
            <text:p>1463052068531690000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float" office:value="1700" calcext:value-type="float">
            <text:p>1700</text:p>
          </table:table-cell>
          <table:table-cell office:value-type="float" office:value="0.765504479408" calcext:value-type="float">
            <text:p>0.7655044794</text:p>
          </table:table-cell>
        </table:table-row>
        <table:table-row table:style-name="ro1">
          <table:table-cell office:value-type="float" office:value="1.46305206858166E+018" calcext:value-type="float">
            <text:p>1463052068581660000</text:p>
          </table:table-cell>
          <table:table-cell/>
          <table:table-cell office:value-type="float" office:value="643" calcext:value-type="float">
            <text:p>643</text:p>
          </table:table-cell>
          <table:table-cell office:value-type="float" office:value="1700" calcext:value-type="float">
            <text:p>1700</text:p>
          </table:table-cell>
          <table:table-cell office:value-type="float" office:value="0.760517477989" calcext:value-type="float">
            <text:p>0.760517478</text:p>
          </table:table-cell>
        </table:table-row>
        <table:table-row table:style-name="ro1">
          <table:table-cell office:value-type="float" office:value="1.46305206863156E+018" calcext:value-type="float">
            <text:p>1463052068631560000</text:p>
          </table:table-cell>
          <table:table-cell/>
          <table:table-cell office:value-type="float" office:value="644" calcext:value-type="float">
            <text:p>644</text:p>
          </table:table-cell>
          <table:table-cell office:value-type="float" office:value="1700" calcext:value-type="float">
            <text:p>1700</text:p>
          </table:table-cell>
          <table:table-cell office:value-type="float" office:value="0.765504479408" calcext:value-type="float">
            <text:p>0.7655044794</text:p>
          </table:table-cell>
        </table:table-row>
        <table:table-row table:style-name="ro1">
          <table:table-cell office:value-type="float" office:value="1.46305206868167E+018" calcext:value-type="float">
            <text:p>1463052068681670000</text:p>
          </table:table-cell>
          <table:table-cell/>
          <table:table-cell office:value-type="float" office:value="645" calcext:value-type="float">
            <text:p>645</text:p>
          </table:table-cell>
          <table:table-cell office:value-type="float" office:value="1700" calcext:value-type="float">
            <text:p>1700</text:p>
          </table:table-cell>
          <table:table-cell office:value-type="float" office:value="0.790439486504" calcext:value-type="float">
            <text:p>0.7904394865</text:p>
          </table:table-cell>
        </table:table-row>
        <table:table-row table:style-name="ro1">
          <table:table-cell office:value-type="float" office:value="1.46305206873157E+018" calcext:value-type="float">
            <text:p>1463052068731570000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1700" calcext:value-type="float">
            <text:p>1700</text:p>
          </table:table-cell>
          <table:table-cell office:value-type="float" office:value="0.770491480827" calcext:value-type="float">
            <text:p>0.7704914808</text:p>
          </table:table-cell>
        </table:table-row>
        <table:table-row table:style-name="ro1">
          <table:table-cell office:value-type="float" office:value="1.46305206878152E+018" calcext:value-type="float">
            <text:p>1463052068781520000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1700" calcext:value-type="float">
            <text:p>1700</text:p>
          </table:table-cell>
          <table:table-cell office:value-type="float" office:value="0.797919988632" calcext:value-type="float">
            <text:p>0.7979199886</text:p>
          </table:table-cell>
        </table:table-row>
        <table:table-row table:style-name="ro1">
          <table:table-cell office:value-type="float" office:value="1.46305206883156E+018" calcext:value-type="float">
            <text:p>1463052068831560000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float" office:value="1700" calcext:value-type="float">
            <text:p>1700</text:p>
          </table:table-cell>
          <table:table-cell office:value-type="float" office:value="0.787945985794" calcext:value-type="float">
            <text:p>0.7879459858</text:p>
          </table:table-cell>
        </table:table-row>
        <table:table-row table:style-name="ro1">
          <table:table-cell office:value-type="float" office:value="1.4630520688816E+018" calcext:value-type="float">
            <text:p>1463052068881600000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float" office:value="1700" calcext:value-type="float">
            <text:p>1700</text:p>
          </table:table-cell>
          <table:table-cell office:value-type="float" office:value="0.777971982956" calcext:value-type="float">
            <text:p>0.777971983</text:p>
          </table:table-cell>
        </table:table-row>
        <table:table-row table:style-name="ro1">
          <table:table-cell office:value-type="float" office:value="1.46305206893154E+018" calcext:value-type="float">
            <text:p>1463052068931540000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1700" calcext:value-type="float">
            <text:p>1700</text:p>
          </table:table-cell>
          <table:table-cell office:value-type="float" office:value="0.75802397728" calcext:value-type="float">
            <text:p>0.7580239773</text:p>
          </table:table-cell>
        </table:table-row>
        <table:table-row table:style-name="ro1">
          <table:table-cell office:value-type="float" office:value="1.46305206898167E+018" calcext:value-type="float">
            <text:p>1463052068981670000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1700" calcext:value-type="float">
            <text:p>1700</text:p>
          </table:table-cell>
          <table:table-cell office:value-type="float" office:value="0.792932987213" calcext:value-type="float">
            <text:p>0.7929329872</text:p>
          </table:table-cell>
        </table:table-row>
        <table:table-row table:style-name="ro1">
          <table:table-cell office:value-type="float" office:value="1.46305206903159E+018" calcext:value-type="float">
            <text:p>146305206903159000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1700" calcext:value-type="float">
            <text:p>1700</text:p>
          </table:table-cell>
          <table:table-cell office:value-type="float" office:value="0.800413489342" calcext:value-type="float">
            <text:p>0.8004134893</text:p>
          </table:table-cell>
        </table:table-row>
        <table:table-row table:style-name="ro1">
          <table:table-cell office:value-type="float" office:value="1.46305206908154E+018" calcext:value-type="float">
            <text:p>1463052069081540000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1700" calcext:value-type="float">
            <text:p>1700</text:p>
          </table:table-cell>
          <table:table-cell office:value-type="float" office:value="0.802906990051" calcext:value-type="float">
            <text:p>0.8029069901</text:p>
          </table:table-cell>
        </table:table-row>
        <table:table-row table:style-name="ro1">
          <table:table-cell office:value-type="float" office:value="1.46305206913154E+018" calcext:value-type="float">
            <text:p>1463052069131540000</text:p>
          </table:table-cell>
          <table:table-cell/>
          <table:table-cell office:value-type="float" office:value="654" calcext:value-type="float">
            <text:p>654</text:p>
          </table:table-cell>
          <table:table-cell office:value-type="float" office:value="1700" calcext:value-type="float">
            <text:p>1700</text:p>
          </table:table-cell>
          <table:table-cell office:value-type="float" office:value="0.817867994308" calcext:value-type="float">
            <text:p>0.8178679943</text:p>
          </table:table-cell>
        </table:table-row>
        <table:table-row table:style-name="ro1">
          <table:table-cell office:value-type="float" office:value="1.4630520691816E+018" calcext:value-type="float">
            <text:p>1463052069181600000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1700" calcext:value-type="float">
            <text:p>1700</text:p>
          </table:table-cell>
          <table:table-cell office:value-type="float" office:value="0.830335497856" calcext:value-type="float">
            <text:p>0.8303354979</text:p>
          </table:table-cell>
        </table:table-row>
        <table:table-row table:style-name="ro1">
          <table:table-cell office:value-type="float" office:value="1.46305206923167E+018" calcext:value-type="float">
            <text:p>1463052069231670000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1700" calcext:value-type="float">
            <text:p>1700</text:p>
          </table:table-cell>
          <table:table-cell office:value-type="float" office:value="0.812880992889" calcext:value-type="float">
            <text:p>0.8128809929</text:p>
          </table:table-cell>
        </table:table-row>
        <table:table-row table:style-name="ro1">
          <table:table-cell office:value-type="float" office:value="1.46305206928162E+018" calcext:value-type="float">
            <text:p>1463052069281620000</text:p>
          </table:table-cell>
          <table:table-cell/>
          <table:table-cell office:value-type="float" office:value="657" calcext:value-type="float">
            <text:p>657</text:p>
          </table:table-cell>
          <table:table-cell office:value-type="float" office:value="1700" calcext:value-type="float">
            <text:p>1700</text:p>
          </table:table-cell>
          <table:table-cell office:value-type="float" office:value="0.800413489342" calcext:value-type="float">
            <text:p>0.8004134893</text:p>
          </table:table-cell>
        </table:table-row>
        <table:table-row table:style-name="ro1">
          <table:table-cell office:value-type="float" office:value="1.46305206933168E+018" calcext:value-type="float">
            <text:p>1463052069331680000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1700" calcext:value-type="float">
            <text:p>1700</text:p>
          </table:table-cell>
          <table:table-cell office:value-type="float" office:value="0.805400490761" calcext:value-type="float">
            <text:p>0.8054004908</text:p>
          </table:table-cell>
        </table:table-row>
        <table:table-row table:style-name="ro1">
          <table:table-cell office:value-type="float" office:value="1.46305206938154E+018" calcext:value-type="float">
            <text:p>1463052069381540000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1700" calcext:value-type="float">
            <text:p>1700</text:p>
          </table:table-cell>
          <table:table-cell office:value-type="float" office:value="0.847790002823" calcext:value-type="float">
            <text:p>0.8477900028</text:p>
          </table:table-cell>
        </table:table-row>
        <table:table-row table:style-name="ro1">
          <table:table-cell office:value-type="float" office:value="1.46305206943151E+018" calcext:value-type="float">
            <text:p>1463052069431510000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float" office:value="1700" calcext:value-type="float">
            <text:p>1700</text:p>
          </table:table-cell>
          <table:table-cell office:value-type="float" office:value="0.790439486504" calcext:value-type="float">
            <text:p>0.7904394865</text:p>
          </table:table-cell>
        </table:table-row>
        <table:table-row table:style-name="ro1">
          <table:table-cell office:value-type="float" office:value="1.46305206948168E+018" calcext:value-type="float">
            <text:p>1463052069481680000</text:p>
          </table:table-cell>
          <table:table-cell/>
          <table:table-cell office:value-type="float" office:value="661" calcext:value-type="float">
            <text:p>661</text:p>
          </table:table-cell>
          <table:table-cell office:value-type="float" office:value="1700" calcext:value-type="float">
            <text:p>1700</text:p>
          </table:table-cell>
          <table:table-cell office:value-type="float" office:value="0.760517477989" calcext:value-type="float">
            <text:p>0.760517478</text:p>
          </table:table-cell>
        </table:table-row>
        <table:table-row table:style-name="ro1">
          <table:table-cell office:value-type="float" office:value="1.46305206953165E+018" calcext:value-type="float">
            <text:p>1463052069531650000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1700" calcext:value-type="float">
            <text:p>1700</text:p>
          </table:table-cell>
          <table:table-cell office:value-type="float" office:value="0.750543475151" calcext:value-type="float">
            <text:p>0.7505434752</text:p>
          </table:table-cell>
        </table:table-row>
        <table:table-row table:style-name="ro1">
          <table:table-cell office:value-type="float" office:value="1.46305206958149E+018" calcext:value-type="float">
            <text:p>1463052069581490000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1700" calcext:value-type="float">
            <text:p>1700</text:p>
          </table:table-cell>
          <table:table-cell office:value-type="float" office:value="0.763010978699" calcext:value-type="float">
            <text:p>0.7630109787</text:p>
          </table:table-cell>
        </table:table-row>
        <table:table-row table:style-name="ro1">
          <table:table-cell office:value-type="float" office:value="1.46305206963153E+018" calcext:value-type="float">
            <text:p>1463052069631530000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1700" calcext:value-type="float">
            <text:p>1700</text:p>
          </table:table-cell>
          <table:table-cell office:value-type="float" office:value="0.785452485085" calcext:value-type="float">
            <text:p>0.7854524851</text:p>
          </table:table-cell>
        </table:table-row>
        <table:table-row table:style-name="ro1">
          <table:table-cell office:value-type="float" office:value="1.46305206968152E+018" calcext:value-type="float">
            <text:p>1463052069681520000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float" office:value="1700" calcext:value-type="float">
            <text:p>1700</text:p>
          </table:table-cell>
          <table:table-cell office:value-type="float" office:value="0.797919988632" calcext:value-type="float">
            <text:p>0.7979199886</text:p>
          </table:table-cell>
        </table:table-row>
        <table:table-row table:style-name="ro1">
          <table:table-cell office:value-type="float" office:value="1.46305206973169E+018" calcext:value-type="float">
            <text:p>1463052069731690000</text:p>
          </table:table-cell>
          <table:table-cell/>
          <table:table-cell office:value-type="float" office:value="666" calcext:value-type="float">
            <text:p>666</text:p>
          </table:table-cell>
          <table:table-cell office:value-type="float" office:value="1700" calcext:value-type="float">
            <text:p>1700</text:p>
          </table:table-cell>
          <table:table-cell office:value-type="float" office:value="0.800413489342" calcext:value-type="float">
            <text:p>0.8004134893</text:p>
          </table:table-cell>
        </table:table-row>
        <table:table-row table:style-name="ro1">
          <table:table-cell office:value-type="float" office:value="1.46305206978165E+018" calcext:value-type="float">
            <text:p>1463052069781650000</text:p>
          </table:table-cell>
          <table:table-cell/>
          <table:table-cell office:value-type="float" office:value="667" calcext:value-type="float">
            <text:p>667</text:p>
          </table:table-cell>
          <table:table-cell office:value-type="float" office:value="1700" calcext:value-type="float">
            <text:p>1700</text:p>
          </table:table-cell>
          <table:table-cell office:value-type="float" office:value="0.790439486504" calcext:value-type="float">
            <text:p>0.7904394865</text:p>
          </table:table-cell>
        </table:table-row>
        <table:table-row table:style-name="ro1">
          <table:table-cell office:value-type="float" office:value="1.46305206983161E+018" calcext:value-type="float">
            <text:p>1463052069831610000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float" office:value="1700" calcext:value-type="float">
            <text:p>1700</text:p>
          </table:table-cell>
          <table:table-cell office:value-type="float" office:value="0.785452485085" calcext:value-type="float">
            <text:p>0.7854524851</text:p>
          </table:table-cell>
        </table:table-row>
        <table:table-row table:style-name="ro1">
          <table:table-cell office:value-type="float" office:value="1.46305206988163E+018" calcext:value-type="float">
            <text:p>1463052069881630000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float" office:value="1700" calcext:value-type="float">
            <text:p>1700</text:p>
          </table:table-cell>
          <table:table-cell office:value-type="float" office:value="0.80789399147" calcext:value-type="float">
            <text:p>0.8078939915</text:p>
          </table:table-cell>
        </table:table-row>
        <table:table-row table:style-name="ro1">
          <table:table-cell office:value-type="float" office:value="1.46305206993168E+018" calcext:value-type="float">
            <text:p>1463052069931680000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1700" calcext:value-type="float">
            <text:p>1700</text:p>
          </table:table-cell>
          <table:table-cell office:value-type="float" office:value="0.763010978699" calcext:value-type="float">
            <text:p>0.7630109787</text:p>
          </table:table-cell>
        </table:table-row>
        <table:table-row table:style-name="ro1">
          <table:table-cell office:value-type="float" office:value="1.46305206998163E+018" calcext:value-type="float">
            <text:p>1463052069981630000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1700" calcext:value-type="float">
            <text:p>1700</text:p>
          </table:table-cell>
          <table:table-cell office:value-type="float" office:value="0.790439486504" calcext:value-type="float">
            <text:p>0.7904394865</text:p>
          </table:table-cell>
        </table:table-row>
        <table:table-row table:style-name="ro1">
          <table:table-cell office:value-type="float" office:value="1.46305207003166E+018" calcext:value-type="float">
            <text:p>1463052070031660000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1700" calcext:value-type="float">
            <text:p>1700</text:p>
          </table:table-cell>
          <table:table-cell office:value-type="float" office:value="0.825348496437" calcext:value-type="float">
            <text:p>0.8253484964</text:p>
          </table:table-cell>
        </table:table-row>
        <table:table-row table:style-name="ro1">
          <table:table-cell office:value-type="float" office:value="1.46305207008165E+018" calcext:value-type="float">
            <text:p>1463052070081650000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1700" calcext:value-type="float">
            <text:p>1700</text:p>
          </table:table-cell>
          <table:table-cell office:value-type="float" office:value="0.805400490761" calcext:value-type="float">
            <text:p>0.8054004908</text:p>
          </table:table-cell>
        </table:table-row>
        <table:table-row table:style-name="ro1">
          <table:table-cell office:value-type="float" office:value="1.46305207013154E+018" calcext:value-type="float">
            <text:p>1463052070131540000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1700" calcext:value-type="float">
            <text:p>1700</text:p>
          </table:table-cell>
          <table:table-cell office:value-type="float" office:value="0.815374493599" calcext:value-type="float">
            <text:p>0.8153744936</text:p>
          </table:table-cell>
        </table:table-row>
        <table:table-row table:style-name="ro1">
          <table:table-cell office:value-type="float" office:value="1.46305207018165E+018" calcext:value-type="float">
            <text:p>1463052070181650000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1700" calcext:value-type="float">
            <text:p>1700</text:p>
          </table:table-cell>
          <table:table-cell office:value-type="float" office:value="0.790439486504" calcext:value-type="float">
            <text:p>0.7904394865</text:p>
          </table:table-cell>
        </table:table-row>
        <table:table-row table:style-name="ro1">
          <table:table-cell office:value-type="float" office:value="1.46305207023168E+018" calcext:value-type="float">
            <text:p>1463052070231680000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1700" calcext:value-type="float">
            <text:p>1700</text:p>
          </table:table-cell>
          <table:table-cell office:value-type="float" office:value="0.830335497856" calcext:value-type="float">
            <text:p>0.8303354979</text:p>
          </table:table-cell>
        </table:table-row>
        <table:table-row table:style-name="ro1">
          <table:table-cell office:value-type="float" office:value="1.46305207028169E+018" calcext:value-type="float">
            <text:p>1463052070281690000</text:p>
          </table:table-cell>
          <table:table-cell/>
          <table:table-cell office:value-type="float" office:value="677" calcext:value-type="float">
            <text:p>677</text:p>
          </table:table-cell>
          <table:table-cell office:value-type="float" office:value="1700" calcext:value-type="float">
            <text:p>1700</text:p>
          </table:table-cell>
          <table:table-cell office:value-type="float" office:value="0.812880992889" calcext:value-type="float">
            <text:p>0.8128809929</text:p>
          </table:table-cell>
        </table:table-row>
        <table:table-row table:style-name="ro1">
          <table:table-cell office:value-type="float" office:value="1.46305207033152E+018" calcext:value-type="float">
            <text:p>1463052070331520000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1700" calcext:value-type="float">
            <text:p>1700</text:p>
          </table:table-cell>
          <table:table-cell office:value-type="float" office:value="0.795426487923" calcext:value-type="float">
            <text:p>0.7954264879</text:p>
          </table:table-cell>
        </table:table-row>
        <table:table-row table:style-name="ro1">
          <table:table-cell office:value-type="float" office:value="1.46305207038153E+018" calcext:value-type="float">
            <text:p>1463052070381530000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1700" calcext:value-type="float">
            <text:p>1700</text:p>
          </table:table-cell>
          <table:table-cell office:value-type="float" office:value="0.81038749218" calcext:value-type="float">
            <text:p>0.8103874922</text:p>
          </table:table-cell>
        </table:table-row>
        <table:table-row table:style-name="ro1">
          <table:table-cell office:value-type="float" office:value="1.46305207043164E+018" calcext:value-type="float">
            <text:p>1463052070431640000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1700" calcext:value-type="float">
            <text:p>1700</text:p>
          </table:table-cell>
          <table:table-cell office:value-type="float" office:value="0.81038749218" calcext:value-type="float">
            <text:p>0.8103874922</text:p>
          </table:table-cell>
        </table:table-row>
        <table:table-row table:style-name="ro1">
          <table:table-cell office:value-type="float" office:value="1.46305207048165E+018" calcext:value-type="float">
            <text:p>1463052070481650000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1700" calcext:value-type="float">
            <text:p>1700</text:p>
          </table:table-cell>
          <table:table-cell office:value-type="float" office:value="0.870231509209" calcext:value-type="float">
            <text:p>0.8702315092</text:p>
          </table:table-cell>
        </table:table-row>
        <table:table-row table:style-name="ro1">
          <table:table-cell office:value-type="float" office:value="1.4630520705316E+018" calcext:value-type="float">
            <text:p>1463052070531600000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1700" calcext:value-type="float">
            <text:p>1700</text:p>
          </table:table-cell>
          <table:table-cell office:value-type="float" office:value="0.845296502113" calcext:value-type="float">
            <text:p>0.8452965021</text:p>
          </table:table-cell>
        </table:table-row>
        <table:table-row table:style-name="ro1">
          <table:table-cell office:value-type="float" office:value="1.46305207058168E+018" calcext:value-type="float">
            <text:p>1463052070581680000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float" office:value="1700" calcext:value-type="float">
            <text:p>1700</text:p>
          </table:table-cell>
          <table:table-cell office:value-type="float" office:value="0.842803001404" calcext:value-type="float">
            <text:p>0.8428030014</text:p>
          </table:table-cell>
        </table:table-row>
        <table:table-row table:style-name="ro1">
          <table:table-cell office:value-type="float" office:value="1.46305207063153E+018" calcext:value-type="float">
            <text:p>1463052070631530000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float" office:value="1700" calcext:value-type="float">
            <text:p>1700</text:p>
          </table:table-cell>
          <table:table-cell office:value-type="float" office:value="0.86524450779" calcext:value-type="float">
            <text:p>0.8652445078</text:p>
          </table:table-cell>
        </table:table-row>
        <table:table-row table:style-name="ro1">
          <table:table-cell office:value-type="float" office:value="1.46305207068152E+018" calcext:value-type="float">
            <text:p>1463052070681520000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1700" calcext:value-type="float">
            <text:p>1700</text:p>
          </table:table-cell>
          <table:table-cell office:value-type="float" office:value="0.870231509209" calcext:value-type="float">
            <text:p>0.8702315092</text:p>
          </table:table-cell>
        </table:table-row>
        <table:table-row table:style-name="ro1">
          <table:table-cell office:value-type="float" office:value="1.46305207073168E+018" calcext:value-type="float">
            <text:p>1463052070731680000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float" office:value="1700" calcext:value-type="float">
            <text:p>1700</text:p>
          </table:table-cell>
          <table:table-cell office:value-type="float" office:value="0.857764005661" calcext:value-type="float">
            <text:p>0.8577640057</text:p>
          </table:table-cell>
        </table:table-row>
        <table:table-row table:style-name="ro1">
          <table:table-cell office:value-type="float" office:value="1.46305207078163E+018" calcext:value-type="float">
            <text:p>1463052070781630000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float" office:value="1700" calcext:value-type="float">
            <text:p>1700</text:p>
          </table:table-cell>
          <table:table-cell office:value-type="float" office:value="0.860257506371" calcext:value-type="float">
            <text:p>0.8602575064</text:p>
          </table:table-cell>
        </table:table-row>
        <table:table-row table:style-name="ro1">
          <table:table-cell office:value-type="float" office:value="1.4630520708315E+018" calcext:value-type="float">
            <text:p>1463052070831500000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float" office:value="1700" calcext:value-type="float">
            <text:p>1700</text:p>
          </table:table-cell>
          <table:table-cell office:value-type="float" office:value="0.847790002823" calcext:value-type="float">
            <text:p>0.8477900028</text:p>
          </table:table-cell>
        </table:table-row>
        <table:table-row table:style-name="ro1">
          <table:table-cell office:value-type="float" office:value="1.46305207088156E+018" calcext:value-type="float">
            <text:p>1463052070881560000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float" office:value="1700" calcext:value-type="float">
            <text:p>1700</text:p>
          </table:table-cell>
          <table:table-cell office:value-type="float" office:value="0.797919988632" calcext:value-type="float">
            <text:p>0.7979199886</text:p>
          </table:table-cell>
        </table:table-row>
        <table:table-row table:style-name="ro1">
          <table:table-cell office:value-type="float" office:value="1.46305207093155E+018" calcext:value-type="float">
            <text:p>1463052070931550000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1700" calcext:value-type="float">
            <text:p>1700</text:p>
          </table:table-cell>
          <table:table-cell office:value-type="float" office:value="0.80789399147" calcext:value-type="float">
            <text:p>0.8078939915</text:p>
          </table:table-cell>
        </table:table-row>
        <table:table-row table:style-name="ro1">
          <table:table-cell office:value-type="float" office:value="1.46305207098151E+018" calcext:value-type="float">
            <text:p>1463052070981510000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float" office:value="1700" calcext:value-type="float">
            <text:p>1700</text:p>
          </table:table-cell>
          <table:table-cell office:value-type="float" office:value="0.780465483665" calcext:value-type="float">
            <text:p>0.7804654837</text:p>
          </table:table-cell>
        </table:table-row>
        <table:table-row table:style-name="ro1">
          <table:table-cell office:value-type="float" office:value="1.46305207103169E+018" calcext:value-type="float">
            <text:p>1463052071031690000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float" office:value="1700" calcext:value-type="float">
            <text:p>1700</text:p>
          </table:table-cell>
          <table:table-cell office:value-type="float" office:value="0.815374493599" calcext:value-type="float">
            <text:p>0.8153744936</text:p>
          </table:table-cell>
        </table:table-row>
        <table:table-row table:style-name="ro1">
          <table:table-cell office:value-type="float" office:value="1.46305207108169E+018" calcext:value-type="float">
            <text:p>1463052071081690000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float" office:value="1700" calcext:value-type="float">
            <text:p>1700</text:p>
          </table:table-cell>
          <table:table-cell office:value-type="float" office:value="0.750543475151" calcext:value-type="float">
            <text:p>0.7505434752</text:p>
          </table:table-cell>
        </table:table-row>
        <table:table-row table:style-name="ro1">
          <table:table-cell office:value-type="float" office:value="1.46305207113158E+018" calcext:value-type="float">
            <text:p>1463052071131580000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float" office:value="1700" calcext:value-type="float">
            <text:p>1700</text:p>
          </table:table-cell>
          <table:table-cell office:value-type="float" office:value="0.743062973022" calcext:value-type="float">
            <text:p>0.743062973</text:p>
          </table:table-cell>
        </table:table-row>
        <table:table-row table:style-name="ro1">
          <table:table-cell office:value-type="float" office:value="1.46305207118171E+018" calcext:value-type="float">
            <text:p>1463052071181710000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float" office:value="1700" calcext:value-type="float">
            <text:p>1700</text:p>
          </table:table-cell>
          <table:table-cell office:value-type="float" office:value="0.790439486504" calcext:value-type="float">
            <text:p>0.7904394865</text:p>
          </table:table-cell>
        </table:table-row>
        <table:table-row table:style-name="ro1">
          <table:table-cell office:value-type="float" office:value="1.46305207123155E+018" calcext:value-type="float">
            <text:p>1463052071231550000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float" office:value="1700" calcext:value-type="float">
            <text:p>1700</text:p>
          </table:table-cell>
          <table:table-cell office:value-type="float" office:value="0.782958984375" calcext:value-type="float">
            <text:p>0.7829589844</text:p>
          </table:table-cell>
        </table:table-row>
        <table:table-row table:style-name="ro1">
          <table:table-cell office:value-type="float" office:value="1.46305207128151E+018" calcext:value-type="float">
            <text:p>1463052071281510000</text:p>
          </table:table-cell>
          <table:table-cell/>
          <table:table-cell office:value-type="float" office:value="697" calcext:value-type="float">
            <text:p>697</text:p>
          </table:table-cell>
          <table:table-cell office:value-type="float" office:value="1700" calcext:value-type="float">
            <text:p>1700</text:p>
          </table:table-cell>
          <table:table-cell office:value-type="float" office:value="0.802906990051" calcext:value-type="float">
            <text:p>0.8029069901</text:p>
          </table:table-cell>
        </table:table-row>
        <table:table-row table:style-name="ro1">
          <table:table-cell office:value-type="float" office:value="1.46305207133154E+018" calcext:value-type="float">
            <text:p>1463052071331540000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float" office:value="1700" calcext:value-type="float">
            <text:p>1700</text:p>
          </table:table-cell>
          <table:table-cell office:value-type="float" office:value="0.820361495018" calcext:value-type="float">
            <text:p>0.820361495</text:p>
          </table:table-cell>
        </table:table-row>
        <table:table-row table:style-name="ro1">
          <table:table-cell office:value-type="float" office:value="1.46305207138166E+018" calcext:value-type="float">
            <text:p>1463052071381660000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float" office:value="1700" calcext:value-type="float">
            <text:p>1700</text:p>
          </table:table-cell>
          <table:table-cell office:value-type="float" office:value="0.782958984375" calcext:value-type="float">
            <text:p>0.7829589844</text:p>
          </table:table-cell>
        </table:table-row>
        <table:table-row table:style-name="ro1">
          <table:table-cell office:value-type="float" office:value="1.46305207143158E+018" calcext:value-type="float">
            <text:p>1463052071431580000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700" calcext:value-type="float">
            <text:p>1700</text:p>
          </table:table-cell>
          <table:table-cell office:value-type="float" office:value="0.792932987213" calcext:value-type="float">
            <text:p>0.7929329872</text:p>
          </table:table-cell>
        </table:table-row>
        <table:table-row table:style-name="ro1">
          <table:table-cell office:value-type="float" office:value="1.46305207148155E+018" calcext:value-type="float">
            <text:p>1463052071481550000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1700" calcext:value-type="float">
            <text:p>1700</text:p>
          </table:table-cell>
          <table:table-cell office:value-type="float" office:value="0.80789399147" calcext:value-type="float">
            <text:p>0.8078939915</text:p>
          </table:table-cell>
        </table:table-row>
        <table:table-row table:style-name="ro1">
          <table:table-cell office:value-type="float" office:value="1.4630520715316E+018" calcext:value-type="float">
            <text:p>1463052071531600000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float" office:value="1700" calcext:value-type="float">
            <text:p>1700</text:p>
          </table:table-cell>
          <table:table-cell office:value-type="float" office:value="0.820361495018" calcext:value-type="float">
            <text:p>0.820361495</text:p>
          </table:table-cell>
        </table:table-row>
        <table:table-row table:style-name="ro1">
          <table:table-cell office:value-type="float" office:value="1.46305207158165E+018" calcext:value-type="float">
            <text:p>1463052071581650000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float" office:value="1700" calcext:value-type="float">
            <text:p>1700</text:p>
          </table:table-cell>
          <table:table-cell office:value-type="float" office:value="0.827841997147" calcext:value-type="float">
            <text:p>0.8278419971</text:p>
          </table:table-cell>
        </table:table-row>
        <table:table-row table:style-name="ro1">
          <table:table-cell office:value-type="float" office:value="1.46305207163152E+018" calcext:value-type="float">
            <text:p>1463052071631520000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1700" calcext:value-type="float">
            <text:p>1700</text:p>
          </table:table-cell>
          <table:table-cell office:value-type="float" office:value="0.812880992889" calcext:value-type="float">
            <text:p>0.8128809929</text:p>
          </table:table-cell>
        </table:table-row>
        <table:table-row table:style-name="ro1">
          <table:table-cell office:value-type="float" office:value="1.46305207168151E+018" calcext:value-type="float">
            <text:p>1463052071681510000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1700" calcext:value-type="float">
            <text:p>1700</text:p>
          </table:table-cell>
          <table:table-cell office:value-type="float" office:value="0.802906990051" calcext:value-type="float">
            <text:p>0.8029069901</text:p>
          </table:table-cell>
        </table:table-row>
        <table:table-row table:style-name="ro1">
          <table:table-cell office:value-type="float" office:value="1.46305207173168E+018" calcext:value-type="float">
            <text:p>1463052071731680000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1700" calcext:value-type="float">
            <text:p>1700</text:p>
          </table:table-cell>
          <table:table-cell office:value-type="float" office:value="0.800413489342" calcext:value-type="float">
            <text:p>0.8004134893</text:p>
          </table:table-cell>
        </table:table-row>
        <table:table-row table:style-name="ro1">
          <table:table-cell office:value-type="float" office:value="1.46305207178166E+018" calcext:value-type="float">
            <text:p>1463052071781660000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float" office:value="1700" calcext:value-type="float">
            <text:p>1700</text:p>
          </table:table-cell>
          <table:table-cell office:value-type="float" office:value="0.825348496437" calcext:value-type="float">
            <text:p>0.8253484964</text:p>
          </table:table-cell>
        </table:table-row>
        <table:table-row table:style-name="ro1">
          <table:table-cell office:value-type="float" office:value="1.46305207183156E+018" calcext:value-type="float">
            <text:p>1463052071831560000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float" office:value="1700" calcext:value-type="float">
            <text:p>1700</text:p>
          </table:table-cell>
          <table:table-cell office:value-type="float" office:value="0.795426487923" calcext:value-type="float">
            <text:p>0.7954264879</text:p>
          </table:table-cell>
        </table:table-row>
        <table:table-row table:style-name="ro1">
          <table:table-cell office:value-type="float" office:value="1.46305207188157E+018" calcext:value-type="float">
            <text:p>1463052071881570000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1700" calcext:value-type="float">
            <text:p>1700</text:p>
          </table:table-cell>
          <table:table-cell office:value-type="float" office:value="0.820361495018" calcext:value-type="float">
            <text:p>0.820361495</text:p>
          </table:table-cell>
        </table:table-row>
        <table:table-row table:style-name="ro1">
          <table:table-cell office:value-type="float" office:value="1.46305207193169E+018" calcext:value-type="float">
            <text:p>1463052071931690000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1700" calcext:value-type="float">
            <text:p>1700</text:p>
          </table:table-cell>
          <table:table-cell office:value-type="float" office:value="0.832828998566" calcext:value-type="float">
            <text:p>0.8328289986</text:p>
          </table:table-cell>
        </table:table-row>
        <table:table-row table:style-name="ro1">
          <table:table-cell office:value-type="float" office:value="1.46305207198153E+018" calcext:value-type="float">
            <text:p>1463052071981530000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float" office:value="1700" calcext:value-type="float">
            <text:p>1700</text:p>
          </table:table-cell>
          <table:table-cell office:value-type="float" office:value="0.827841997147" calcext:value-type="float">
            <text:p>0.8278419971</text:p>
          </table:table-cell>
        </table:table-row>
        <table:table-row table:style-name="ro1">
          <table:table-cell office:value-type="float" office:value="1.46305207203149E+018" calcext:value-type="float">
            <text:p>1463052072031490000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float" office:value="1650" calcext:value-type="float">
            <text:p>1650</text:p>
          </table:table-cell>
          <table:table-cell office:value-type="float" office:value="0.86524450779" calcext:value-type="float">
            <text:p>0.8652445078</text:p>
          </table:table-cell>
        </table:table-row>
        <table:table-row table:style-name="ro1">
          <table:table-cell office:value-type="float" office:value="1.46305207208151E+018" calcext:value-type="float">
            <text:p>1463052072081510000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float" office:value="1650" calcext:value-type="float">
            <text:p>1650</text:p>
          </table:table-cell>
          <table:table-cell office:value-type="float" office:value="0.86275100708" calcext:value-type="float">
            <text:p>0.8627510071</text:p>
          </table:table-cell>
        </table:table-row>
        <table:table-row table:style-name="ro1">
          <table:table-cell office:value-type="float" office:value="1.46305207213165E+018" calcext:value-type="float">
            <text:p>1463052072131650000</text:p>
          </table:table-cell>
          <table:table-cell/>
          <table:table-cell office:value-type="float" office:value="714" calcext:value-type="float">
            <text:p>714</text:p>
          </table:table-cell>
          <table:table-cell office:value-type="float" office:value="1650" calcext:value-type="float">
            <text:p>1650</text:p>
          </table:table-cell>
          <table:table-cell office:value-type="float" office:value="0.860257506371" calcext:value-type="float">
            <text:p>0.8602575064</text:p>
          </table:table-cell>
        </table:table-row>
        <table:table-row table:style-name="ro1">
          <table:table-cell office:value-type="float" office:value="1.46305207218166E+018" calcext:value-type="float">
            <text:p>1463052072181660000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1650" calcext:value-type="float">
            <text:p>1650</text:p>
          </table:table-cell>
          <table:table-cell office:value-type="float" office:value="0.857764005661" calcext:value-type="float">
            <text:p>0.8577640057</text:p>
          </table:table-cell>
        </table:table-row>
        <table:table-row table:style-name="ro1">
          <table:table-cell office:value-type="float" office:value="1.46305207223169E+018" calcext:value-type="float">
            <text:p>1463052072231690000</text:p>
          </table:table-cell>
          <table:table-cell/>
          <table:table-cell office:value-type="float" office:value="716" calcext:value-type="float">
            <text:p>716</text:p>
          </table:table-cell>
          <table:table-cell office:value-type="float" office:value="1650" calcext:value-type="float">
            <text:p>1650</text:p>
          </table:table-cell>
          <table:table-cell office:value-type="float" office:value="0.827841997147" calcext:value-type="float">
            <text:p>0.8278419971</text:p>
          </table:table-cell>
        </table:table-row>
        <table:table-row table:style-name="ro1">
          <table:table-cell office:value-type="float" office:value="1.46305207228162E+018" calcext:value-type="float">
            <text:p>1463052072281620000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1650" calcext:value-type="float">
            <text:p>1650</text:p>
          </table:table-cell>
          <table:table-cell office:value-type="float" office:value="0.805400490761" calcext:value-type="float">
            <text:p>0.8054004908</text:p>
          </table:table-cell>
        </table:table-row>
        <table:table-row table:style-name="ro1">
          <table:table-cell office:value-type="float" office:value="1.46305207233154E+018" calcext:value-type="float">
            <text:p>1463052072331540000</text:p>
          </table:table-cell>
          <table:table-cell/>
          <table:table-cell office:value-type="float" office:value="718" calcext:value-type="float">
            <text:p>718</text:p>
          </table:table-cell>
          <table:table-cell office:value-type="float" office:value="1650" calcext:value-type="float">
            <text:p>1650</text:p>
          </table:table-cell>
          <table:table-cell office:value-type="float" office:value="0.81038749218" calcext:value-type="float">
            <text:p>0.8103874922</text:p>
          </table:table-cell>
        </table:table-row>
        <table:table-row table:style-name="ro1">
          <table:table-cell office:value-type="float" office:value="1.46305207238167E+018" calcext:value-type="float">
            <text:p>1463052072381670000</text:p>
          </table:table-cell>
          <table:table-cell/>
          <table:table-cell office:value-type="float" office:value="719" calcext:value-type="float">
            <text:p>719</text:p>
          </table:table-cell>
          <table:table-cell office:value-type="float" office:value="1650" calcext:value-type="float">
            <text:p>1650</text:p>
          </table:table-cell>
          <table:table-cell office:value-type="float" office:value="0.825348496437" calcext:value-type="float">
            <text:p>0.8253484964</text:p>
          </table:table-cell>
        </table:table-row>
        <table:table-row table:style-name="ro1">
          <table:table-cell office:value-type="float" office:value="1.46305207243169E+018" calcext:value-type="float">
            <text:p>1463052072431690000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1650" calcext:value-type="float">
            <text:p>1650</text:p>
          </table:table-cell>
          <table:table-cell office:value-type="float" office:value="0.802906990051" calcext:value-type="float">
            <text:p>0.8029069901</text:p>
          </table:table-cell>
        </table:table-row>
        <table:table-row table:style-name="ro1">
          <table:table-cell office:value-type="float" office:value="1.46305207248153E+018" calcext:value-type="float">
            <text:p>1463052072481530000</text:p>
          </table:table-cell>
          <table:table-cell/>
          <table:table-cell office:value-type="float" office:value="721" calcext:value-type="float">
            <text:p>721</text:p>
          </table:table-cell>
          <table:table-cell office:value-type="float" office:value="1650" calcext:value-type="float">
            <text:p>1650</text:p>
          </table:table-cell>
          <table:table-cell office:value-type="float" office:value="0.815374493599" calcext:value-type="float">
            <text:p>0.8153744936</text:p>
          </table:table-cell>
        </table:table-row>
        <table:table-row table:style-name="ro1">
          <table:table-cell office:value-type="float" office:value="1.46305207253152E+018" calcext:value-type="float">
            <text:p>1463052072531520000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1650" calcext:value-type="float">
            <text:p>1650</text:p>
          </table:table-cell>
          <table:table-cell office:value-type="float" office:value="0.802906990051" calcext:value-type="float">
            <text:p>0.8029069901</text:p>
          </table:table-cell>
        </table:table-row>
        <table:table-row table:style-name="ro1">
          <table:table-cell office:value-type="float" office:value="1.46305207258168E+018" calcext:value-type="float">
            <text:p>1463052072581680000</text:p>
          </table:table-cell>
          <table:table-cell/>
          <table:table-cell office:value-type="float" office:value="723" calcext:value-type="float">
            <text:p>723</text:p>
          </table:table-cell>
          <table:table-cell office:value-type="float" office:value="1650" calcext:value-type="float">
            <text:p>1650</text:p>
          </table:table-cell>
          <table:table-cell office:value-type="float" office:value="0.80789399147" calcext:value-type="float">
            <text:p>0.8078939915</text:p>
          </table:table-cell>
        </table:table-row>
        <table:table-row table:style-name="ro1">
          <table:table-cell office:value-type="float" office:value="1.46305207263154E+018" calcext:value-type="float">
            <text:p>1463052072631540000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float" office:value="1650" calcext:value-type="float">
            <text:p>1650</text:p>
          </table:table-cell>
          <table:table-cell office:value-type="float" office:value="0.805400490761" calcext:value-type="float">
            <text:p>0.8054004908</text:p>
          </table:table-cell>
        </table:table-row>
        <table:table-row table:style-name="ro1">
          <table:table-cell office:value-type="float" office:value="1.46305207268165E+018" calcext:value-type="float">
            <text:p>1463052072681650000</text:p>
          </table:table-cell>
          <table:table-cell/>
          <table:table-cell office:value-type="float" office:value="725" calcext:value-type="float">
            <text:p>725</text:p>
          </table:table-cell>
          <table:table-cell office:value-type="float" office:value="1650" calcext:value-type="float">
            <text:p>1650</text:p>
          </table:table-cell>
          <table:table-cell office:value-type="float" office:value="0.800413489342" calcext:value-type="float">
            <text:p>0.8004134893</text:p>
          </table:table-cell>
        </table:table-row>
        <table:table-row table:style-name="ro1">
          <table:table-cell office:value-type="float" office:value="1.46305207273165E+018" calcext:value-type="float">
            <text:p>1463052072731650000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float" office:value="1650" calcext:value-type="float">
            <text:p>1650</text:p>
          </table:table-cell>
          <table:table-cell office:value-type="float" office:value="0.777971982956" calcext:value-type="float">
            <text:p>0.777971983</text:p>
          </table:table-cell>
        </table:table-row>
        <table:table-row table:style-name="ro1">
          <table:table-cell office:value-type="float" office:value="1.46305207278165E+018" calcext:value-type="float">
            <text:p>1463052072781650000</text:p>
          </table:table-cell>
          <table:table-cell/>
          <table:table-cell office:value-type="float" office:value="727" calcext:value-type="float">
            <text:p>727</text:p>
          </table:table-cell>
          <table:table-cell office:value-type="float" office:value="1650" calcext:value-type="float">
            <text:p>1650</text:p>
          </table:table-cell>
          <table:table-cell office:value-type="float" office:value="0.785452485085" calcext:value-type="float">
            <text:p>0.7854524851</text:p>
          </table:table-cell>
        </table:table-row>
        <table:table-row table:style-name="ro1">
          <table:table-cell office:value-type="float" office:value="1.46305207283165E+018" calcext:value-type="float">
            <text:p>1463052072831650000</text:p>
          </table:table-cell>
          <table:table-cell/>
          <table:table-cell office:value-type="float" office:value="728" calcext:value-type="float">
            <text:p>728</text:p>
          </table:table-cell>
          <table:table-cell office:value-type="float" office:value="1650" calcext:value-type="float">
            <text:p>1650</text:p>
          </table:table-cell>
          <table:table-cell office:value-type="float" office:value="0.790439486504" calcext:value-type="float">
            <text:p>0.7904394865</text:p>
          </table:table-cell>
        </table:table-row>
        <table:table-row table:style-name="ro1">
          <table:table-cell office:value-type="float" office:value="1.46305207288166E+018" calcext:value-type="float">
            <text:p>1463052072881660000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float" office:value="1650" calcext:value-type="float">
            <text:p>1650</text:p>
          </table:table-cell>
          <table:table-cell office:value-type="float" office:value="0.780465483665" calcext:value-type="float">
            <text:p>0.7804654837</text:p>
          </table:table-cell>
        </table:table-row>
        <table:table-row table:style-name="ro1">
          <table:table-cell office:value-type="float" office:value="1.46305207293168E+018" calcext:value-type="float">
            <text:p>1463052072931680000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1650" calcext:value-type="float">
            <text:p>1650</text:p>
          </table:table-cell>
          <table:table-cell office:value-type="float" office:value="0.790439486504" calcext:value-type="float">
            <text:p>0.7904394865</text:p>
          </table:table-cell>
        </table:table-row>
        <table:table-row table:style-name="ro1">
          <table:table-cell office:value-type="float" office:value="1.46305207298152E+018" calcext:value-type="float">
            <text:p>1463052072981520000</text:p>
          </table:table-cell>
          <table:table-cell/>
          <table:table-cell office:value-type="float" office:value="731" calcext:value-type="float">
            <text:p>731</text:p>
          </table:table-cell>
          <table:table-cell office:value-type="float" office:value="1650" calcext:value-type="float">
            <text:p>1650</text:p>
          </table:table-cell>
          <table:table-cell office:value-type="float" office:value="0.80789399147" calcext:value-type="float">
            <text:p>0.8078939915</text:p>
          </table:table-cell>
        </table:table-row>
        <table:table-row table:style-name="ro1">
          <table:table-cell office:value-type="float" office:value="1.46305207303152E+018" calcext:value-type="float">
            <text:p>1463052073031520000</text:p>
          </table:table-cell>
          <table:table-cell/>
          <table:table-cell office:value-type="float" office:value="732" calcext:value-type="float">
            <text:p>732</text:p>
          </table:table-cell>
          <table:table-cell office:value-type="float" office:value="1650" calcext:value-type="float">
            <text:p>1650</text:p>
          </table:table-cell>
          <table:table-cell office:value-type="float" office:value="0.825348496437" calcext:value-type="float">
            <text:p>0.8253484964</text:p>
          </table:table-cell>
        </table:table-row>
        <table:table-row table:style-name="ro1">
          <table:table-cell office:value-type="float" office:value="1.46305207308151E+018" calcext:value-type="float">
            <text:p>1463052073081510000</text:p>
          </table:table-cell>
          <table:table-cell/>
          <table:table-cell office:value-type="float" office:value="733" calcext:value-type="float">
            <text:p>733</text:p>
          </table:table-cell>
          <table:table-cell office:value-type="float" office:value="1650" calcext:value-type="float">
            <text:p>1650</text:p>
          </table:table-cell>
          <table:table-cell office:value-type="float" office:value="0.765504479408" calcext:value-type="float">
            <text:p>0.7655044794</text:p>
          </table:table-cell>
        </table:table-row>
        <table:table-row table:style-name="ro1">
          <table:table-cell office:value-type="float" office:value="1.46305207313155E+018" calcext:value-type="float">
            <text:p>1463052073131550000</text:p>
          </table:table-cell>
          <table:table-cell/>
          <table:table-cell office:value-type="float" office:value="734" calcext:value-type="float">
            <text:p>734</text:p>
          </table:table-cell>
          <table:table-cell office:value-type="float" office:value="1650" calcext:value-type="float">
            <text:p>1650</text:p>
          </table:table-cell>
          <table:table-cell office:value-type="float" office:value="0.802906990051" calcext:value-type="float">
            <text:p>0.8029069901</text:p>
          </table:table-cell>
        </table:table-row>
        <table:table-row table:style-name="ro1">
          <table:table-cell office:value-type="float" office:value="1.46305207318151E+018" calcext:value-type="float">
            <text:p>1463052073181510000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float" office:value="1650" calcext:value-type="float">
            <text:p>1650</text:p>
          </table:table-cell>
          <table:table-cell office:value-type="float" office:value="0.777971982956" calcext:value-type="float">
            <text:p>0.777971983</text:p>
          </table:table-cell>
        </table:table-row>
        <table:table-row table:style-name="ro1">
          <table:table-cell office:value-type="float" office:value="1.4630520732315E+018" calcext:value-type="float">
            <text:p>1463052073231500000</text:p>
          </table:table-cell>
          <table:table-cell/>
          <table:table-cell office:value-type="float" office:value="736" calcext:value-type="float">
            <text:p>736</text:p>
          </table:table-cell>
          <table:table-cell office:value-type="float" office:value="1650" calcext:value-type="float">
            <text:p>1650</text:p>
          </table:table-cell>
          <table:table-cell office:value-type="float" office:value="0.785452485085" calcext:value-type="float">
            <text:p>0.7854524851</text:p>
          </table:table-cell>
        </table:table-row>
        <table:table-row table:style-name="ro1">
          <table:table-cell office:value-type="float" office:value="1.4630520732815E+018" calcext:value-type="float">
            <text:p>1463052073281500000</text:p>
          </table:table-cell>
          <table:table-cell/>
          <table:table-cell office:value-type="float" office:value="737" calcext:value-type="float">
            <text:p>737</text:p>
          </table:table-cell>
          <table:table-cell office:value-type="float" office:value="1650" calcext:value-type="float">
            <text:p>1650</text:p>
          </table:table-cell>
          <table:table-cell office:value-type="float" office:value="0.738075971603" calcext:value-type="float">
            <text:p>0.7380759716</text:p>
          </table:table-cell>
        </table:table-row>
        <table:table-row table:style-name="ro1">
          <table:table-cell office:value-type="float" office:value="1.46305207333168E+018" calcext:value-type="float">
            <text:p>1463052073331680000</text:p>
          </table:table-cell>
          <table:table-cell/>
          <table:table-cell office:value-type="float" office:value="738" calcext:value-type="float">
            <text:p>738</text:p>
          </table:table-cell>
          <table:table-cell office:value-type="float" office:value="1650" calcext:value-type="float">
            <text:p>1650</text:p>
          </table:table-cell>
          <table:table-cell office:value-type="float" office:value="0.777971982956" calcext:value-type="float">
            <text:p>0.777971983</text:p>
          </table:table-cell>
        </table:table-row>
        <table:table-row table:style-name="ro1">
          <table:table-cell office:value-type="float" office:value="1.46305207338168E+018" calcext:value-type="float">
            <text:p>1463052073381680000</text:p>
          </table:table-cell>
          <table:table-cell/>
          <table:table-cell office:value-type="float" office:value="739" calcext:value-type="float">
            <text:p>739</text:p>
          </table:table-cell>
          <table:table-cell office:value-type="float" office:value="1650" calcext:value-type="float">
            <text:p>1650</text:p>
          </table:table-cell>
          <table:table-cell office:value-type="float" office:value="0.767997980118" calcext:value-type="float">
            <text:p>0.7679979801</text:p>
          </table:table-cell>
        </table:table-row>
        <table:table-row table:style-name="ro1">
          <table:table-cell office:value-type="float" office:value="1.46305207343168E+018" calcext:value-type="float">
            <text:p>1463052073431680000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1650" calcext:value-type="float">
            <text:p>1650</text:p>
          </table:table-cell>
          <table:table-cell office:value-type="float" office:value="0.763010978699" calcext:value-type="float">
            <text:p>0.7630109787</text:p>
          </table:table-cell>
        </table:table-row>
        <table:table-row table:style-name="ro1">
          <table:table-cell office:value-type="float" office:value="1.46305207348168E+018" calcext:value-type="float">
            <text:p>1463052073481680000</text:p>
          </table:table-cell>
          <table:table-cell/>
          <table:table-cell office:value-type="float" office:value="741" calcext:value-type="float">
            <text:p>741</text:p>
          </table:table-cell>
          <table:table-cell office:value-type="float" office:value="1650" calcext:value-type="float">
            <text:p>1650</text:p>
          </table:table-cell>
          <table:table-cell office:value-type="float" office:value="0.740569472313" calcext:value-type="float">
            <text:p>0.7405694723</text:p>
          </table:table-cell>
        </table:table-row>
        <table:table-row table:style-name="ro1">
          <table:table-cell office:value-type="float" office:value="1.46305207353153E+018" calcext:value-type="float">
            <text:p>1463052073531530000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float" office:value="1650" calcext:value-type="float">
            <text:p>1650</text:p>
          </table:table-cell>
          <table:table-cell office:value-type="float" office:value="0.792932987213" calcext:value-type="float">
            <text:p>0.7929329872</text:p>
          </table:table-cell>
        </table:table-row>
        <table:table-row table:style-name="ro1">
          <table:table-cell office:value-type="float" office:value="1.46305207358166E+018" calcext:value-type="float">
            <text:p>1463052073581660000</text:p>
          </table:table-cell>
          <table:table-cell/>
          <table:table-cell office:value-type="float" office:value="743" calcext:value-type="float">
            <text:p>743</text:p>
          </table:table-cell>
          <table:table-cell office:value-type="float" office:value="1650" calcext:value-type="float">
            <text:p>1650</text:p>
          </table:table-cell>
          <table:table-cell office:value-type="float" office:value="0.748049974442" calcext:value-type="float">
            <text:p>0.7480499744</text:p>
          </table:table-cell>
        </table:table-row>
        <table:table-row table:style-name="ro1">
          <table:table-cell office:value-type="float" office:value="1.46305207363165E+018" calcext:value-type="float">
            <text:p>1463052073631650000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1650" calcext:value-type="float">
            <text:p>1650</text:p>
          </table:table-cell>
          <table:table-cell office:value-type="float" office:value="0.735582470894" calcext:value-type="float">
            <text:p>0.7355824709</text:p>
          </table:table-cell>
        </table:table-row>
        <table:table-row table:style-name="ro1">
          <table:table-cell office:value-type="float" office:value="1.46305207368152E+018" calcext:value-type="float">
            <text:p>1463052073681520000</text:p>
          </table:table-cell>
          <table:table-cell/>
          <table:table-cell office:value-type="float" office:value="745" calcext:value-type="float">
            <text:p>745</text:p>
          </table:table-cell>
          <table:table-cell office:value-type="float" office:value="1650" calcext:value-type="float">
            <text:p>1650</text:p>
          </table:table-cell>
          <table:table-cell office:value-type="float" office:value="0.775478482246" calcext:value-type="float">
            <text:p>0.7754784822</text:p>
          </table:table-cell>
        </table:table-row>
        <table:table-row table:style-name="ro1">
          <table:table-cell office:value-type="float" office:value="1.46305207373153E+018" calcext:value-type="float">
            <text:p>1463052073731530000</text:p>
          </table:table-cell>
          <table:table-cell/>
          <table:table-cell office:value-type="float" office:value="746" calcext:value-type="float">
            <text:p>746</text:p>
          </table:table-cell>
          <table:table-cell office:value-type="float" office:value="1650" calcext:value-type="float">
            <text:p>1650</text:p>
          </table:table-cell>
          <table:table-cell office:value-type="float" office:value="0.792932987213" calcext:value-type="float">
            <text:p>0.7929329872</text:p>
          </table:table-cell>
        </table:table-row>
        <table:table-row table:style-name="ro1">
          <table:table-cell office:value-type="float" office:value="1.46305207378158E+018" calcext:value-type="float">
            <text:p>1463052073781580000</text:p>
          </table:table-cell>
          <table:table-cell/>
          <table:table-cell office:value-type="float" office:value="747" calcext:value-type="float">
            <text:p>747</text:p>
          </table:table-cell>
          <table:table-cell office:value-type="float" office:value="1650" calcext:value-type="float">
            <text:p>1650</text:p>
          </table:table-cell>
          <table:table-cell office:value-type="float" office:value="0.800413489342" calcext:value-type="float">
            <text:p>0.8004134893</text:p>
          </table:table-cell>
        </table:table-row>
        <table:table-row table:style-name="ro1">
          <table:table-cell office:value-type="float" office:value="1.46305207383168E+018" calcext:value-type="float">
            <text:p>146305207383168000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1650" calcext:value-type="float">
            <text:p>1650</text:p>
          </table:table-cell>
          <table:table-cell office:value-type="float" office:value="0.845296502113" calcext:value-type="float">
            <text:p>0.8452965021</text:p>
          </table:table-cell>
        </table:table-row>
        <table:table-row table:style-name="ro1">
          <table:table-cell office:value-type="float" office:value="1.46305207388153E+018" calcext:value-type="float">
            <text:p>1463052073881530000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float" office:value="1650" calcext:value-type="float">
            <text:p>1650</text:p>
          </table:table-cell>
          <table:table-cell office:value-type="float" office:value="0.835322499275" calcext:value-type="float">
            <text:p>0.8353224993</text:p>
          </table:table-cell>
        </table:table-row>
        <table:table-row table:style-name="ro1">
          <table:table-cell office:value-type="float" office:value="1.46305207393159E+018" calcext:value-type="float">
            <text:p>1463052073931590000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650" calcext:value-type="float">
            <text:p>1650</text:p>
          </table:table-cell>
          <table:table-cell office:value-type="float" office:value="0.800413489342" calcext:value-type="float">
            <text:p>0.8004134893</text:p>
          </table:table-cell>
        </table:table-row>
        <table:table-row table:style-name="ro1">
          <table:table-cell office:value-type="float" office:value="1.46305207398159E+018" calcext:value-type="float">
            <text:p>1463052073981590000</text:p>
          </table:table-cell>
          <table:table-cell/>
          <table:table-cell office:value-type="float" office:value="751" calcext:value-type="float">
            <text:p>751</text:p>
          </table:table-cell>
          <table:table-cell office:value-type="float" office:value="1650" calcext:value-type="float">
            <text:p>1650</text:p>
          </table:table-cell>
          <table:table-cell office:value-type="float" office:value="0.81038749218" calcext:value-type="float">
            <text:p>0.8103874922</text:p>
          </table:table-cell>
        </table:table-row>
        <table:table-row table:style-name="ro1">
          <table:table-cell office:value-type="float" office:value="1.46305207403152E+018" calcext:value-type="float">
            <text:p>1463052074031520000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float" office:value="1650" calcext:value-type="float">
            <text:p>1650</text:p>
          </table:table-cell>
          <table:table-cell office:value-type="float" office:value="0.797919988632" calcext:value-type="float">
            <text:p>0.7979199886</text:p>
          </table:table-cell>
        </table:table-row>
        <table:table-row table:style-name="ro1">
          <table:table-cell office:value-type="float" office:value="1.46305207408163E+018" calcext:value-type="float">
            <text:p>1463052074081630000</text:p>
          </table:table-cell>
          <table:table-cell/>
          <table:table-cell office:value-type="float" office:value="753" calcext:value-type="float">
            <text:p>753</text:p>
          </table:table-cell>
          <table:table-cell office:value-type="float" office:value="1650" calcext:value-type="float">
            <text:p>1650</text:p>
          </table:table-cell>
          <table:table-cell office:value-type="float" office:value="0.81038749218" calcext:value-type="float">
            <text:p>0.8103874922</text:p>
          </table:table-cell>
        </table:table-row>
        <table:table-row table:style-name="ro1">
          <table:table-cell office:value-type="float" office:value="1.46305207413168E+018" calcext:value-type="float">
            <text:p>1463052074131680000</text:p>
          </table:table-cell>
          <table:table-cell/>
          <table:table-cell office:value-type="float" office:value="754" calcext:value-type="float">
            <text:p>754</text:p>
          </table:table-cell>
          <table:table-cell office:value-type="float" office:value="1650" calcext:value-type="float">
            <text:p>1650</text:p>
          </table:table-cell>
          <table:table-cell office:value-type="float" office:value="0.80789399147" calcext:value-type="float">
            <text:p>0.8078939915</text:p>
          </table:table-cell>
        </table:table-row>
        <table:table-row table:style-name="ro1">
          <table:table-cell office:value-type="float" office:value="1.46305207418156E+018" calcext:value-type="float">
            <text:p>1463052074181560000</text:p>
          </table:table-cell>
          <table:table-cell/>
          <table:table-cell office:value-type="float" office:value="755" calcext:value-type="float">
            <text:p>755</text:p>
          </table:table-cell>
          <table:table-cell office:value-type="float" office:value="1650" calcext:value-type="float">
            <text:p>1650</text:p>
          </table:table-cell>
          <table:table-cell office:value-type="float" office:value="0.817867994308" calcext:value-type="float">
            <text:p>0.8178679943</text:p>
          </table:table-cell>
        </table:table-row>
        <table:table-row table:style-name="ro1">
          <table:table-cell office:value-type="float" office:value="1.46305207423182E+018" calcext:value-type="float">
            <text:p>1463052074231820000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1650" calcext:value-type="float">
            <text:p>1650</text:p>
          </table:table-cell>
          <table:table-cell office:value-type="float" office:value="0.815374493599" calcext:value-type="float">
            <text:p>0.8153744936</text:p>
          </table:table-cell>
        </table:table-row>
        <table:table-row table:style-name="ro1">
          <table:table-cell office:value-type="float" office:value="1.46305207428179E+018" calcext:value-type="float">
            <text:p>1463052074281790000</text:p>
          </table:table-cell>
          <table:table-cell/>
          <table:table-cell office:value-type="float" office:value="757" calcext:value-type="float">
            <text:p>757</text:p>
          </table:table-cell>
          <table:table-cell office:value-type="float" office:value="1650" calcext:value-type="float">
            <text:p>1650</text:p>
          </table:table-cell>
          <table:table-cell office:value-type="float" office:value="0.81038749218" calcext:value-type="float">
            <text:p>0.8103874922</text:p>
          </table:table-cell>
        </table:table-row>
        <table:table-row table:style-name="ro1">
          <table:table-cell office:value-type="float" office:value="1.46305207433167E+018" calcext:value-type="float">
            <text:p>1463052074331670000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float" office:value="1650" calcext:value-type="float">
            <text:p>1650</text:p>
          </table:table-cell>
          <table:table-cell office:value-type="float" office:value="0.815374493599" calcext:value-type="float">
            <text:p>0.8153744936</text:p>
          </table:table-cell>
        </table:table-row>
        <table:table-row table:style-name="ro1">
          <table:table-cell office:value-type="float" office:value="1.46305207438179E+018" calcext:value-type="float">
            <text:p>1463052074381790000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float" office:value="1650" calcext:value-type="float">
            <text:p>1650</text:p>
          </table:table-cell>
          <table:table-cell office:value-type="float" office:value="0.820361495018" calcext:value-type="float">
            <text:p>0.820361495</text:p>
          </table:table-cell>
        </table:table-row>
        <table:table-row table:style-name="ro1">
          <table:table-cell office:value-type="float" office:value="1.46305207443151E+018" calcext:value-type="float">
            <text:p>1463052074431510000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650" calcext:value-type="float">
            <text:p>1650</text:p>
          </table:table-cell>
          <table:table-cell office:value-type="float" office:value="0.825348496437" calcext:value-type="float">
            <text:p>0.8253484964</text:p>
          </table:table-cell>
        </table:table-row>
        <table:table-row table:style-name="ro1">
          <table:table-cell office:value-type="float" office:value="1.46305207448155E+018" calcext:value-type="float">
            <text:p>1463052074481550000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float" office:value="1650" calcext:value-type="float">
            <text:p>1650</text:p>
          </table:table-cell>
          <table:table-cell office:value-type="float" office:value="0.790439486504" calcext:value-type="float">
            <text:p>0.7904394865</text:p>
          </table:table-cell>
        </table:table-row>
        <table:table-row table:style-name="ro1">
          <table:table-cell office:value-type="float" office:value="1.46305207453155E+018" calcext:value-type="float">
            <text:p>1463052074531550000</text:p>
          </table:table-cell>
          <table:table-cell/>
          <table:table-cell office:value-type="float" office:value="762" calcext:value-type="float">
            <text:p>762</text:p>
          </table:table-cell>
          <table:table-cell office:value-type="float" office:value="1650" calcext:value-type="float">
            <text:p>1650</text:p>
          </table:table-cell>
          <table:table-cell office:value-type="float" office:value="0.790439486504" calcext:value-type="float">
            <text:p>0.7904394865</text:p>
          </table:table-cell>
        </table:table-row>
        <table:table-row table:style-name="ro1">
          <table:table-cell office:value-type="float" office:value="1.4630520745815E+018" calcext:value-type="float">
            <text:p>1463052074581500000</text:p>
          </table:table-cell>
          <table:table-cell/>
          <table:table-cell office:value-type="float" office:value="763" calcext:value-type="float">
            <text:p>763</text:p>
          </table:table-cell>
          <table:table-cell office:value-type="float" office:value="1650" calcext:value-type="float">
            <text:p>1650</text:p>
          </table:table-cell>
          <table:table-cell office:value-type="float" office:value="0.780465483665" calcext:value-type="float">
            <text:p>0.7804654837</text:p>
          </table:table-cell>
        </table:table-row>
        <table:table-row table:style-name="ro1">
          <table:table-cell office:value-type="float" office:value="1.46305207463165E+018" calcext:value-type="float">
            <text:p>1463052074631650000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float" office:value="1650" calcext:value-type="float">
            <text:p>1650</text:p>
          </table:table-cell>
          <table:table-cell office:value-type="float" office:value="0.785452485085" calcext:value-type="float">
            <text:p>0.7854524851</text:p>
          </table:table-cell>
        </table:table-row>
        <table:table-row table:style-name="ro1">
          <table:table-cell office:value-type="float" office:value="1.46305207468158E+018" calcext:value-type="float">
            <text:p>1463052074681580000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float" office:value="1650" calcext:value-type="float">
            <text:p>1650</text:p>
          </table:table-cell>
          <table:table-cell office:value-type="float" office:value="0.792932987213" calcext:value-type="float">
            <text:p>0.7929329872</text:p>
          </table:table-cell>
        </table:table-row>
        <table:table-row table:style-name="ro1">
          <table:table-cell office:value-type="float" office:value="1.46305207473154E+018" calcext:value-type="float">
            <text:p>1463052074731540000</text:p>
          </table:table-cell>
          <table:table-cell/>
          <table:table-cell office:value-type="float" office:value="766" calcext:value-type="float">
            <text:p>766</text:p>
          </table:table-cell>
          <table:table-cell office:value-type="float" office:value="1650" calcext:value-type="float">
            <text:p>1650</text:p>
          </table:table-cell>
          <table:table-cell office:value-type="float" office:value="0.772984981537" calcext:value-type="float">
            <text:p>0.7729849815</text:p>
          </table:table-cell>
        </table:table-row>
        <table:table-row table:style-name="ro1">
          <table:table-cell office:value-type="float" office:value="1.46305207478152E+018" calcext:value-type="float">
            <text:p>1463052074781520000</text:p>
          </table:table-cell>
          <table:table-cell/>
          <table:table-cell office:value-type="float" office:value="767" calcext:value-type="float">
            <text:p>767</text:p>
          </table:table-cell>
          <table:table-cell office:value-type="float" office:value="1650" calcext:value-type="float">
            <text:p>1650</text:p>
          </table:table-cell>
          <table:table-cell office:value-type="float" office:value="0.822854995728" calcext:value-type="float">
            <text:p>0.8228549957</text:p>
          </table:table-cell>
        </table:table-row>
        <table:table-row table:style-name="ro1">
          <table:table-cell office:value-type="float" office:value="1.46305207483167E+018" calcext:value-type="float">
            <text:p>1463052074831670000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1650" calcext:value-type="float">
            <text:p>1650</text:p>
          </table:table-cell>
          <table:table-cell office:value-type="float" office:value="0.805400490761" calcext:value-type="float">
            <text:p>0.8054004908</text:p>
          </table:table-cell>
        </table:table-row>
        <table:table-row table:style-name="ro1">
          <table:table-cell office:value-type="float" office:value="1.46305207488156E+018" calcext:value-type="float">
            <text:p>1463052074881560000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1650" calcext:value-type="float">
            <text:p>1650</text:p>
          </table:table-cell>
          <table:table-cell office:value-type="float" office:value="0.81038749218" calcext:value-type="float">
            <text:p>0.8103874922</text:p>
          </table:table-cell>
        </table:table-row>
        <table:table-row table:style-name="ro1">
          <table:table-cell office:value-type="float" office:value="1.4630520749315E+018" calcext:value-type="float">
            <text:p>1463052074931500000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float" office:value="1650" calcext:value-type="float">
            <text:p>1650</text:p>
          </table:table-cell>
          <table:table-cell office:value-type="float" office:value="0.792932987213" calcext:value-type="float">
            <text:p>0.7929329872</text:p>
          </table:table-cell>
        </table:table-row>
        <table:table-row table:style-name="ro1">
          <table:table-cell office:value-type="float" office:value="1.4630520749817E+018" calcext:value-type="float">
            <text:p>1463052074981700000</text:p>
          </table:table-cell>
          <table:table-cell/>
          <table:table-cell office:value-type="float" office:value="771" calcext:value-type="float">
            <text:p>771</text:p>
          </table:table-cell>
          <table:table-cell office:value-type="float" office:value="1650" calcext:value-type="float">
            <text:p>1650</text:p>
          </table:table-cell>
          <table:table-cell office:value-type="float" office:value="0.797919988632" calcext:value-type="float">
            <text:p>0.7979199886</text:p>
          </table:table-cell>
        </table:table-row>
        <table:table-row table:style-name="ro1">
          <table:table-cell office:value-type="float" office:value="1.46305207503155E+018" calcext:value-type="float">
            <text:p>1463052075031550000</text:p>
          </table:table-cell>
          <table:table-cell/>
          <table:table-cell office:value-type="float" office:value="772" calcext:value-type="float">
            <text:p>772</text:p>
          </table:table-cell>
          <table:table-cell office:value-type="float" office:value="1650" calcext:value-type="float">
            <text:p>1650</text:p>
          </table:table-cell>
          <table:table-cell office:value-type="float" office:value="0.790439486504" calcext:value-type="float">
            <text:p>0.7904394865</text:p>
          </table:table-cell>
        </table:table-row>
        <table:table-row table:style-name="ro1">
          <table:table-cell office:value-type="float" office:value="1.46305207508162E+018" calcext:value-type="float">
            <text:p>1463052075081620000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1650" calcext:value-type="float">
            <text:p>1650</text:p>
          </table:table-cell>
          <table:table-cell office:value-type="float" office:value="0.775478482246" calcext:value-type="float">
            <text:p>0.7754784822</text:p>
          </table:table-cell>
        </table:table-row>
        <table:table-row table:style-name="ro1">
          <table:table-cell office:value-type="float" office:value="1.46305207513155E+018" calcext:value-type="float">
            <text:p>1463052075131550000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1650" calcext:value-type="float">
            <text:p>1650</text:p>
          </table:table-cell>
          <table:table-cell office:value-type="float" office:value="0.780465483665" calcext:value-type="float">
            <text:p>0.7804654837</text:p>
          </table:table-cell>
        </table:table-row>
        <table:table-row table:style-name="ro1">
          <table:table-cell office:value-type="float" office:value="1.46305207518146E+018" calcext:value-type="float">
            <text:p>1463052075181460000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1650" calcext:value-type="float">
            <text:p>1650</text:p>
          </table:table-cell>
          <table:table-cell office:value-type="float" office:value="0.790439486504" calcext:value-type="float">
            <text:p>0.7904394865</text:p>
          </table:table-cell>
        </table:table-row>
        <table:table-row table:style-name="ro1">
          <table:table-cell office:value-type="float" office:value="1.46305207523156E+018" calcext:value-type="float">
            <text:p>1463052075231560000</text:p>
          </table:table-cell>
          <table:table-cell/>
          <table:table-cell office:value-type="float" office:value="776" calcext:value-type="float">
            <text:p>776</text:p>
          </table:table-cell>
          <table:table-cell office:value-type="float" office:value="1650" calcext:value-type="float">
            <text:p>1650</text:p>
          </table:table-cell>
          <table:table-cell office:value-type="float" office:value="0.800413489342" calcext:value-type="float">
            <text:p>0.8004134893</text:p>
          </table:table-cell>
        </table:table-row>
        <table:table-row table:style-name="ro1">
          <table:table-cell office:value-type="float" office:value="1.46305207528155E+018" calcext:value-type="float">
            <text:p>1463052075281550000</text:p>
          </table:table-cell>
          <table:table-cell/>
          <table:table-cell office:value-type="float" office:value="777" calcext:value-type="float">
            <text:p>777</text:p>
          </table:table-cell>
          <table:table-cell office:value-type="float" office:value="1650" calcext:value-type="float">
            <text:p>1650</text:p>
          </table:table-cell>
          <table:table-cell office:value-type="float" office:value="0.775478482246" calcext:value-type="float">
            <text:p>0.7754784822</text:p>
          </table:table-cell>
        </table:table-row>
        <table:table-row table:style-name="ro1">
          <table:table-cell office:value-type="float" office:value="1.46305207533165E+018" calcext:value-type="float">
            <text:p>1463052075331650000</text:p>
          </table:table-cell>
          <table:table-cell/>
          <table:table-cell office:value-type="float" office:value="778" calcext:value-type="float">
            <text:p>778</text:p>
          </table:table-cell>
          <table:table-cell office:value-type="float" office:value="1650" calcext:value-type="float">
            <text:p>1650</text:p>
          </table:table-cell>
          <table:table-cell office:value-type="float" office:value="0.772984981537" calcext:value-type="float">
            <text:p>0.7729849815</text:p>
          </table:table-cell>
        </table:table-row>
        <table:table-row table:style-name="ro1">
          <table:table-cell office:value-type="float" office:value="1.46305207538168E+018" calcext:value-type="float">
            <text:p>1463052075381680000</text:p>
          </table:table-cell>
          <table:table-cell/>
          <table:table-cell office:value-type="float" office:value="779" calcext:value-type="float">
            <text:p>779</text:p>
          </table:table-cell>
          <table:table-cell office:value-type="float" office:value="1650" calcext:value-type="float">
            <text:p>1650</text:p>
          </table:table-cell>
          <table:table-cell office:value-type="float" office:value="0.777971982956" calcext:value-type="float">
            <text:p>0.777971983</text:p>
          </table:table-cell>
        </table:table-row>
        <table:table-row table:style-name="ro1">
          <table:table-cell office:value-type="float" office:value="1.46305207543155E+018" calcext:value-type="float">
            <text:p>1463052075431550000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1650" calcext:value-type="float">
            <text:p>1650</text:p>
          </table:table-cell>
          <table:table-cell office:value-type="float" office:value="0.782958984375" calcext:value-type="float">
            <text:p>0.7829589844</text:p>
          </table:table-cell>
        </table:table-row>
        <table:table-row table:style-name="ro1">
          <table:table-cell office:value-type="float" office:value="1.46305207548169E+018" calcext:value-type="float">
            <text:p>1463052075481690000</text:p>
          </table:table-cell>
          <table:table-cell/>
          <table:table-cell office:value-type="float" office:value="781" calcext:value-type="float">
            <text:p>781</text:p>
          </table:table-cell>
          <table:table-cell office:value-type="float" office:value="1650" calcext:value-type="float">
            <text:p>1650</text:p>
          </table:table-cell>
          <table:table-cell office:value-type="float" office:value="0.792932987213" calcext:value-type="float">
            <text:p>0.7929329872</text:p>
          </table:table-cell>
        </table:table-row>
        <table:table-row table:style-name="ro1">
          <table:table-cell office:value-type="float" office:value="1.46305207553168E+018" calcext:value-type="float">
            <text:p>1463052075531680000</text:p>
          </table:table-cell>
          <table:table-cell/>
          <table:table-cell office:value-type="float" office:value="782" calcext:value-type="float">
            <text:p>782</text:p>
          </table:table-cell>
          <table:table-cell office:value-type="float" office:value="1650" calcext:value-type="float">
            <text:p>1650</text:p>
          </table:table-cell>
          <table:table-cell office:value-type="float" office:value="0.792932987213" calcext:value-type="float">
            <text:p>0.7929329872</text:p>
          </table:table-cell>
        </table:table-row>
        <table:table-row table:style-name="ro1">
          <table:table-cell office:value-type="float" office:value="1.46305207558171E+018" calcext:value-type="float">
            <text:p>1463052075581710000</text:p>
          </table:table-cell>
          <table:table-cell/>
          <table:table-cell office:value-type="float" office:value="783" calcext:value-type="float">
            <text:p>783</text:p>
          </table:table-cell>
          <table:table-cell office:value-type="float" office:value="1650" calcext:value-type="float">
            <text:p>1650</text:p>
          </table:table-cell>
          <table:table-cell office:value-type="float" office:value="0.782958984375" calcext:value-type="float">
            <text:p>0.7829589844</text:p>
          </table:table-cell>
        </table:table-row>
        <table:table-row table:style-name="ro1">
          <table:table-cell office:value-type="float" office:value="1.46305207563163E+018" calcext:value-type="float">
            <text:p>1463052075631630000</text:p>
          </table:table-cell>
          <table:table-cell/>
          <table:table-cell office:value-type="float" office:value="784" calcext:value-type="float">
            <text:p>784</text:p>
          </table:table-cell>
          <table:table-cell office:value-type="float" office:value="1650" calcext:value-type="float">
            <text:p>1650</text:p>
          </table:table-cell>
          <table:table-cell office:value-type="float" office:value="0.802906990051" calcext:value-type="float">
            <text:p>0.8029069901</text:p>
          </table:table-cell>
        </table:table-row>
        <table:table-row table:style-name="ro1">
          <table:table-cell office:value-type="float" office:value="1.46305207568156E+018" calcext:value-type="float">
            <text:p>1463052075681560000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650" calcext:value-type="float">
            <text:p>1650</text:p>
          </table:table-cell>
          <table:table-cell office:value-type="float" office:value="0.815374493599" calcext:value-type="float">
            <text:p>0.8153744936</text:p>
          </table:table-cell>
        </table:table-row>
        <table:table-row table:style-name="ro1">
          <table:table-cell office:value-type="float" office:value="1.46305207573151E+018" calcext:value-type="float">
            <text:p>1463052075731510000</text:p>
          </table:table-cell>
          <table:table-cell/>
          <table:table-cell office:value-type="float" office:value="786" calcext:value-type="float">
            <text:p>786</text:p>
          </table:table-cell>
          <table:table-cell office:value-type="float" office:value="1650" calcext:value-type="float">
            <text:p>1650</text:p>
          </table:table-cell>
          <table:table-cell office:value-type="float" office:value="0.820361495018" calcext:value-type="float">
            <text:p>0.820361495</text:p>
          </table:table-cell>
        </table:table-row>
        <table:table-row table:style-name="ro1">
          <table:table-cell office:value-type="float" office:value="1.46305207578166E+018" calcext:value-type="float">
            <text:p>1463052075781660000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1650" calcext:value-type="float">
            <text:p>1650</text:p>
          </table:table-cell>
          <table:table-cell office:value-type="float" office:value="0.800413489342" calcext:value-type="float">
            <text:p>0.8004134893</text:p>
          </table:table-cell>
        </table:table-row>
        <table:table-row table:style-name="ro1">
          <table:table-cell office:value-type="float" office:value="1.46305207583171E+018" calcext:value-type="float">
            <text:p>1463052075831710000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float" office:value="1650" calcext:value-type="float">
            <text:p>1650</text:p>
          </table:table-cell>
          <table:table-cell office:value-type="float" office:value="0.812880992889" calcext:value-type="float">
            <text:p>0.8128809929</text:p>
          </table:table-cell>
        </table:table-row>
        <table:table-row table:style-name="ro1">
          <table:table-cell office:value-type="float" office:value="1.46305207588166E+018" calcext:value-type="float">
            <text:p>1463052075881660000</text:p>
          </table:table-cell>
          <table:table-cell/>
          <table:table-cell office:value-type="float" office:value="789" calcext:value-type="float">
            <text:p>789</text:p>
          </table:table-cell>
          <table:table-cell office:value-type="float" office:value="1650" calcext:value-type="float">
            <text:p>1650</text:p>
          </table:table-cell>
          <table:table-cell office:value-type="float" office:value="0.822854995728" calcext:value-type="float">
            <text:p>0.8228549957</text:p>
          </table:table-cell>
        </table:table-row>
        <table:table-row table:style-name="ro1">
          <table:table-cell office:value-type="float" office:value="1.46305207593154E+018" calcext:value-type="float">
            <text:p>1463052075931540000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1650" calcext:value-type="float">
            <text:p>1650</text:p>
          </table:table-cell>
          <table:table-cell office:value-type="float" office:value="0.840309500694" calcext:value-type="float">
            <text:p>0.8403095007</text:p>
          </table:table-cell>
        </table:table-row>
        <table:table-row table:style-name="ro1">
          <table:table-cell office:value-type="float" office:value="1.4630520759816E+018" calcext:value-type="float">
            <text:p>1463052075981600000</text:p>
          </table:table-cell>
          <table:table-cell/>
          <table:table-cell office:value-type="float" office:value="791" calcext:value-type="float">
            <text:p>791</text:p>
          </table:table-cell>
          <table:table-cell office:value-type="float" office:value="1650" calcext:value-type="float">
            <text:p>1650</text:p>
          </table:table-cell>
          <table:table-cell office:value-type="float" office:value="0.815374493599" calcext:value-type="float">
            <text:p>0.8153744936</text:p>
          </table:table-cell>
        </table:table-row>
        <table:table-row table:style-name="ro1">
          <table:table-cell office:value-type="float" office:value="1.46305207603169E+018" calcext:value-type="float">
            <text:p>1463052076031690000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float" office:value="1700" calcext:value-type="float">
            <text:p>1700</text:p>
          </table:table-cell>
          <table:table-cell office:value-type="float" office:value="0.805400490761" calcext:value-type="float">
            <text:p>0.8054004908</text:p>
          </table:table-cell>
        </table:table-row>
        <table:table-row table:style-name="ro1">
          <table:table-cell office:value-type="float" office:value="1.46305207608154E+018" calcext:value-type="float">
            <text:p>1463052076081540000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float" office:value="1700" calcext:value-type="float">
            <text:p>1700</text:p>
          </table:table-cell>
          <table:table-cell office:value-type="float" office:value="0.817867994308" calcext:value-type="float">
            <text:p>0.8178679943</text:p>
          </table:table-cell>
        </table:table-row>
        <table:table-row table:style-name="ro1">
          <table:table-cell office:value-type="float" office:value="1.46305207613159E+018" calcext:value-type="float">
            <text:p>1463052076131590000</text:p>
          </table:table-cell>
          <table:table-cell/>
          <table:table-cell office:value-type="float" office:value="794" calcext:value-type="float">
            <text:p>794</text:p>
          </table:table-cell>
          <table:table-cell office:value-type="float" office:value="1700" calcext:value-type="float">
            <text:p>1700</text:p>
          </table:table-cell>
          <table:table-cell office:value-type="float" office:value="0.822854995728" calcext:value-type="float">
            <text:p>0.8228549957</text:p>
          </table:table-cell>
        </table:table-row>
        <table:table-row table:style-name="ro1">
          <table:table-cell office:value-type="float" office:value="1.46305207618155E+018" calcext:value-type="float">
            <text:p>1463052076181550000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1700" calcext:value-type="float">
            <text:p>1700</text:p>
          </table:table-cell>
          <table:table-cell office:value-type="float" office:value="0.820361495018" calcext:value-type="float">
            <text:p>0.820361495</text:p>
          </table:table-cell>
        </table:table-row>
        <table:table-row table:style-name="ro1">
          <table:table-cell office:value-type="float" office:value="1.46305207623164E+018" calcext:value-type="float">
            <text:p>1463052076231640000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1700" calcext:value-type="float">
            <text:p>1700</text:p>
          </table:table-cell>
          <table:table-cell office:value-type="float" office:value="0.815374493599" calcext:value-type="float">
            <text:p>0.8153744936</text:p>
          </table:table-cell>
        </table:table-row>
        <table:table-row table:style-name="ro1">
          <table:table-cell office:value-type="float" office:value="1.46305207628156E+018" calcext:value-type="float">
            <text:p>1463052076281560000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700" calcext:value-type="float">
            <text:p>1700</text:p>
          </table:table-cell>
          <table:table-cell office:value-type="float" office:value="0.812880992889" calcext:value-type="float">
            <text:p>0.8128809929</text:p>
          </table:table-cell>
        </table:table-row>
        <table:table-row table:style-name="ro1">
          <table:table-cell office:value-type="float" office:value="1.46305207633168E+018" calcext:value-type="float">
            <text:p>1463052076331680000</text:p>
          </table:table-cell>
          <table:table-cell/>
          <table:table-cell office:value-type="float" office:value="798" calcext:value-type="float">
            <text:p>798</text:p>
          </table:table-cell>
          <table:table-cell office:value-type="float" office:value="1700" calcext:value-type="float">
            <text:p>1700</text:p>
          </table:table-cell>
          <table:table-cell office:value-type="float" office:value="0.795426487923" calcext:value-type="float">
            <text:p>0.7954264879</text:p>
          </table:table-cell>
        </table:table-row>
        <table:table-row table:style-name="ro1">
          <table:table-cell office:value-type="float" office:value="1.46305207638155E+018" calcext:value-type="float">
            <text:p>1463052076381550000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1700" calcext:value-type="float">
            <text:p>1700</text:p>
          </table:table-cell>
          <table:table-cell office:value-type="float" office:value="0.802906990051" calcext:value-type="float">
            <text:p>0.8029069901</text:p>
          </table:table-cell>
        </table:table-row>
        <table:table-row table:style-name="ro1">
          <table:table-cell office:value-type="float" office:value="1.46305207643153E+018" calcext:value-type="float">
            <text:p>146305207643153000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700" calcext:value-type="float">
            <text:p>1700</text:p>
          </table:table-cell>
          <table:table-cell office:value-type="float" office:value="0.812880992889" calcext:value-type="float">
            <text:p>0.8128809929</text:p>
          </table:table-cell>
        </table:table-row>
        <table:table-row table:style-name="ro1">
          <table:table-cell office:value-type="float" office:value="1.46305207648152E+018" calcext:value-type="float">
            <text:p>1463052076481520000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float" office:value="1700" calcext:value-type="float">
            <text:p>1700</text:p>
          </table:table-cell>
          <table:table-cell office:value-type="float" office:value="0.805400490761" calcext:value-type="float">
            <text:p>0.8054004908</text:p>
          </table:table-cell>
        </table:table-row>
        <table:table-row table:style-name="ro1">
          <table:table-cell office:value-type="float" office:value="1.4630520765317E+018" calcext:value-type="float">
            <text:p>1463052076531700000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1700" calcext:value-type="float">
            <text:p>1700</text:p>
          </table:table-cell>
          <table:table-cell office:value-type="float" office:value="0.790439486504" calcext:value-type="float">
            <text:p>0.7904394865</text:p>
          </table:table-cell>
        </table:table-row>
        <table:table-row table:style-name="ro1">
          <table:table-cell office:value-type="float" office:value="1.46305207658174E+018" calcext:value-type="float">
            <text:p>1463052076581740000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float" office:value="1700" calcext:value-type="float">
            <text:p>1700</text:p>
          </table:table-cell>
          <table:table-cell office:value-type="float" office:value="0.797919988632" calcext:value-type="float">
            <text:p>0.7979199886</text:p>
          </table:table-cell>
        </table:table-row>
        <table:table-row table:style-name="ro1">
          <table:table-cell office:value-type="float" office:value="1.46305207663151E+018" calcext:value-type="float">
            <text:p>1463052076631510000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float" office:value="1700" calcext:value-type="float">
            <text:p>1700</text:p>
          </table:table-cell>
          <table:table-cell office:value-type="float" office:value="0.815374493599" calcext:value-type="float">
            <text:p>0.8153744936</text:p>
          </table:table-cell>
        </table:table-row>
        <table:table-row table:style-name="ro1">
          <table:table-cell office:value-type="float" office:value="1.46305207668155E+018" calcext:value-type="float">
            <text:p>1463052076681550000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1700" calcext:value-type="float">
            <text:p>1700</text:p>
          </table:table-cell>
          <table:table-cell office:value-type="float" office:value="0.827841997147" calcext:value-type="float">
            <text:p>0.8278419971</text:p>
          </table:table-cell>
        </table:table-row>
        <table:table-row table:style-name="ro1">
          <table:table-cell office:value-type="float" office:value="1.46305207673156E+018" calcext:value-type="float">
            <text:p>1463052076731560000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1700" calcext:value-type="float">
            <text:p>1700</text:p>
          </table:table-cell>
          <table:table-cell office:value-type="float" office:value="0.802906990051" calcext:value-type="float">
            <text:p>0.8029069901</text:p>
          </table:table-cell>
        </table:table-row>
        <table:table-row table:style-name="ro1">
          <table:table-cell office:value-type="float" office:value="1.46305207678156E+018" calcext:value-type="float">
            <text:p>1463052076781560000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float" office:value="1700" calcext:value-type="float">
            <text:p>1700</text:p>
          </table:table-cell>
          <table:table-cell office:value-type="float" office:value="0.792932987213" calcext:value-type="float">
            <text:p>0.7929329872</text:p>
          </table:table-cell>
        </table:table-row>
        <table:table-row table:style-name="ro1">
          <table:table-cell office:value-type="float" office:value="1.46305207683167E+018" calcext:value-type="float">
            <text:p>1463052076831670000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1700" calcext:value-type="float">
            <text:p>1700</text:p>
          </table:table-cell>
          <table:table-cell office:value-type="float" office:value="0.817867994308" calcext:value-type="float">
            <text:p>0.8178679943</text:p>
          </table:table-cell>
        </table:table-row>
        <table:table-row table:style-name="ro1">
          <table:table-cell office:value-type="float" office:value="1.46305207688156E+018" calcext:value-type="float">
            <text:p>1463052076881560000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float" office:value="1700" calcext:value-type="float">
            <text:p>1700</text:p>
          </table:table-cell>
          <table:table-cell office:value-type="float" office:value="0.825348496437" calcext:value-type="float">
            <text:p>0.8253484964</text:p>
          </table:table-cell>
        </table:table-row>
        <table:table-row table:style-name="ro1">
          <table:table-cell office:value-type="float" office:value="1.46305207693165E+018" calcext:value-type="float">
            <text:p>1463052076931650000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1700" calcext:value-type="float">
            <text:p>1700</text:p>
          </table:table-cell>
          <table:table-cell office:value-type="float" office:value="0.827841997147" calcext:value-type="float">
            <text:p>0.8278419971</text:p>
          </table:table-cell>
        </table:table-row>
        <table:table-row table:style-name="ro1">
          <table:table-cell office:value-type="float" office:value="1.4630520769817E+018" calcext:value-type="float">
            <text:p>1463052076981700000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float" office:value="1700" calcext:value-type="float">
            <text:p>1700</text:p>
          </table:table-cell>
          <table:table-cell office:value-type="float" office:value="0.847790002823" calcext:value-type="float">
            <text:p>0.8477900028</text:p>
          </table:table-cell>
        </table:table-row>
        <table:table-row table:style-name="ro1">
          <table:table-cell office:value-type="float" office:value="1.46305207703168E+018" calcext:value-type="float">
            <text:p>1463052077031680000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float" office:value="1700" calcext:value-type="float">
            <text:p>1700</text:p>
          </table:table-cell>
          <table:table-cell office:value-type="float" office:value="0.870231509209" calcext:value-type="float">
            <text:p>0.8702315092</text:p>
          </table:table-cell>
        </table:table-row>
        <table:table-row table:style-name="ro1">
          <table:table-cell office:value-type="float" office:value="1.46305207708165E+018" calcext:value-type="float">
            <text:p>1463052077081650000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float" office:value="1700" calcext:value-type="float">
            <text:p>1700</text:p>
          </table:table-cell>
          <table:table-cell office:value-type="float" office:value="0.81038749218" calcext:value-type="float">
            <text:p>0.8103874922</text:p>
          </table:table-cell>
        </table:table-row>
        <table:table-row table:style-name="ro1">
          <table:table-cell office:value-type="float" office:value="1.4630520771315E+018" calcext:value-type="float">
            <text:p>1463052077131500000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1700" calcext:value-type="float">
            <text:p>1700</text:p>
          </table:table-cell>
          <table:table-cell office:value-type="float" office:value="0.777971982956" calcext:value-type="float">
            <text:p>0.777971983</text:p>
          </table:table-cell>
        </table:table-row>
        <table:table-row table:style-name="ro1">
          <table:table-cell office:value-type="float" office:value="1.4630520771817E+018" calcext:value-type="float">
            <text:p>1463052077181700000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float" office:value="1700" calcext:value-type="float">
            <text:p>1700</text:p>
          </table:table-cell>
          <table:table-cell office:value-type="float" office:value="0.802906990051" calcext:value-type="float">
            <text:p>0.8029069901</text:p>
          </table:table-cell>
        </table:table-row>
        <table:table-row table:style-name="ro1">
          <table:table-cell office:value-type="float" office:value="1.46305207723171E+018" calcext:value-type="float">
            <text:p>1463052077231710000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1700" calcext:value-type="float">
            <text:p>1700</text:p>
          </table:table-cell>
          <table:table-cell office:value-type="float" office:value="0.797919988632" calcext:value-type="float">
            <text:p>0.7979199886</text:p>
          </table:table-cell>
        </table:table-row>
        <table:table-row table:style-name="ro1">
          <table:table-cell office:value-type="float" office:value="1.46305207728171E+018" calcext:value-type="float">
            <text:p>1463052077281710000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float" office:value="1700" calcext:value-type="float">
            <text:p>1700</text:p>
          </table:table-cell>
          <table:table-cell office:value-type="float" office:value="0.795426487923" calcext:value-type="float">
            <text:p>0.7954264879</text:p>
          </table:table-cell>
        </table:table-row>
        <table:table-row table:style-name="ro1">
          <table:table-cell office:value-type="float" office:value="1.46305207733167E+018" calcext:value-type="float">
            <text:p>1463052077331670000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float" office:value="1700" calcext:value-type="float">
            <text:p>1700</text:p>
          </table:table-cell>
          <table:table-cell office:value-type="float" office:value="0.820361495018" calcext:value-type="float">
            <text:p>0.820361495</text:p>
          </table:table-cell>
        </table:table-row>
        <table:table-row table:style-name="ro1">
          <table:table-cell office:value-type="float" office:value="1.46305207738153E+018" calcext:value-type="float">
            <text:p>1463052077381530000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float" office:value="1700" calcext:value-type="float">
            <text:p>1700</text:p>
          </table:table-cell>
          <table:table-cell office:value-type="float" office:value="0.787945985794" calcext:value-type="float">
            <text:p>0.7879459858</text:p>
          </table:table-cell>
        </table:table-row>
        <table:table-row table:style-name="ro1">
          <table:table-cell office:value-type="float" office:value="1.46305207743157E+018" calcext:value-type="float">
            <text:p>1463052077431570000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1700" calcext:value-type="float">
            <text:p>1700</text:p>
          </table:table-cell>
          <table:table-cell office:value-type="float" office:value="0.792932987213" calcext:value-type="float">
            <text:p>0.7929329872</text:p>
          </table:table-cell>
        </table:table-row>
        <table:table-row table:style-name="ro1">
          <table:table-cell office:value-type="float" office:value="1.46305207748167E+018" calcext:value-type="float">
            <text:p>1463052077481670000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float" office:value="1700" calcext:value-type="float">
            <text:p>1700</text:p>
          </table:table-cell>
          <table:table-cell office:value-type="float" office:value="0.802906990051" calcext:value-type="float">
            <text:p>0.8029069901</text:p>
          </table:table-cell>
        </table:table-row>
        <table:table-row table:style-name="ro1">
          <table:table-cell office:value-type="float" office:value="1.46305207753168E+018" calcext:value-type="float">
            <text:p>1463052077531680000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float" office:value="1700" calcext:value-type="float">
            <text:p>1700</text:p>
          </table:table-cell>
          <table:table-cell office:value-type="float" office:value="0.81038749218" calcext:value-type="float">
            <text:p>0.8103874922</text:p>
          </table:table-cell>
        </table:table-row>
        <table:table-row table:style-name="ro1">
          <table:table-cell office:value-type="float" office:value="1.46305207758162E+018" calcext:value-type="float">
            <text:p>1463052077581620000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float" office:value="1700" calcext:value-type="float">
            <text:p>1700</text:p>
          </table:table-cell>
          <table:table-cell office:value-type="float" office:value="0.797919988632" calcext:value-type="float">
            <text:p>0.7979199886</text:p>
          </table:table-cell>
        </table:table-row>
        <table:table-row table:style-name="ro1">
          <table:table-cell office:value-type="float" office:value="1.46305207763154E+018" calcext:value-type="float">
            <text:p>1463052077631540000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float" office:value="1700" calcext:value-type="float">
            <text:p>1700</text:p>
          </table:table-cell>
          <table:table-cell office:value-type="float" office:value="0.800413489342" calcext:value-type="float">
            <text:p>0.8004134893</text:p>
          </table:table-cell>
        </table:table-row>
        <table:table-row table:style-name="ro1">
          <table:table-cell office:value-type="float" office:value="1.46305207768171E+018" calcext:value-type="float">
            <text:p>1463052077681710000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float" office:value="1700" calcext:value-type="float">
            <text:p>1700</text:p>
          </table:table-cell>
          <table:table-cell office:value-type="float" office:value="0.800413489342" calcext:value-type="float">
            <text:p>0.8004134893</text:p>
          </table:table-cell>
        </table:table-row>
        <table:table-row table:style-name="ro1">
          <table:table-cell office:value-type="float" office:value="1.46305207773157E+018" calcext:value-type="float">
            <text:p>1463052077731570000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float" office:value="1700" calcext:value-type="float">
            <text:p>1700</text:p>
          </table:table-cell>
          <table:table-cell office:value-type="float" office:value="0.802906990051" calcext:value-type="float">
            <text:p>0.8029069901</text:p>
          </table:table-cell>
        </table:table-row>
        <table:table-row table:style-name="ro1">
          <table:table-cell office:value-type="float" office:value="1.46305207778168E+018" calcext:value-type="float">
            <text:p>1463052077781680000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float" office:value="1700" calcext:value-type="float">
            <text:p>1700</text:p>
          </table:table-cell>
          <table:table-cell office:value-type="float" office:value="0.800413489342" calcext:value-type="float">
            <text:p>0.8004134893</text:p>
          </table:table-cell>
        </table:table-row>
        <table:table-row table:style-name="ro1">
          <table:table-cell office:value-type="float" office:value="1.46305207783161E+018" calcext:value-type="float">
            <text:p>1463052077831610000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float" office:value="1700" calcext:value-type="float">
            <text:p>1700</text:p>
          </table:table-cell>
          <table:table-cell office:value-type="float" office:value="0.797919988632" calcext:value-type="float">
            <text:p>0.7979199886</text:p>
          </table:table-cell>
        </table:table-row>
        <table:table-row table:style-name="ro1">
          <table:table-cell office:value-type="float" office:value="1.46305207788154E+018" calcext:value-type="float">
            <text:p>1463052077881540000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float" office:value="1700" calcext:value-type="float">
            <text:p>1700</text:p>
          </table:table-cell>
          <table:table-cell office:value-type="float" office:value="0.782958984375" calcext:value-type="float">
            <text:p>0.7829589844</text:p>
          </table:table-cell>
        </table:table-row>
        <table:table-row table:style-name="ro1">
          <table:table-cell office:value-type="float" office:value="1.46305207793167E+018" calcext:value-type="float">
            <text:p>1463052077931670000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float" office:value="1700" calcext:value-type="float">
            <text:p>1700</text:p>
          </table:table-cell>
          <table:table-cell office:value-type="float" office:value="0.765504479408" calcext:value-type="float">
            <text:p>0.7655044794</text:p>
          </table:table-cell>
        </table:table-row>
        <table:table-row table:style-name="ro1">
          <table:table-cell office:value-type="float" office:value="1.46305207798168E+018" calcext:value-type="float">
            <text:p>1463052077981680000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float" office:value="1700" calcext:value-type="float">
            <text:p>1700</text:p>
          </table:table-cell>
          <table:table-cell office:value-type="float" office:value="0.760517477989" calcext:value-type="float">
            <text:p>0.760517478</text:p>
          </table:table-cell>
        </table:table-row>
        <table:table-row table:style-name="ro1">
          <table:table-cell office:value-type="float" office:value="1.46305207803155E+018" calcext:value-type="float">
            <text:p>1463052078031550000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1700" calcext:value-type="float">
            <text:p>1700</text:p>
          </table:table-cell>
          <table:table-cell office:value-type="float" office:value="0.787945985794" calcext:value-type="float">
            <text:p>0.7879459858</text:p>
          </table:table-cell>
        </table:table-row>
        <table:table-row table:style-name="ro1">
          <table:table-cell office:value-type="float" office:value="1.46305207808152E+018" calcext:value-type="float">
            <text:p>1463052078081520000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float" office:value="1700" calcext:value-type="float">
            <text:p>1700</text:p>
          </table:table-cell>
          <table:table-cell office:value-type="float" office:value="0.802906990051" calcext:value-type="float">
            <text:p>0.8029069901</text:p>
          </table:table-cell>
        </table:table-row>
        <table:table-row table:style-name="ro1">
          <table:table-cell office:value-type="float" office:value="1.46305207813154E+018" calcext:value-type="float">
            <text:p>1463052078131540000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float" office:value="1700" calcext:value-type="float">
            <text:p>1700</text:p>
          </table:table-cell>
          <table:table-cell office:value-type="float" office:value="0.75802397728" calcext:value-type="float">
            <text:p>0.7580239773</text:p>
          </table:table-cell>
        </table:table-row>
        <table:table-row table:style-name="ro1">
          <table:table-cell office:value-type="float" office:value="1.46305207818169E+018" calcext:value-type="float">
            <text:p>1463052078181690000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float" office:value="1700" calcext:value-type="float">
            <text:p>1700</text:p>
          </table:table-cell>
          <table:table-cell office:value-type="float" office:value="0.767997980118" calcext:value-type="float">
            <text:p>0.7679979801</text:p>
          </table:table-cell>
        </table:table-row>
        <table:table-row table:style-name="ro1">
          <table:table-cell office:value-type="float" office:value="1.46305207823168E+018" calcext:value-type="float">
            <text:p>1463052078231680000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float" office:value="1700" calcext:value-type="float">
            <text:p>1700</text:p>
          </table:table-cell>
          <table:table-cell office:value-type="float" office:value="0.745556473732" calcext:value-type="float">
            <text:p>0.7455564737</text:p>
          </table:table-cell>
        </table:table-row>
        <table:table-row table:style-name="ro1">
          <table:table-cell office:value-type="float" office:value="1.46305207828167E+018" calcext:value-type="float">
            <text:p>1463052078281670000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float" office:value="1700" calcext:value-type="float">
            <text:p>1700</text:p>
          </table:table-cell>
          <table:table-cell office:value-type="float" office:value="0.75802397728" calcext:value-type="float">
            <text:p>0.7580239773</text:p>
          </table:table-cell>
        </table:table-row>
        <table:table-row table:style-name="ro1">
          <table:table-cell office:value-type="float" office:value="1.46305207833151E+018" calcext:value-type="float">
            <text:p>1463052078331510000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float" office:value="1700" calcext:value-type="float">
            <text:p>1700</text:p>
          </table:table-cell>
          <table:table-cell office:value-type="float" office:value="0.748049974442" calcext:value-type="float">
            <text:p>0.7480499744</text:p>
          </table:table-cell>
        </table:table-row>
        <table:table-row table:style-name="ro1">
          <table:table-cell office:value-type="float" office:value="1.4630520783816E+018" calcext:value-type="float">
            <text:p>1463052078381600000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float" office:value="1700" calcext:value-type="float">
            <text:p>1700</text:p>
          </table:table-cell>
          <table:table-cell office:value-type="float" office:value="0.772984981537" calcext:value-type="float">
            <text:p>0.7729849815</text:p>
          </table:table-cell>
        </table:table-row>
        <table:table-row table:style-name="ro1">
          <table:table-cell office:value-type="float" office:value="1.46305207843165E+018" calcext:value-type="float">
            <text:p>1463052078431650000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700" calcext:value-type="float">
            <text:p>1700</text:p>
          </table:table-cell>
          <table:table-cell office:value-type="float" office:value="0.75553047657" calcext:value-type="float">
            <text:p>0.7555304766</text:p>
          </table:table-cell>
        </table:table-row>
        <table:table-row table:style-name="ro1">
          <table:table-cell office:value-type="float" office:value="1.4630520784816E+018" calcext:value-type="float">
            <text:p>1463052078481600000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1700" calcext:value-type="float">
            <text:p>1700</text:p>
          </table:table-cell>
          <table:table-cell office:value-type="float" office:value="0.75553047657" calcext:value-type="float">
            <text:p>0.7555304766</text:p>
          </table:table-cell>
        </table:table-row>
        <table:table-row table:style-name="ro1">
          <table:table-cell office:value-type="float" office:value="1.46305207853166E+018" calcext:value-type="float">
            <text:p>1463052078531660000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700" calcext:value-type="float">
            <text:p>1700</text:p>
          </table:table-cell>
          <table:table-cell office:value-type="float" office:value="0.775478482246" calcext:value-type="float">
            <text:p>0.7754784822</text:p>
          </table:table-cell>
        </table:table-row>
        <table:table-row table:style-name="ro1">
          <table:table-cell office:value-type="float" office:value="1.46305207858156E+018" calcext:value-type="float">
            <text:p>1463052078581560000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float" office:value="1700" calcext:value-type="float">
            <text:p>1700</text:p>
          </table:table-cell>
          <table:table-cell office:value-type="float" office:value="0.785452485085" calcext:value-type="float">
            <text:p>0.7854524851</text:p>
          </table:table-cell>
        </table:table-row>
        <table:table-row table:style-name="ro1">
          <table:table-cell office:value-type="float" office:value="1.46305207863152E+018" calcext:value-type="float">
            <text:p>1463052078631520000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float" office:value="1700" calcext:value-type="float">
            <text:p>1700</text:p>
          </table:table-cell>
          <table:table-cell office:value-type="float" office:value="0.777971982956" calcext:value-type="float">
            <text:p>0.777971983</text:p>
          </table:table-cell>
        </table:table-row>
        <table:table-row table:style-name="ro1">
          <table:table-cell office:value-type="float" office:value="1.46305207868167E+018" calcext:value-type="float">
            <text:p>1463052078681670000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float" office:value="1700" calcext:value-type="float">
            <text:p>1700</text:p>
          </table:table-cell>
          <table:table-cell office:value-type="float" office:value="0.792932987213" calcext:value-type="float">
            <text:p>0.7929329872</text:p>
          </table:table-cell>
        </table:table-row>
        <table:table-row table:style-name="ro1">
          <table:table-cell office:value-type="float" office:value="1.46305207873165E+018" calcext:value-type="float">
            <text:p>1463052078731650000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float" office:value="1700" calcext:value-type="float">
            <text:p>1700</text:p>
          </table:table-cell>
          <table:table-cell office:value-type="float" office:value="0.780465483665" calcext:value-type="float">
            <text:p>0.7804654837</text:p>
          </table:table-cell>
        </table:table-row>
        <table:table-row table:style-name="ro1">
          <table:table-cell office:value-type="float" office:value="1.46305207878161E+018" calcext:value-type="float">
            <text:p>1463052078781610000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float" office:value="1700" calcext:value-type="float">
            <text:p>1700</text:p>
          </table:table-cell>
          <table:table-cell office:value-type="float" office:value="0.770491480827" calcext:value-type="float">
            <text:p>0.7704914808</text:p>
          </table:table-cell>
        </table:table-row>
        <table:table-row table:style-name="ro1">
          <table:table-cell office:value-type="float" office:value="1.46305207883154E+018" calcext:value-type="float">
            <text:p>1463052078831540000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float" office:value="1700" calcext:value-type="float">
            <text:p>1700</text:p>
          </table:table-cell>
          <table:table-cell office:value-type="float" office:value="0.785452485085" calcext:value-type="float">
            <text:p>0.7854524851</text:p>
          </table:table-cell>
        </table:table-row>
        <table:table-row table:style-name="ro1">
          <table:table-cell office:value-type="float" office:value="1.46305207888152E+018" calcext:value-type="float">
            <text:p>1463052078881520000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float" office:value="1700" calcext:value-type="float">
            <text:p>1700</text:p>
          </table:table-cell>
          <table:table-cell office:value-type="float" office:value="0.765504479408" calcext:value-type="float">
            <text:p>0.7655044794</text:p>
          </table:table-cell>
        </table:table-row>
        <table:table-row table:style-name="ro1">
          <table:table-cell office:value-type="float" office:value="1.46305207893167E+018" calcext:value-type="float">
            <text:p>1463052078931670000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700" calcext:value-type="float">
            <text:p>1700</text:p>
          </table:table-cell>
          <table:table-cell office:value-type="float" office:value="0.770491480827" calcext:value-type="float">
            <text:p>0.7704914808</text:p>
          </table:table-cell>
        </table:table-row>
        <table:table-row table:style-name="ro1">
          <table:table-cell office:value-type="float" office:value="1.46305207898162E+018" calcext:value-type="float">
            <text:p>1463052078981620000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700" calcext:value-type="float">
            <text:p>1700</text:p>
          </table:table-cell>
          <table:table-cell office:value-type="float" office:value="0.775478482246" calcext:value-type="float">
            <text:p>0.7754784822</text:p>
          </table:table-cell>
        </table:table-row>
        <table:table-row table:style-name="ro1">
          <table:table-cell office:value-type="float" office:value="1.4630520790316E+018" calcext:value-type="float">
            <text:p>1463052079031600000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float" office:value="1400" calcext:value-type="float">
            <text:p>1400</text:p>
          </table:table-cell>
          <table:table-cell office:value-type="float" office:value="0.760517477989" calcext:value-type="float">
            <text:p>0.760517478</text:p>
          </table:table-cell>
        </table:table-row>
        <table:table-row table:style-name="ro1">
          <table:table-cell office:value-type="float" office:value="1.46305207908163E+018" calcext:value-type="float">
            <text:p>1463052079081630000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float" office:value="1400" calcext:value-type="float">
            <text:p>1400</text:p>
          </table:table-cell>
          <table:table-cell office:value-type="float" office:value="0.753036975861" calcext:value-type="float">
            <text:p>0.7530369759</text:p>
          </table:table-cell>
        </table:table-row>
        <table:table-row table:style-name="ro1">
          <table:table-cell office:value-type="float" office:value="1.46305207913168E+018" calcext:value-type="float">
            <text:p>1463052079131680000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float" office:value="1400" calcext:value-type="float">
            <text:p>1400</text:p>
          </table:table-cell>
          <table:table-cell office:value-type="float" office:value="0.765504479408" calcext:value-type="float">
            <text:p>0.7655044794</text:p>
          </table:table-cell>
        </table:table-row>
        <table:table-row table:style-name="ro1">
          <table:table-cell office:value-type="float" office:value="1.46305207918162E+018" calcext:value-type="float">
            <text:p>1463052079181620000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float" office:value="1400" calcext:value-type="float">
            <text:p>1400</text:p>
          </table:table-cell>
          <table:table-cell office:value-type="float" office:value="0.753036975861" calcext:value-type="float">
            <text:p>0.7530369759</text:p>
          </table:table-cell>
        </table:table-row>
        <table:table-row table:style-name="ro1">
          <table:table-cell office:value-type="float" office:value="1.46305207923168E+018" calcext:value-type="float">
            <text:p>1463052079231680000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400" calcext:value-type="float">
            <text:p>1400</text:p>
          </table:table-cell>
          <table:table-cell office:value-type="float" office:value="0.715634524822" calcext:value-type="float">
            <text:p>0.7156345248</text:p>
          </table:table-cell>
        </table:table-row>
        <table:table-row table:style-name="ro1">
          <table:table-cell office:value-type="float" office:value="1.46305207928159E+018" calcext:value-type="float">
            <text:p>1463052079281590000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float" office:value="1400" calcext:value-type="float">
            <text:p>1400</text:p>
          </table:table-cell>
          <table:table-cell office:value-type="float" office:value="0.665764510632" calcext:value-type="float">
            <text:p>0.6657645106</text:p>
          </table:table-cell>
        </table:table-row>
        <table:table-row table:style-name="ro1">
          <table:table-cell office:value-type="float" office:value="1.46305207933152E+018" calcext:value-type="float">
            <text:p>1463052079331520000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float" office:value="1400" calcext:value-type="float">
            <text:p>1400</text:p>
          </table:table-cell>
          <table:table-cell office:value-type="float" office:value="0.705660521984" calcext:value-type="float">
            <text:p>0.705660522</text:p>
          </table:table-cell>
        </table:table-row>
        <table:table-row table:style-name="ro1">
          <table:table-cell office:value-type="float" office:value="1.46305207938168E+018" calcext:value-type="float">
            <text:p>1463052079381680000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float" office:value="1400" calcext:value-type="float">
            <text:p>1400</text:p>
          </table:table-cell>
          <table:table-cell office:value-type="float" office:value="0.698180019855" calcext:value-type="float">
            <text:p>0.6981800199</text:p>
          </table:table-cell>
        </table:table-row>
        <table:table-row table:style-name="ro1">
          <table:table-cell office:value-type="float" office:value="1.4630520794317E+018" calcext:value-type="float">
            <text:p>1463052079431700000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1400" calcext:value-type="float">
            <text:p>1400</text:p>
          </table:table-cell>
          <table:table-cell office:value-type="float" office:value="0.685712516308" calcext:value-type="float">
            <text:p>0.6857125163</text:p>
          </table:table-cell>
        </table:table-row>
        <table:table-row table:style-name="ro1">
          <table:table-cell office:value-type="float" office:value="1.46305207948168E+018" calcext:value-type="float">
            <text:p>1463052079481680000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float" office:value="1400" calcext:value-type="float">
            <text:p>1400</text:p>
          </table:table-cell>
          <table:table-cell office:value-type="float" office:value="0.67573851347" calcext:value-type="float">
            <text:p>0.6757385135</text:p>
          </table:table-cell>
        </table:table-row>
        <table:table-row table:style-name="ro1">
          <table:table-cell office:value-type="float" office:value="1.46305207953152E+018" calcext:value-type="float">
            <text:p>1463052079531520000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float" office:value="1400" calcext:value-type="float">
            <text:p>1400</text:p>
          </table:table-cell>
          <table:table-cell office:value-type="float" office:value="0.680725514889" calcext:value-type="float">
            <text:p>0.6807255149</text:p>
          </table:table-cell>
        </table:table-row>
        <table:table-row table:style-name="ro1">
          <table:table-cell office:value-type="float" office:value="1.46305207958163E+018" calcext:value-type="float">
            <text:p>1463052079581630000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float" office:value="1400" calcext:value-type="float">
            <text:p>1400</text:p>
          </table:table-cell>
          <table:table-cell office:value-type="float" office:value="0.668258011341" calcext:value-type="float">
            <text:p>0.6682580113</text:p>
          </table:table-cell>
        </table:table-row>
        <table:table-row table:style-name="ro1">
          <table:table-cell office:value-type="float" office:value="1.46305207963166E+018" calcext:value-type="float">
            <text:p>1463052079631660000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1400" calcext:value-type="float">
            <text:p>1400</text:p>
          </table:table-cell>
          <table:table-cell office:value-type="float" office:value="0.633349001408" calcext:value-type="float">
            <text:p>0.6333490014</text:p>
          </table:table-cell>
        </table:table-row>
        <table:table-row table:style-name="ro1">
          <table:table-cell office:value-type="float" office:value="1.46305207968162E+018" calcext:value-type="float">
            <text:p>1463052079681620000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float" office:value="1400" calcext:value-type="float">
            <text:p>1400</text:p>
          </table:table-cell>
          <table:table-cell office:value-type="float" office:value="0.665764510632" calcext:value-type="float">
            <text:p>0.6657645106</text:p>
          </table:table-cell>
        </table:table-row>
        <table:table-row table:style-name="ro1">
          <table:table-cell office:value-type="float" office:value="1.46305207973153E+018" calcext:value-type="float">
            <text:p>1463052079731530000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400" calcext:value-type="float">
            <text:p>1400</text:p>
          </table:table-cell>
          <table:table-cell office:value-type="float" office:value="0.648310005665" calcext:value-type="float">
            <text:p>0.6483100057</text:p>
          </table:table-cell>
        </table:table-row>
        <table:table-row table:style-name="ro1">
          <table:table-cell office:value-type="float" office:value="1.46305207978167E+018" calcext:value-type="float">
            <text:p>1463052079781670000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float" office:value="1400" calcext:value-type="float">
            <text:p>1400</text:p>
          </table:table-cell>
          <table:table-cell office:value-type="float" office:value="0.633349001408" calcext:value-type="float">
            <text:p>0.6333490014</text:p>
          </table:table-cell>
        </table:table-row>
        <table:table-row table:style-name="ro1">
          <table:table-cell office:value-type="float" office:value="1.4630520798315E+018" calcext:value-type="float">
            <text:p>1463052079831500000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float" office:value="1400" calcext:value-type="float">
            <text:p>1400</text:p>
          </table:table-cell>
          <table:table-cell office:value-type="float" office:value="0.61838799715" calcext:value-type="float">
            <text:p>0.6183879972</text:p>
          </table:table-cell>
        </table:table-row>
        <table:table-row table:style-name="ro1">
          <table:table-cell office:value-type="float" office:value="1.46305207988152E+018" calcext:value-type="float">
            <text:p>146305207988152000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400" calcext:value-type="float">
            <text:p>1400</text:p>
          </table:table-cell>
          <table:table-cell office:value-type="float" office:value="0.600933492184" calcext:value-type="float">
            <text:p>0.6009334922</text:p>
          </table:table-cell>
        </table:table-row>
        <table:table-row table:style-name="ro1">
          <table:table-cell office:value-type="float" office:value="1.4630520799317E+018" calcext:value-type="float">
            <text:p>1463052079931700000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float" office:value="1400" calcext:value-type="float">
            <text:p>1400</text:p>
          </table:table-cell>
          <table:table-cell office:value-type="float" office:value="0.605920493603" calcext:value-type="float">
            <text:p>0.6059204936</text:p>
          </table:table-cell>
        </table:table-row>
        <table:table-row table:style-name="ro1">
          <table:table-cell office:value-type="float" office:value="1.46305207998151E+018" calcext:value-type="float">
            <text:p>1463052079981510000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float" office:value="1400" calcext:value-type="float">
            <text:p>1400</text:p>
          </table:table-cell>
          <table:table-cell office:value-type="float" office:value="0.588465988636" calcext:value-type="float">
            <text:p>0.5884659886</text:p>
          </table:table-cell>
        </table:table-row>
        <table:table-row table:style-name="ro1">
          <table:table-cell office:value-type="float" office:value="1.46305208003151E+018" calcext:value-type="float">
            <text:p>1463052080031510000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float" office:value="1400" calcext:value-type="float">
            <text:p>1400</text:p>
          </table:table-cell>
          <table:table-cell office:value-type="float" office:value="0.573504984379" calcext:value-type="float">
            <text:p>0.5735049844</text:p>
          </table:table-cell>
        </table:table-row>
        <table:table-row table:style-name="ro1">
          <table:table-cell office:value-type="float" office:value="1.46305208008155E+018" calcext:value-type="float">
            <text:p>1463052080081550000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float" office:value="1400" calcext:value-type="float">
            <text:p>1400</text:p>
          </table:table-cell>
          <table:table-cell office:value-type="float" office:value="0.573504984379" calcext:value-type="float">
            <text:p>0.5735049844</text:p>
          </table:table-cell>
        </table:table-row>
        <table:table-row table:style-name="ro1">
          <table:table-cell office:value-type="float" office:value="1.46305208013158E+018" calcext:value-type="float">
            <text:p>1463052080131580000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1400" calcext:value-type="float">
            <text:p>1400</text:p>
          </table:table-cell>
          <table:table-cell office:value-type="float" office:value="0.571011483669" calcext:value-type="float">
            <text:p>0.5710114837</text:p>
          </table:table-cell>
        </table:table-row>
        <table:table-row table:style-name="ro1">
          <table:table-cell office:value-type="float" office:value="1.46305208018167E+018" calcext:value-type="float">
            <text:p>1463052080181670000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float" office:value="1400" calcext:value-type="float">
            <text:p>1400</text:p>
          </table:table-cell>
          <table:table-cell office:value-type="float" office:value="0.56851798296" calcext:value-type="float">
            <text:p>0.568517983</text:p>
          </table:table-cell>
        </table:table-row>
        <table:table-row table:style-name="ro1">
          <table:table-cell office:value-type="float" office:value="1.46305208023162E+018" calcext:value-type="float">
            <text:p>1463052080231620000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float" office:value="1400" calcext:value-type="float">
            <text:p>1400</text:p>
          </table:table-cell>
          <table:table-cell office:value-type="float" office:value="0.558543980122" calcext:value-type="float">
            <text:p>0.5585439801</text:p>
          </table:table-cell>
        </table:table-row>
        <table:table-row table:style-name="ro1">
          <table:table-cell office:value-type="float" office:value="1.46305208028152E+018" calcext:value-type="float">
            <text:p>1463052080281520000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float" office:value="1400" calcext:value-type="float">
            <text:p>1400</text:p>
          </table:table-cell>
          <table:table-cell office:value-type="float" office:value="0.548569977283" calcext:value-type="float">
            <text:p>0.5485699773</text:p>
          </table:table-cell>
        </table:table-row>
        <table:table-row table:style-name="ro1">
          <table:table-cell office:value-type="float" office:value="1.46305208033169E+018" calcext:value-type="float">
            <text:p>1463052080331690000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float" office:value="1400" calcext:value-type="float">
            <text:p>1400</text:p>
          </table:table-cell>
          <table:table-cell office:value-type="float" office:value="0.536102473736" calcext:value-type="float">
            <text:p>0.5361024737</text:p>
          </table:table-cell>
        </table:table-row>
        <table:table-row table:style-name="ro1">
          <table:table-cell office:value-type="float" office:value="1.4630520803817E+018" calcext:value-type="float">
            <text:p>1463052080381700000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float" office:value="1400" calcext:value-type="float">
            <text:p>1400</text:p>
          </table:table-cell>
          <table:table-cell office:value-type="float" office:value="0.51615446806" calcext:value-type="float">
            <text:p>0.5161544681</text:p>
          </table:table-cell>
        </table:table-row>
        <table:table-row table:style-name="ro1">
          <table:table-cell office:value-type="float" office:value="1.46305208043168E+018" calcext:value-type="float">
            <text:p>1463052080431680000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1400" calcext:value-type="float">
            <text:p>1400</text:p>
          </table:table-cell>
          <table:table-cell office:value-type="float" office:value="0.526128530502" calcext:value-type="float">
            <text:p>0.5261285305</text:p>
          </table:table-cell>
        </table:table-row>
        <table:table-row table:style-name="ro1">
          <table:table-cell office:value-type="float" office:value="1.46305208048169E+018" calcext:value-type="float">
            <text:p>1463052080481690000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float" office:value="1400" calcext:value-type="float">
            <text:p>1400</text:p>
          </table:table-cell>
          <table:table-cell office:value-type="float" office:value="0.518648028374" calcext:value-type="float">
            <text:p>0.5186480284</text:p>
          </table:table-cell>
        </table:table-row>
        <table:table-row table:style-name="ro1">
          <table:table-cell office:value-type="float" office:value="1.46305208053154E+018" calcext:value-type="float">
            <text:p>1463052080531540000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float" office:value="1400" calcext:value-type="float">
            <text:p>1400</text:p>
          </table:table-cell>
          <table:table-cell office:value-type="float" office:value="0.53859603405" calcext:value-type="float">
            <text:p>0.5385960341</text:p>
          </table:table-cell>
        </table:table-row>
        <table:table-row table:style-name="ro1">
          <table:table-cell office:value-type="float" office:value="1.4630520805817E+018" calcext:value-type="float">
            <text:p>14630520805817000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400" calcext:value-type="float">
            <text:p>1400</text:p>
          </table:table-cell>
          <table:table-cell office:value-type="float" office:value="0.513661026955" calcext:value-type="float">
            <text:p>0.513661027</text:p>
          </table:table-cell>
        </table:table-row>
        <table:table-row table:style-name="ro1">
          <table:table-cell office:value-type="float" office:value="1.4630520806317E+018" calcext:value-type="float">
            <text:p>1463052080631700000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float" office:value="1400" calcext:value-type="float">
            <text:p>1400</text:p>
          </table:table-cell>
          <table:table-cell office:value-type="float" office:value="0.511167526245" calcext:value-type="float">
            <text:p>0.5111675262</text:p>
          </table:table-cell>
        </table:table-row>
        <table:table-row table:style-name="ro1">
          <table:table-cell office:value-type="float" office:value="1.46305208068153E+018" calcext:value-type="float">
            <text:p>1463052080681530000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float" office:value="1400" calcext:value-type="float">
            <text:p>1400</text:p>
          </table:table-cell>
          <table:table-cell office:value-type="float" office:value="0.488725990057" calcext:value-type="float">
            <text:p>0.4887259901</text:p>
          </table:table-cell>
        </table:table-row>
        <table:table-row table:style-name="ro1">
          <table:table-cell office:value-type="float" office:value="1.46305208073156E+018" calcext:value-type="float">
            <text:p>1463052080731560000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400" calcext:value-type="float">
            <text:p>1400</text:p>
          </table:table-cell>
          <table:table-cell office:value-type="float" office:value="0.493712991476" calcext:value-type="float">
            <text:p>0.4937129915</text:p>
          </table:table-cell>
        </table:table-row>
        <table:table-row table:style-name="ro1">
          <table:table-cell office:value-type="float" office:value="1.46305208078151E+018" calcext:value-type="float">
            <text:p>1463052080781510000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float" office:value="1400" calcext:value-type="float">
            <text:p>1400</text:p>
          </table:table-cell>
          <table:table-cell office:value-type="float" office:value="0.483738988638" calcext:value-type="float">
            <text:p>0.4837389886</text:p>
          </table:table-cell>
        </table:table-row>
        <table:table-row table:style-name="ro1">
          <table:table-cell office:value-type="float" office:value="1.46305208083172E+018" calcext:value-type="float">
            <text:p>1463052080831720000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float" office:value="1400" calcext:value-type="float">
            <text:p>1400</text:p>
          </table:table-cell>
          <table:table-cell office:value-type="float" office:value="0.476258516312" calcext:value-type="float">
            <text:p>0.4762585163</text:p>
          </table:table-cell>
        </table:table-row>
        <table:table-row table:style-name="ro1">
          <table:table-cell office:value-type="float" office:value="1.46305208088156E+018" calcext:value-type="float">
            <text:p>1463052080881560000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float" office:value="1400" calcext:value-type="float">
            <text:p>1400</text:p>
          </table:table-cell>
          <table:table-cell office:value-type="float" office:value="0.471271514893" calcext:value-type="float">
            <text:p>0.4712715149</text:p>
          </table:table-cell>
        </table:table-row>
        <table:table-row table:style-name="ro1">
          <table:table-cell office:value-type="float" office:value="1.4630520809317E+018" calcext:value-type="float">
            <text:p>1463052080931700000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1400" calcext:value-type="float">
            <text:p>1400</text:p>
          </table:table-cell>
          <table:table-cell office:value-type="float" office:value="0.503686964512" calcext:value-type="float">
            <text:p>0.5036869645</text:p>
          </table:table-cell>
        </table:table-row>
        <table:table-row table:style-name="ro1">
          <table:table-cell office:value-type="float" office:value="1.46305208098157E+018" calcext:value-type="float">
            <text:p>1463052080981570000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float" office:value="1400" calcext:value-type="float">
            <text:p>1400</text:p>
          </table:table-cell>
          <table:table-cell office:value-type="float" office:value="0.488725990057" calcext:value-type="float">
            <text:p>0.4887259901</text:p>
          </table:table-cell>
        </table:table-row>
        <table:table-row table:style-name="ro1">
          <table:table-cell office:value-type="float" office:value="1.46305208103155E+018" calcext:value-type="float">
            <text:p>1463052081031550000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float" office:value="1400" calcext:value-type="float">
            <text:p>1400</text:p>
          </table:table-cell>
          <table:table-cell office:value-type="float" office:value="0.443843007088" calcext:value-type="float">
            <text:p>0.4438430071</text:p>
          </table:table-cell>
        </table:table-row>
        <table:table-row table:style-name="ro1">
          <table:table-cell office:value-type="float" office:value="1.46305208108151E+018" calcext:value-type="float">
            <text:p>1463052081081510000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float" office:value="1400" calcext:value-type="float">
            <text:p>1400</text:p>
          </table:table-cell>
          <table:table-cell office:value-type="float" office:value="0.426388502121" calcext:value-type="float">
            <text:p>0.4263885021</text:p>
          </table:table-cell>
        </table:table-row>
        <table:table-row table:style-name="ro1">
          <table:table-cell office:value-type="float" office:value="1.46305208113156E+018" calcext:value-type="float">
            <text:p>1463052081131560000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float" office:value="1400" calcext:value-type="float">
            <text:p>1400</text:p>
          </table:table-cell>
          <table:table-cell office:value-type="float" office:value="0.426388502121" calcext:value-type="float">
            <text:p>0.4263885021</text:p>
          </table:table-cell>
        </table:table-row>
        <table:table-row table:style-name="ro1">
          <table:table-cell office:value-type="float" office:value="1.46305208118174E+018" calcext:value-type="float">
            <text:p>1463052081181740000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float" office:value="1400" calcext:value-type="float">
            <text:p>1400</text:p>
          </table:table-cell>
          <table:table-cell office:value-type="float" office:value="0.408933997154" calcext:value-type="float">
            <text:p>0.4089339972</text:p>
          </table:table-cell>
        </table:table-row>
        <table:table-row table:style-name="ro1">
          <table:table-cell office:value-type="float" office:value="1.4630520812315E+018" calcext:value-type="float">
            <text:p>1463052081231500000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1400" calcext:value-type="float">
            <text:p>1400</text:p>
          </table:table-cell>
          <table:table-cell office:value-type="float" office:value="0.416414499283" calcext:value-type="float">
            <text:p>0.4164144993</text:p>
          </table:table-cell>
        </table:table-row>
        <table:table-row table:style-name="ro1">
          <table:table-cell office:value-type="float" office:value="1.46305208128164E+018" calcext:value-type="float">
            <text:p>1463052081281640000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float" office:value="1400" calcext:value-type="float">
            <text:p>1400</text:p>
          </table:table-cell>
          <table:table-cell office:value-type="float" office:value="0.413920998573" calcext:value-type="float">
            <text:p>0.4139209986</text:p>
          </table:table-cell>
        </table:table-row>
        <table:table-row table:style-name="ro1">
          <table:table-cell office:value-type="float" office:value="1.46305208133167E+018" calcext:value-type="float">
            <text:p>1463052081331670000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float" office:value="1400" calcext:value-type="float">
            <text:p>1400</text:p>
          </table:table-cell>
          <table:table-cell office:value-type="float" office:value="0.408933997154" calcext:value-type="float">
            <text:p>0.4089339972</text:p>
          </table:table-cell>
        </table:table-row>
        <table:table-row table:style-name="ro1">
          <table:table-cell office:value-type="float" office:value="1.46305208138161E+018" calcext:value-type="float">
            <text:p>1463052081381610000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float" office:value="1400" calcext:value-type="float">
            <text:p>1400</text:p>
          </table:table-cell>
          <table:table-cell office:value-type="float" office:value="0.413920998573" calcext:value-type="float">
            <text:p>0.4139209986</text:p>
          </table:table-cell>
        </table:table-row>
        <table:table-row table:style-name="ro1">
          <table:table-cell office:value-type="float" office:value="1.46305208143154E+018" calcext:value-type="float">
            <text:p>146305208143154000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400" calcext:value-type="float">
            <text:p>1400</text:p>
          </table:table-cell>
          <table:table-cell office:value-type="float" office:value="0.401453495026" calcext:value-type="float">
            <text:p>0.401453495</text:p>
          </table:table-cell>
        </table:table-row>
        <table:table-row table:style-name="ro1">
          <table:table-cell office:value-type="float" office:value="1.46305208148169E+018" calcext:value-type="float">
            <text:p>1463052081481690000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400" calcext:value-type="float">
            <text:p>1400</text:p>
          </table:table-cell>
          <table:table-cell office:value-type="float" office:value="0.403946995735" calcext:value-type="float">
            <text:p>0.4039469957</text:p>
          </table:table-cell>
        </table:table-row>
        <table:table-row table:style-name="ro1">
          <table:table-cell office:value-type="float" office:value="1.46305208153166E+018" calcext:value-type="float">
            <text:p>1463052081531660000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float" office:value="1400" calcext:value-type="float">
            <text:p>1400</text:p>
          </table:table-cell>
          <table:table-cell office:value-type="float" office:value="0.393972992897" calcext:value-type="float">
            <text:p>0.3939729929</text:p>
          </table:table-cell>
        </table:table-row>
        <table:table-row table:style-name="ro1">
          <table:table-cell office:value-type="float" office:value="1.46305208158169E+018" calcext:value-type="float">
            <text:p>1463052081581690000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float" office:value="1400" calcext:value-type="float">
            <text:p>1400</text:p>
          </table:table-cell>
          <table:table-cell office:value-type="float" office:value="0.37901198864" calcext:value-type="float">
            <text:p>0.3790119886</text:p>
          </table:table-cell>
        </table:table-row>
        <table:table-row table:style-name="ro1">
          <table:table-cell office:value-type="float" office:value="1.4630520816317E+018" calcext:value-type="float">
            <text:p>1463052081631700000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1400" calcext:value-type="float">
            <text:p>1400</text:p>
          </table:table-cell>
          <table:table-cell office:value-type="float" office:value="0.346596479416" calcext:value-type="float">
            <text:p>0.3465964794</text:p>
          </table:table-cell>
        </table:table-row>
        <table:table-row table:style-name="ro1">
          <table:table-cell office:value-type="float" office:value="1.46305208168151E+018" calcext:value-type="float">
            <text:p>1463052081681510000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float" office:value="1400" calcext:value-type="float">
            <text:p>1400</text:p>
          </table:table-cell>
          <table:table-cell office:value-type="float" office:value="0.346596479416" calcext:value-type="float">
            <text:p>0.3465964794</text:p>
          </table:table-cell>
        </table:table-row>
        <table:table-row table:style-name="ro1">
          <table:table-cell office:value-type="float" office:value="1.46305208173153E+018" calcext:value-type="float">
            <text:p>1463052081731530000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float" office:value="1400" calcext:value-type="float">
            <text:p>1400</text:p>
          </table:table-cell>
          <table:table-cell office:value-type="float" office:value="0.334128975868" calcext:value-type="float">
            <text:p>0.3341289759</text:p>
          </table:table-cell>
        </table:table-row>
        <table:table-row table:style-name="ro1">
          <table:table-cell office:value-type="float" office:value="1.46305208178153E+018" calcext:value-type="float">
            <text:p>1463052081781530000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float" office:value="1400" calcext:value-type="float">
            <text:p>1400</text:p>
          </table:table-cell>
          <table:table-cell office:value-type="float" office:value="0.334128975868" calcext:value-type="float">
            <text:p>0.3341289759</text:p>
          </table:table-cell>
        </table:table-row>
        <table:table-row table:style-name="ro1">
          <table:table-cell office:value-type="float" office:value="1.46305208183167E+018" calcext:value-type="float">
            <text:p>1463052081831670000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float" office:value="1400" calcext:value-type="float">
            <text:p>1400</text:p>
          </table:table-cell>
          <table:table-cell office:value-type="float" office:value="0.334128975868" calcext:value-type="float">
            <text:p>0.3341289759</text:p>
          </table:table-cell>
        </table:table-row>
        <table:table-row table:style-name="ro1">
          <table:table-cell office:value-type="float" office:value="1.46305208188154E+018" calcext:value-type="float">
            <text:p>1463052081881540000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400" calcext:value-type="float">
            <text:p>1400</text:p>
          </table:table-cell>
          <table:table-cell office:value-type="float" office:value="0.369037985802" calcext:value-type="float">
            <text:p>0.3690379858</text:p>
          </table:table-cell>
        </table:table-row>
        <table:table-row table:style-name="ro1">
          <table:table-cell office:value-type="float" office:value="1.46305208193152E+018" calcext:value-type="float">
            <text:p>1463052081931520000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1400" calcext:value-type="float">
            <text:p>1400</text:p>
          </table:table-cell>
          <table:table-cell office:value-type="float" office:value="0.359064012766" calcext:value-type="float">
            <text:p>0.3590640128</text:p>
          </table:table-cell>
        </table:table-row>
        <table:table-row table:style-name="ro1">
          <table:table-cell office:value-type="float" office:value="1.46305208198167E+018" calcext:value-type="float">
            <text:p>1463052081981670000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float" office:value="1400" calcext:value-type="float">
            <text:p>1400</text:p>
          </table:table-cell>
          <table:table-cell office:value-type="float" office:value="0.356570512056" calcext:value-type="float">
            <text:p>0.3565705121</text:p>
          </table:table-cell>
        </table:table-row>
        <table:table-row table:style-name="ro1">
          <table:table-cell office:value-type="float" office:value="1.46305208203167E+018" calcext:value-type="float">
            <text:p>1463052082031670000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float" office:value="1400" calcext:value-type="float">
            <text:p>1400</text:p>
          </table:table-cell>
          <table:table-cell office:value-type="float" office:value="0.346596509218" calcext:value-type="float">
            <text:p>0.3465965092</text:p>
          </table:table-cell>
        </table:table-row>
        <table:table-row table:style-name="ro1">
          <table:table-cell office:value-type="float" office:value="1.46305208208155E+018" calcext:value-type="float">
            <text:p>1463052082081550000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float" office:value="1400" calcext:value-type="float">
            <text:p>1400</text:p>
          </table:table-cell>
          <table:table-cell office:value-type="float" office:value="0.334129005671" calcext:value-type="float">
            <text:p>0.3341290057</text:p>
          </table:table-cell>
        </table:table-row>
        <table:table-row table:style-name="ro1">
          <table:table-cell office:value-type="float" office:value="1.46305208213154E+018" calcext:value-type="float">
            <text:p>1463052082131540000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float" office:value="1400" calcext:value-type="float">
            <text:p>1400</text:p>
          </table:table-cell>
          <table:table-cell office:value-type="float" office:value="0.329142004251" calcext:value-type="float">
            <text:p>0.3291420043</text:p>
          </table:table-cell>
        </table:table-row>
        <table:table-row table:style-name="ro1">
          <table:table-cell office:value-type="float" office:value="1.46305208218156E+018" calcext:value-type="float">
            <text:p>1463052082181560000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float" office:value="1400" calcext:value-type="float">
            <text:p>1400</text:p>
          </table:table-cell>
          <table:table-cell office:value-type="float" office:value="0.316674500704" calcext:value-type="float">
            <text:p>0.3166745007</text:p>
          </table:table-cell>
        </table:table-row>
        <table:table-row table:style-name="ro1">
          <table:table-cell office:value-type="float" office:value="1.46305208223154E+018" calcext:value-type="float">
            <text:p>1463052082231540000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float" office:value="1400" calcext:value-type="float">
            <text:p>1400</text:p>
          </table:table-cell>
          <table:table-cell office:value-type="float" office:value="0.314180999994" calcext:value-type="float">
            <text:p>0.314181</text:p>
          </table:table-cell>
        </table:table-row>
        <table:table-row table:style-name="ro1">
          <table:table-cell office:value-type="float" office:value="1.46305208228154E+018" calcext:value-type="float">
            <text:p>1463052082281540000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float" office:value="1400" calcext:value-type="float">
            <text:p>1400</text:p>
          </table:table-cell>
          <table:table-cell office:value-type="float" office:value="0.304206997156" calcext:value-type="float">
            <text:p>0.3042069972</text:p>
          </table:table-cell>
        </table:table-row>
        <table:table-row table:style-name="ro1">
          <table:table-cell office:value-type="float" office:value="1.46305208233166E+018" calcext:value-type="float">
            <text:p>1463052082331660000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1400" calcext:value-type="float">
            <text:p>1400</text:p>
          </table:table-cell>
          <table:table-cell office:value-type="float" office:value="0.299219995737" calcext:value-type="float">
            <text:p>0.2992199957</text:p>
          </table:table-cell>
        </table:table-row>
        <table:table-row table:style-name="ro1">
          <table:table-cell office:value-type="float" office:value="1.46305208238152E+018" calcext:value-type="float">
            <text:p>1463052082381520000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float" office:value="1400" calcext:value-type="float">
            <text:p>1400</text:p>
          </table:table-cell>
          <table:table-cell office:value-type="float" office:value="0.289245992899" calcext:value-type="float">
            <text:p>0.2892459929</text:p>
          </table:table-cell>
        </table:table-row>
        <table:table-row table:style-name="ro1">
          <table:table-cell office:value-type="float" office:value="1.46305208243154E+018" calcext:value-type="float">
            <text:p>1463052082431540000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400" calcext:value-type="float">
            <text:p>1400</text:p>
          </table:table-cell>
          <table:table-cell office:value-type="float" office:value="0.289245992899" calcext:value-type="float">
            <text:p>0.2892459929</text:p>
          </table:table-cell>
        </table:table-row>
        <table:table-row table:style-name="ro1">
          <table:table-cell office:value-type="float" office:value="1.4630520824817E+018" calcext:value-type="float">
            <text:p>1463052082481700000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float" office:value="1400" calcext:value-type="float">
            <text:p>1400</text:p>
          </table:table-cell>
          <table:table-cell office:value-type="float" office:value="0.289245992899" calcext:value-type="float">
            <text:p>0.2892459929</text:p>
          </table:table-cell>
        </table:table-row>
        <table:table-row table:style-name="ro1">
          <table:table-cell office:value-type="float" office:value="1.46305208253168E+018" calcext:value-type="float">
            <text:p>1463052082531680000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float" office:value="1400" calcext:value-type="float">
            <text:p>1400</text:p>
          </table:table-cell>
          <table:table-cell office:value-type="float" office:value="0.264310985804" calcext:value-type="float">
            <text:p>0.2643109858</text:p>
          </table:table-cell>
        </table:table-row>
        <table:table-row table:style-name="ro1">
          <table:table-cell office:value-type="float" office:value="1.46305208258152E+018" calcext:value-type="float">
            <text:p>1463052082581520000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400" calcext:value-type="float">
            <text:p>1400</text:p>
          </table:table-cell>
          <table:table-cell office:value-type="float" office:value="0.269298017025" calcext:value-type="float">
            <text:p>0.269298017</text:p>
          </table:table-cell>
        </table:table-row>
        <table:table-row table:style-name="ro1">
          <table:table-cell office:value-type="float" office:value="1.46305208263167E+018" calcext:value-type="float">
            <text:p>1463052082631670000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float" office:value="1400" calcext:value-type="float">
            <text:p>1400</text:p>
          </table:table-cell>
          <table:table-cell office:value-type="float" office:value="0.229401990771" calcext:value-type="float">
            <text:p>0.2294019908</text:p>
          </table:table-cell>
        </table:table-row>
        <table:table-row table:style-name="ro1">
          <table:table-cell office:value-type="float" office:value="1.46305208268167E+018" calcext:value-type="float">
            <text:p>1463052082681670000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float" office:value="1400" calcext:value-type="float">
            <text:p>1400</text:p>
          </table:table-cell>
          <table:table-cell office:value-type="float" office:value="0.204466998577" calcext:value-type="float">
            <text:p>0.2044669986</text:p>
          </table:table-cell>
        </table:table-row>
        <table:table-row table:style-name="ro1">
          <table:table-cell office:value-type="float" office:value="1.46305208273154E+018" calcext:value-type="float">
            <text:p>1463052082731540000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400" calcext:value-type="float">
            <text:p>1400</text:p>
          </table:table-cell>
          <table:table-cell office:value-type="float" office:value="0.234389007092" calcext:value-type="float">
            <text:p>0.2343890071</text:p>
          </table:table-cell>
        </table:table-row>
        <table:table-row table:style-name="ro1">
          <table:table-cell office:value-type="float" office:value="1.46305208278167E+018" calcext:value-type="float">
            <text:p>1463052082781670000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float" office:value="1400" calcext:value-type="float">
            <text:p>1400</text:p>
          </table:table-cell>
          <table:table-cell office:value-type="float" office:value="0.219428002834" calcext:value-type="float">
            <text:p>0.2194280028</text:p>
          </table:table-cell>
        </table:table-row>
        <table:table-row table:style-name="ro1">
          <table:table-cell office:value-type="float" office:value="1.46305208283165E+018" calcext:value-type="float">
            <text:p>1463052082831650000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float" office:value="1400" calcext:value-type="float">
            <text:p>1400</text:p>
          </table:table-cell>
          <table:table-cell office:value-type="float" office:value="0.211947500706" calcext:value-type="float">
            <text:p>0.2119475007</text:p>
          </table:table-cell>
        </table:table-row>
        <table:table-row table:style-name="ro1">
          <table:table-cell office:value-type="float" office:value="1.46305208288167E+018" calcext:value-type="float">
            <text:p>1463052082881670000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float" office:value="1400" calcext:value-type="float">
            <text:p>1400</text:p>
          </table:table-cell>
          <table:table-cell office:value-type="float" office:value="0.209453999996" calcext:value-type="float">
            <text:p>0.209454</text:p>
          </table:table-cell>
        </table:table-row>
        <table:table-row table:style-name="ro1">
          <table:table-cell office:value-type="float" office:value="1.46305208293155E+018" calcext:value-type="float">
            <text:p>1463052082931550000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1400" calcext:value-type="float">
            <text:p>1400</text:p>
          </table:table-cell>
          <table:table-cell office:value-type="float" office:value="0.194492995739" calcext:value-type="float">
            <text:p>0.1944929957</text:p>
          </table:table-cell>
        </table:table-row>
        <table:table-row table:style-name="ro1">
          <table:table-cell office:value-type="float" office:value="1.46305208298166E+018" calcext:value-type="float">
            <text:p>1463052082981660000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float" office:value="1400" calcext:value-type="float">
            <text:p>1400</text:p>
          </table:table-cell>
          <table:table-cell office:value-type="float" office:value="0.184518992901" calcext:value-type="float">
            <text:p>0.1845189929</text:p>
          </table:table-cell>
        </table:table-row>
        <table:table-row table:style-name="ro1">
          <table:table-cell office:value-type="float" office:value="1.46305208303167E+018" calcext:value-type="float">
            <text:p>1463052083031670000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float" office:value="1400" calcext:value-type="float">
            <text:p>1400</text:p>
          </table:table-cell>
          <table:table-cell office:value-type="float" office:value="0.172051504254" calcext:value-type="float">
            <text:p>0.1720515043</text:p>
          </table:table-cell>
        </table:table-row>
        <table:table-row table:style-name="ro1">
          <table:table-cell office:value-type="float" office:value="1.46305208308166E+018" calcext:value-type="float">
            <text:p>1463052083081660000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float" office:value="1400" calcext:value-type="float">
            <text:p>1400</text:p>
          </table:table-cell>
          <table:table-cell office:value-type="float" office:value="0.164571002126" calcext:value-type="float">
            <text:p>0.1645710021</text:p>
          </table:table-cell>
        </table:table-row>
        <table:table-row table:style-name="ro1">
          <table:table-cell office:value-type="float" office:value="1.46305208313173E+018" calcext:value-type="float">
            <text:p>1463052083131730000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float" office:value="1400" calcext:value-type="float">
            <text:p>1400</text:p>
          </table:table-cell>
          <table:table-cell office:value-type="float" office:value="0.157090499997" calcext:value-type="float">
            <text:p>0.1570905</text:p>
          </table:table-cell>
        </table:table-row>
        <table:table-row table:style-name="ro1">
          <table:table-cell office:value-type="float" office:value="1.46305208318166E+018" calcext:value-type="float">
            <text:p>1463052083181660000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float" office:value="1400" calcext:value-type="float">
            <text:p>1400</text:p>
          </table:table-cell>
          <table:table-cell office:value-type="float" office:value="0.144623011351" calcext:value-type="float">
            <text:p>0.1446230114</text:p>
          </table:table-cell>
        </table:table-row>
        <table:table-row table:style-name="ro1">
          <table:table-cell office:value-type="float" office:value="1.4630520832317E+018" calcext:value-type="float">
            <text:p>1463052083231700000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float" office:value="1400" calcext:value-type="float">
            <text:p>1400</text:p>
          </table:table-cell>
          <table:table-cell office:value-type="float" office:value="0.144622996449" calcext:value-type="float">
            <text:p>0.1446229964</text:p>
          </table:table-cell>
        </table:table-row>
        <table:table-row table:style-name="ro1">
          <table:table-cell office:value-type="float" office:value="1.46305208328167E+018" calcext:value-type="float">
            <text:p>1463052083281670000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float" office:value="1400" calcext:value-type="float">
            <text:p>1400</text:p>
          </table:table-cell>
          <table:table-cell office:value-type="float" office:value="0.13963599503" calcext:value-type="float">
            <text:p>0.139635995</text:p>
          </table:table-cell>
        </table:table-row>
        <table:table-row table:style-name="ro1">
          <table:table-cell office:value-type="float" office:value="1.46305208333171E+018" calcext:value-type="float">
            <text:p>1463052083331710000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float" office:value="1400" calcext:value-type="float">
            <text:p>1400</text:p>
          </table:table-cell>
          <table:table-cell office:value-type="float" office:value="0.129662007093" calcext:value-type="float">
            <text:p>0.1296620071</text:p>
          </table:table-cell>
        </table:table-row>
        <table:table-row table:style-name="ro1">
          <table:table-cell office:value-type="float" office:value="1.4630520833815E+018" calcext:value-type="float">
            <text:p>1463052083381500000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1400" calcext:value-type="float">
            <text:p>1400</text:p>
          </table:table-cell>
          <table:table-cell office:value-type="float" office:value="0.122181497514" calcext:value-type="float">
            <text:p>0.1221814975</text:p>
          </table:table-cell>
        </table:table-row>
        <table:table-row table:style-name="ro1">
          <table:table-cell office:value-type="float" office:value="1.46305208343157E+018" calcext:value-type="float">
            <text:p>1463052083431570000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400" calcext:value-type="float">
            <text:p>1400</text:p>
          </table:table-cell>
          <table:table-cell office:value-type="float" office:value="0.119687996805" calcext:value-type="float">
            <text:p>0.1196879968</text:p>
          </table:table-cell>
        </table:table-row>
        <table:table-row table:style-name="ro1">
          <table:table-cell office:value-type="float" office:value="1.46305208348152E+018" calcext:value-type="float">
            <text:p>1463052083481520000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float" office:value="1400" calcext:value-type="float">
            <text:p>1400</text:p>
          </table:table-cell>
          <table:table-cell office:value-type="float" office:value="0.117194503546" calcext:value-type="float">
            <text:p>0.1171945035</text:p>
          </table:table-cell>
        </table:table-row>
        <table:table-row table:style-name="ro1">
          <table:table-cell office:value-type="float" office:value="1.46305208353171E+018" calcext:value-type="float">
            <text:p>1463052083531710000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float" office:value="1400" calcext:value-type="float">
            <text:p>1400</text:p>
          </table:table-cell>
          <table:table-cell office:value-type="float" office:value="0.109714001417" calcext:value-type="float">
            <text:p>0.1097140014</text:p>
          </table:table-cell>
        </table:table-row>
        <table:table-row table:style-name="ro1">
          <table:table-cell office:value-type="float" office:value="1.46305208358172E+018" calcext:value-type="float">
            <text:p>1463052083581720000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400" calcext:value-type="float">
            <text:p>1400</text:p>
          </table:table-cell>
          <table:table-cell office:value-type="float" office:value="0.109714001417" calcext:value-type="float">
            <text:p>0.1097140014</text:p>
          </table:table-cell>
        </table:table-row>
        <table:table-row table:style-name="ro1">
          <table:table-cell office:value-type="float" office:value="1.46305208363149E+018" calcext:value-type="float">
            <text:p>1463052083631490000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float" office:value="1400" calcext:value-type="float">
            <text:p>1400</text:p>
          </table:table-cell>
          <table:table-cell office:value-type="float" office:value="0.104726999998" calcext:value-type="float">
            <text:p>0.104727</text:p>
          </table:table-cell>
        </table:table-row>
        <table:table-row table:style-name="ro1">
          <table:table-cell office:value-type="float" office:value="1.46305208368167E+018" calcext:value-type="float">
            <text:p>1463052083681670000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float" office:value="1400" calcext:value-type="float">
            <text:p>1400</text:p>
          </table:table-cell>
          <table:table-cell office:value-type="float" office:value="0.0972464978695" calcext:value-type="float">
            <text:p>0.0972464979</text:p>
          </table:table-cell>
        </table:table-row>
        <table:table-row table:style-name="ro1">
          <table:table-cell office:value-type="float" office:value="1.46305208373171E+018" calcext:value-type="float">
            <text:p>1463052083731710000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float" office:value="1400" calcext:value-type="float">
            <text:p>1400</text:p>
          </table:table-cell>
          <table:table-cell office:value-type="float" office:value="0.0897660031915" calcext:value-type="float">
            <text:p>0.0897660032</text:p>
          </table:table-cell>
        </table:table-row>
        <table:table-row table:style-name="ro1">
          <table:table-cell office:value-type="float" office:value="1.46305208378165E+018" calcext:value-type="float">
            <text:p>1463052083781650000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float" office:value="1400" calcext:value-type="float">
            <text:p>1400</text:p>
          </table:table-cell>
          <table:table-cell office:value-type="float" office:value="0.0922594964504" calcext:value-type="float">
            <text:p>0.0922594965</text:p>
          </table:table-cell>
        </table:table-row>
        <table:table-row table:style-name="ro1">
          <table:table-cell office:value-type="float" office:value="1.46305208383153E+018" calcext:value-type="float">
            <text:p>1463052083831530000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float" office:value="1400" calcext:value-type="float">
            <text:p>1400</text:p>
          </table:table-cell>
          <table:table-cell office:value-type="float" office:value="0.0872725024819" calcext:value-type="float">
            <text:p>0.0872725025</text:p>
          </table:table-cell>
        </table:table-row>
        <table:table-row table:style-name="ro1">
          <table:table-cell office:value-type="float" office:value="1.46305208388154E+018" calcext:value-type="float">
            <text:p>1463052083881540000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float" office:value="1400" calcext:value-type="float">
            <text:p>1400</text:p>
          </table:table-cell>
          <table:table-cell office:value-type="float" office:value="0.0847790017724" calcext:value-type="float">
            <text:p>0.0847790018</text:p>
          </table:table-cell>
        </table:table-row>
        <table:table-row table:style-name="ro1">
          <table:table-cell office:value-type="float" office:value="1.46305208393156E+018" calcext:value-type="float">
            <text:p>1463052083931560000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400" calcext:value-type="float">
            <text:p>1400</text:p>
          </table:table-cell>
          <table:table-cell office:value-type="float" office:value="0.0872725024819" calcext:value-type="float">
            <text:p>0.0872725025</text:p>
          </table:table-cell>
        </table:table-row>
        <table:table-row table:style-name="ro1">
          <table:table-cell office:value-type="float" office:value="1.46305208398165E+018" calcext:value-type="float">
            <text:p>1463052083981650000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float" office:value="1400" calcext:value-type="float">
            <text:p>1400</text:p>
          </table:table-cell>
          <table:table-cell office:value-type="float" office:value="0.0847790017724" calcext:value-type="float">
            <text:p>0.0847790018</text:p>
          </table:table-cell>
        </table:table-row>
        <table:table-row table:style-name="ro1">
          <table:table-cell office:value-type="float" office:value="1.46305208403165E+018" calcext:value-type="float">
            <text:p>1463052084031650000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float" office:value="1400" calcext:value-type="float">
            <text:p>1400</text:p>
          </table:table-cell>
          <table:table-cell office:value-type="float" office:value="0.0822855010629" calcext:value-type="float">
            <text:p>0.0822855011</text:p>
          </table:table-cell>
        </table:table-row>
        <table:table-row table:style-name="ro1">
          <table:table-cell office:value-type="float" office:value="1.46305208408168E+018" calcext:value-type="float">
            <text:p>1463052084081680000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float" office:value="1400" calcext:value-type="float">
            <text:p>1400</text:p>
          </table:table-cell>
          <table:table-cell office:value-type="float" office:value="0.0772984996438" calcext:value-type="float">
            <text:p>0.0772984996</text:p>
          </table:table-cell>
        </table:table-row>
        <table:table-row table:style-name="ro1">
          <table:table-cell office:value-type="float" office:value="1.46305208413149E+018" calcext:value-type="float">
            <text:p>1463052084131490000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float" office:value="1400" calcext:value-type="float">
            <text:p>1400</text:p>
          </table:table-cell>
          <table:table-cell office:value-type="float" office:value="0.0772984996438" calcext:value-type="float">
            <text:p>0.0772984996</text:p>
          </table:table-cell>
        </table:table-row>
        <table:table-row table:style-name="ro1">
          <table:table-cell office:value-type="float" office:value="1.46305208418155E+018" calcext:value-type="float">
            <text:p>1463052084181550000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float" office:value="1400" calcext:value-type="float">
            <text:p>1400</text:p>
          </table:table-cell>
          <table:table-cell office:value-type="float" office:value="0.0748049989343" calcext:value-type="float">
            <text:p>0.0748049989</text:p>
          </table:table-cell>
        </table:table-row>
        <table:table-row table:style-name="ro1">
          <table:table-cell office:value-type="float" office:value="1.46305208423156E+018" calcext:value-type="float">
            <text:p>1463052084231560000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1400" calcext:value-type="float">
            <text:p>1400</text:p>
          </table:table-cell>
          <table:table-cell office:value-type="float" office:value="0.0723114982247" calcext:value-type="float">
            <text:p>0.0723114982</text:p>
          </table:table-cell>
        </table:table-row>
        <table:table-row table:style-name="ro1">
          <table:table-cell office:value-type="float" office:value="1.46305208428153E+018" calcext:value-type="float">
            <text:p>1463052084281530000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float" office:value="1400" calcext:value-type="float">
            <text:p>1400</text:p>
          </table:table-cell>
          <table:table-cell office:value-type="float" office:value="0.0698179975152" calcext:value-type="float">
            <text:p>0.0698179975</text:p>
          </table:table-cell>
        </table:table-row>
        <table:table-row table:style-name="ro1">
          <table:table-cell office:value-type="float" office:value="1.46305208433166E+018" calcext:value-type="float">
            <text:p>1463052084331660000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float" office:value="1400" calcext:value-type="float">
            <text:p>1400</text:p>
          </table:table-cell>
          <table:table-cell office:value-type="float" office:value="0.0648310035467" calcext:value-type="float">
            <text:p>0.0648310035</text:p>
          </table:table-cell>
        </table:table-row>
        <table:table-row table:style-name="ro1">
          <table:table-cell office:value-type="float" office:value="1.46305208438158E+018" calcext:value-type="float">
            <text:p>1463052084381580000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float" office:value="1400" calcext:value-type="float">
            <text:p>1400</text:p>
          </table:table-cell>
          <table:table-cell office:value-type="float" office:value="0.0623375028372" calcext:value-type="float">
            <text:p>0.0623375028</text:p>
          </table:table-cell>
        </table:table-row>
        <table:table-row table:style-name="ro1">
          <table:table-cell office:value-type="float" office:value="1.4630520844317E+018" calcext:value-type="float">
            <text:p>1463052084431700000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400" calcext:value-type="float">
            <text:p>1400</text:p>
          </table:table-cell>
          <table:table-cell office:value-type="float" office:value="0.0548570007086" calcext:value-type="float">
            <text:p>0.0548570007</text:p>
          </table:table-cell>
        </table:table-row>
        <table:table-row table:style-name="ro1">
          <table:table-cell office:value-type="float" office:value="1.46305208448172E+018" calcext:value-type="float">
            <text:p>1463052084481720000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400" calcext:value-type="float">
            <text:p>1400</text:p>
          </table:table-cell>
          <table:table-cell office:value-type="float" office:value="0.0498699992895" calcext:value-type="float">
            <text:p>0.0498699993</text:p>
          </table:table-cell>
        </table:table-row>
        <table:table-row table:style-name="ro1">
          <table:table-cell office:value-type="float" office:value="1.46305208453168E+018" calcext:value-type="float">
            <text:p>1463052084531680000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float" office:value="1400" calcext:value-type="float">
            <text:p>1400</text:p>
          </table:table-cell>
          <table:table-cell office:value-type="float" office:value="0.0423895008862" calcext:value-type="float">
            <text:p>0.0423895009</text:p>
          </table:table-cell>
        </table:table-row>
        <table:table-row table:style-name="ro1">
          <table:table-cell office:value-type="float" office:value="1.46305208458158E+018" calcext:value-type="float">
            <text:p>1463052084581580000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float" office:value="1400" calcext:value-type="float">
            <text:p>1400</text:p>
          </table:table-cell>
          <table:table-cell office:value-type="float" office:value="0.0398960001767" calcext:value-type="float">
            <text:p>0.0398960002</text:p>
          </table:table-cell>
        </table:table-row>
        <table:table-row table:style-name="ro1">
          <table:table-cell office:value-type="float" office:value="1.46305208463152E+018" calcext:value-type="float">
            <text:p>1463052084631520000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00" calcext:value-type="float">
            <text:p>1400</text:p>
          </table:table-cell>
          <table:table-cell office:value-type="float" office:value="0.0299219992012" calcext:value-type="float">
            <text:p>0.0299219992</text:p>
          </table:table-cell>
        </table:table-row>
        <table:table-row table:style-name="ro1">
          <table:table-cell office:value-type="float" office:value="1.46305208468166E+018" calcext:value-type="float">
            <text:p>1463052084681660000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400" calcext:value-type="float">
            <text:p>1400</text:p>
          </table:table-cell>
          <table:table-cell office:value-type="float" office:value="0.0224414989352" calcext:value-type="float">
            <text:p>0.0224414989</text:p>
          </table:table-cell>
        </table:table-row>
        <table:table-row table:style-name="ro1">
          <table:table-cell office:value-type="float" office:value="1.46305208473162E+018" calcext:value-type="float">
            <text:p>1463052084731620000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400" calcext:value-type="float">
            <text:p>1400</text:p>
          </table:table-cell>
          <table:table-cell office:value-type="float" office:value="0.0149609996006" calcext:value-type="float">
            <text:p>0.0149609996</text:p>
          </table:table-cell>
        </table:table-row>
        <table:table-row table:style-name="ro1">
          <table:table-cell office:value-type="float" office:value="1.46305208478167E+018" calcext:value-type="float">
            <text:p>1463052084781670000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400" calcext:value-type="float">
            <text:p>1400</text:p>
          </table:table-cell>
          <table:table-cell office:value-type="float" office:value="0.00997400004417" calcext:value-type="float">
            <text:p>0.009974</text:p>
          </table:table-cell>
        </table:table-row>
        <table:table-row table:style-name="ro1">
          <table:table-cell office:value-type="float" office:value="1.46305208483164E+018" calcext:value-type="float">
            <text:p>1463052084831640000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float" office:value="1400" calcext:value-type="float">
            <text:p>1400</text:p>
          </table:table-cell>
          <table:table-cell office:value-type="float" office:value="0.00498700002208" calcext:value-type="float">
            <text:p>0.004987</text:p>
          </table:table-cell>
        </table:table-row>
        <table:table-row table:style-name="ro1">
          <table:table-cell office:value-type="float" office:value="1.46305208488154E+018" calcext:value-type="float">
            <text:p>1463052084881540000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400" calcext:value-type="float">
            <text:p>1400</text:p>
          </table:table-cell>
          <table:table-cell office:value-type="float" office:value="-0.00498700002208" calcext:value-type="float">
            <text:p>-0.004987</text:p>
          </table:table-cell>
        </table:table-row>
        <table:table-row table:style-name="ro1">
          <table:table-cell office:value-type="float" office:value="1.46305208493153E+018" calcext:value-type="float">
            <text:p>1463052084931530000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400" calcext:value-type="float">
            <text:p>1400</text:p>
          </table:table-cell>
          <table:table-cell office:value-type="float" office:value="-0.00498700002208" calcext:value-type="float">
            <text:p>-0.004987</text:p>
          </table:table-cell>
        </table:table-row>
        <table:table-row table:style-name="ro1">
          <table:table-cell office:value-type="float" office:value="1.46305208498166E+018" calcext:value-type="float">
            <text:p>1463052084981660000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float" office:value="1400" calcext:value-type="float">
            <text:p>1400</text:p>
          </table:table-cell>
          <table:table-cell office:value-type="float" office:value="-0.00748050026596" calcext:value-type="float">
            <text:p>-0.0074805003</text:p>
          </table:table-cell>
        </table:table-row>
        <table:table-row table:style-name="ro1">
          <table:table-cell office:value-type="float" office:value="1.46305208503156E+018" calcext:value-type="float">
            <text:p>1463052085031560000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float" office:value="1400" calcext:value-type="float">
            <text:p>1400</text:p>
          </table:table-cell>
          <table:table-cell office:value-type="float" office:value="-0.00498700002208" calcext:value-type="float">
            <text:p>-0.004987</text:p>
          </table:table-cell>
        </table:table-row>
        <table:table-row table:style-name="ro1">
          <table:table-cell office:value-type="float" office:value="1.46305208508167E+018" calcext:value-type="float">
            <text:p>146305208508167000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400" calcext:value-type="float">
            <text:p>1400</text:p>
          </table:table-cell>
          <table:table-cell office:value-type="float" office:value="-0.00249350001104" calcext:value-type="float">
            <text:p>-0.0024935</text:p>
          </table:table-cell>
        </table:table-row>
        <table:table-row table:style-name="ro1">
          <table:table-cell office:value-type="float" office:value="1.46305208513153E+018" calcext:value-type="float">
            <text:p>1463052085131530000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400" calcext:value-type="float">
            <text:p>1400</text:p>
          </table:table-cell>
          <table:table-cell office:value-type="float" office:value="-0.00249350001104" calcext:value-type="float">
            <text:p>-0.0024935</text:p>
          </table:table-cell>
        </table:table-row>
        <table:table-row table:style-name="ro1">
          <table:table-cell office:value-type="float" office:value="1.46305208518162E+018" calcext:value-type="float">
            <text:p>1463052085181620000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0" calcext:value-type="float">
            <text:p>1400</text:p>
          </table:table-cell>
          <table:table-cell office:value-type="float" office:value="-0.00249350001104" calcext:value-type="float">
            <text:p>-0.0024935</text:p>
          </table:table-cell>
        </table:table-row>
        <table:table-row table:style-name="ro1">
          <table:table-cell office:value-type="float" office:value="1.46305208523165E+018" calcext:value-type="float">
            <text:p>1463052085231650000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400" calcext:value-type="float">
            <text:p>1400</text:p>
          </table:table-cell>
          <table:table-cell office:value-type="float" office:value="-0.00498700002208" calcext:value-type="float">
            <text:p>-0.004987</text:p>
          </table:table-cell>
        </table:table-row>
        <table:table-row table:style-name="ro1">
          <table:table-cell office:value-type="float" office:value="1.46305208528153E+018" calcext:value-type="float">
            <text:p>1463052085281530000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float" office:value="1400" calcext:value-type="float">
            <text:p>1400</text:p>
          </table:table-cell>
          <table:table-cell office:value-type="float" office:value="-0.00249350001104" calcext:value-type="float">
            <text:p>-0.0024935</text:p>
          </table:table-cell>
        </table:table-row>
        <table:table-row table:style-name="ro1">
          <table:table-cell office:value-type="float" office:value="1.4630520853315E+018" calcext:value-type="float">
            <text:p>1463052085331500000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8538165E+018" calcext:value-type="float">
            <text:p>1463052085381650000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float" office:value="1400" calcext:value-type="float">
            <text:p>1400</text:p>
          </table:table-cell>
          <table:table-cell office:value-type="float" office:value="0.00249350001104" calcext:value-type="float">
            <text:p>0.0024935</text:p>
          </table:table-cell>
        </table:table-row>
        <table:table-row table:style-name="ro1">
          <table:table-cell office:value-type="float" office:value="1.46305208543168E+018" calcext:value-type="float">
            <text:p>1463052085431680000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float" office:value="1400" calcext:value-type="float">
            <text:p>1400</text:p>
          </table:table-cell>
          <table:table-cell office:value-type="float" office:value="0.00249350001104" calcext:value-type="float">
            <text:p>0.0024935</text:p>
          </table:table-cell>
        </table:table-row>
        <table:table-row table:style-name="ro1">
          <table:table-cell office:value-type="float" office:value="1.46305208548169E+018" calcext:value-type="float">
            <text:p>1463052085481690000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8553168E+018" calcext:value-type="float">
            <text:p>1463052085531680000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855815E+018" calcext:value-type="float">
            <text:p>1463052085581500000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8563156E+018" calcext:value-type="float">
            <text:p>1463052085631560000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8568178E+018" calcext:value-type="float">
            <text:p>1463052085681780000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8573166E+018" calcext:value-type="float">
            <text:p>1463052085731660000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8578163E+018" calcext:value-type="float">
            <text:p>1463052085781630000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8583155E+018" calcext:value-type="float">
            <text:p>1463052085831550000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8588165E+018" calcext:value-type="float">
            <text:p>1463052085881650000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8593167E+018" calcext:value-type="float">
            <text:p>1463052085931670000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8598154E+018" calcext:value-type="float">
            <text:p>1463052085981540000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8603169E+018" calcext:value-type="float">
            <text:p>1463052086031690000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8608163E+018" calcext:value-type="float">
            <text:p>1463052086081630000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861317E+018" calcext:value-type="float">
            <text:p>1463052086131700000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8618165E+018" calcext:value-type="float">
            <text:p>1463052086181650000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862317E+018" calcext:value-type="float">
            <text:p>1463052086231700000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8628167E+018" calcext:value-type="float">
            <text:p>1463052086281670000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8633152E+018" calcext:value-type="float">
            <text:p>146305208633152000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8638172E+018" calcext:value-type="float">
            <text:p>1463052086381720000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8643168E+018" calcext:value-type="float">
            <text:p>146305208643168000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8648152E+018" calcext:value-type="float">
            <text:p>1463052086481520000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8653168E+018" calcext:value-type="float">
            <text:p>1463052086531680000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8658173E+018" calcext:value-type="float">
            <text:p>1463052086581730000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8663158E+018" calcext:value-type="float">
            <text:p>1463052086631580000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8668155E+018" calcext:value-type="float">
            <text:p>1463052086681550000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8673154E+018" calcext:value-type="float">
            <text:p>1463052086731540000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8678151E+018" calcext:value-type="float">
            <text:p>1463052086781510000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8683168E+018" calcext:value-type="float">
            <text:p>1463052086831680000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05208688168E+018" calcext:value-type="float">
            <text:p>1463052086881680000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1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 style:data-style-name="N2" text:time-value="02:48:02.8060753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02:48:15.604492664</meta:creation-date>
    <meta:editing-duration>P0D</meta:editing-duration>
    <meta:editing-cycles>2</meta:editing-cycles>
    <meta:generator>LibreOffice/4.2.8.2$Linux_X86_64 LibreOffice_project/420m0$Build-2</meta:generator>
    <dc:date>2016-05-18T02:48:32.268149584</dc:date>
    <meta:document-statistic meta:table-count="3" meta:cell-count="40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Sheet1_2.C2:Sheet1_2.D1010 Sheet1_2.D1:Sheet1_2.D1" chart:data-source-has-labels="row" svg:x="0.32cm" svg:y="0.18cm" svg:width="13.302cm" svg:height="8.64cm">
          <chartooo:coordinate-region svg:x="1.312cm" svg:y="0.38cm" svg:width="11.93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.D2:Sheet1_2.D1010" chart:label-cell-address="Sheet1_2.D1:Sheet1_2.D1" chart:class="chart:scatter">
            <chart:domain table:cell-range-address="Sheet1_2.C2:Sheet1_2.C1010"/>
            <chart:data-point chart:repeated="100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AC</text:p>
                <draw:g>
                  <svg:desc>Sheet1_2.D1:Sheet1_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_2.C2:Sheet1_2.C1010</svg:desc>
                </draw:g>
              </table:table-cell>
              <table:table-cell office:value-type="float" office:value="1400">
                <text:p>1400</text:p>
                <draw:g>
                  <svg:desc>Sheet1_2.D2:Sheet1_2.D10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1">
                <text:p>100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2">
                <text:p>100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3">
                <text:p>100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4">
                <text:p>100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5">
                <text:p>100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6">
                <text:p>100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7">
                <text:p>100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8">
                <text:p>100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9">
                <text:p>1009</text:p>
              </table:table-cell>
              <table:table-cell office:value-type="float" office:value="1400">
                <text:p>1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59cm" svg:y="4.201cm" style:legend-expansion="high" chart:style-name="ch2"/>
        <chart:plot-area chart:style-name="ch3" table:cell-range-address="Sheet1_2.C2:Sheet1_2.C1010 Sheet1_2.E1:Sheet1_2.E1010" chart:data-source-has-labels="row" svg:x="0.32cm" svg:y="0.18cm" svg:width="13.619cm" svg:height="8.64cm">
          <chartooo:coordinate-region svg:x="1.153cm" svg:y="0.38cm" svg:width="12.414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.E2:Sheet1_2.E1010" chart:label-cell-address="Sheet1_2.E1:Sheet1_2.E1" chart:class="chart:scatter">
            <chart:domain table:cell-range-address="Sheet1_2.C2:Sheet1_2.C1010"/>
            <chart:data-point chart:repeated="100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a</text:p>
                <draw:g>
                  <svg:desc>Sheet1_2.E1:Sheet1_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_2.C2:Sheet1_2.C1010</svg:desc>
                </draw:g>
              </table:table-cell>
              <table:table-cell office:value-type="float" office:value="0">
                <text:p>0</text:p>
                <draw:g>
                  <svg:desc>Sheet1_2.E2:Sheet1_2.E10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0.00249350001104">
                <text:p>-0.002493500011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249350001104">
                <text:p>0.00249350001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0.00249350001104">
                <text:p>-0.002493500011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0.00249350001104">
                <text:p>-0.002493500011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0249350001104">
                <text:p>0.002493500011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-0.00249350001104">
                <text:p>-0.002493500011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-0.00249350001104">
                <text:p>-0.002493500011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0498700002208">
                <text:p>0.004987000022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0249350001104">
                <text:p>0.002493500011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-0.00249350001104">
                <text:p>-0.002493500011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249350001104">
                <text:p>0.002493500011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-0.00249350001104">
                <text:p>-0.002493500011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0249350001104">
                <text:p>0.002493500011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-0.00249350001104">
                <text:p>-0.002493500011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-0.00249350001104">
                <text:p>-0.002493500011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-0.00249350001104">
                <text:p>-0.002493500011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00249350001104">
                <text:p>0.002493500011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-0.00249350001104">
                <text:p>-0.0024935000110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-0.00498700002208">
                <text:p>-0.004987000022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-0.00249350001104">
                <text:p>-0.002493500011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00748050026596">
                <text:p>0.007480500265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0498700002208">
                <text:p>0.004987000022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-0.00249350001104">
                <text:p>-0.002493500011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-0.00249350001104">
                <text:p>-0.002493500011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00249350001104">
                <text:p>0.0024935000110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-0.00249350001104">
                <text:p>-0.002493500011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-0.00249350001104">
                <text:p>-0.0024935000110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00249350001104">
                <text:p>0.002493500011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-0.00249350001104">
                <text:p>-0.002493500011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-0.00249350001104">
                <text:p>-0.002493500011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00249350001104">
                <text:p>0.002493500011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00249350001104">
                <text:p>0.0024935000110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00249350001104">
                <text:p>0.002493500011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-0.00249350001104">
                <text:p>-0.0024935000110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00249350001104">
                <text:p>0.0024935000110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00249350001104">
                <text:p>0.0024935000110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00249350001104">
                <text:p>0.0024935000110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00249350001104">
                <text:p>0.0024935000110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00249350001104">
                <text:p>0.0024935000110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00249350001104">
                <text:p>0.0024935000110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00249350001104">
                <text:p>0.0024935000110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-0.00249350001104">
                <text:p>-0.0024935000110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-0.00249350001104">
                <text:p>-0.0024935000110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-0.00249350001104">
                <text:p>-0.0024935000110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-0.00249350001104">
                <text:p>-0.0024935000110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-0.00249350001104">
                <text:p>-0.0024935000110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00249350001104">
                <text:p>0.0024935000110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00249350001104">
                <text:p>0.0024935000110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-0.00249350001104">
                <text:p>-0.0024935000110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-0.00997400004417">
                <text:p>-0.0099740000441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0673245042562">
                <text:p>0.067324504256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0897659957409">
                <text:p>0.089765995740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0972464978695">
                <text:p>0.097246497869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0922594964504">
                <text:p>0.092259496450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134649008512">
                <text:p>0.13464900851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134648993611">
                <text:p>0.13464899361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129662007093">
                <text:p>0.12966200709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164571002126">
                <text:p>0.16457100212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18950599432">
                <text:p>0.1895059943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172051489353">
                <text:p>0.17205148935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196986496449">
                <text:p>0.19698649644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231895506382">
                <text:p>0.23189550638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219428002834">
                <text:p>0.21942800283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239376008511">
                <text:p>0.23937600851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259323984385">
                <text:p>0.25932398438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269297987223">
                <text:p>0.26929798722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286752492189">
                <text:p>0.28675249218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296726495028">
                <text:p>0.29672649502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33662250638">
                <text:p>0.3366225063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334129005671">
                <text:p>0.33412900567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361557483673">
                <text:p>0.36155748367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381505489349">
                <text:p>0.38150548934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403946995735">
                <text:p>0.40394699573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406440496445">
                <text:p>0.40644049644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421401500702">
                <text:p>0.42140150070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438856005669">
                <text:p>0.43885600566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428882002831">
                <text:p>0.42888200283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448830008507">
                <text:p>0.44883000850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453817009926">
                <text:p>0.45381700992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466284513474">
                <text:p>0.46628451347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488726019859">
                <text:p>0.48872601985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541089475155">
                <text:p>0.54108947515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521141469479">
                <text:p>0.52114146947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491219490767">
                <text:p>0.49121949076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513661026955">
                <text:p>0.51366102695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528622031212">
                <text:p>0.52862203121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533608973026">
                <text:p>0.53360897302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551063537598">
                <text:p>0.55106353759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558543980122">
                <text:p>0.55854398012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553556978703">
                <text:p>0.55355697870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558543980122">
                <text:p>0.55854398012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578491985798">
                <text:p>0.57849198579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585972487926">
                <text:p>0.58597248792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593452990055">
                <text:p>0.59345299005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61838799715">
                <text:p>0.6183879971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588465988636">
                <text:p>0.58846598863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625868499279">
                <text:p>0.62586849927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625868499279">
                <text:p>0.62586849927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625868499279">
                <text:p>0.62586849927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630855500698">
                <text:p>0.63085550069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640829503536">
                <text:p>0.64082950353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628361999989">
                <text:p>0.62836199998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580985486507">
                <text:p>0.58098548650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54108953476">
                <text:p>0.5410895347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546076536179">
                <text:p>0.54607653617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546076536179">
                <text:p>0.54607653617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551063537598">
                <text:p>0.55106353759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553557038307">
                <text:p>0.55355703830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571011543274">
                <text:p>0.57101154327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573505043983">
                <text:p>0.57350504398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571011543274">
                <text:p>0.57101154327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578492045403">
                <text:p>0.57849204540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568518042564">
                <text:p>0.56851804256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575998544693">
                <text:p>0.57599854469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566024541855">
                <text:p>0.56602454185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595946550369">
                <text:p>0.59594655036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580985546112">
                <text:p>0.58098554611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59345304966">
                <text:p>0.5934530496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583479046822">
                <text:p>0.58347904682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595946550369">
                <text:p>0.59594655036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59095954895">
                <text:p>0.5909595489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580985546112">
                <text:p>0.58098554611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585972547531">
                <text:p>0.58597254753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585972547531">
                <text:p>0.58597254753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588466048241">
                <text:p>0.58846604824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588466048241">
                <text:p>0.58846604824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585972547531">
                <text:p>0.58597254753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585972547531">
                <text:p>0.58597254753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59095954895">
                <text:p>0.5909595489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595946550369">
                <text:p>0.59594655036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598440051079">
                <text:p>0.59844005107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588466048241">
                <text:p>0.58846604824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583479046822">
                <text:p>0.58347904682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59345304966">
                <text:p>0.5934530496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588466048241">
                <text:p>0.58846604824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59345304966">
                <text:p>0.5934530496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59345304966">
                <text:p>0.5934530496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583479046822">
                <text:p>0.58347904682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585972547531">
                <text:p>0.58597254753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583479046822">
                <text:p>0.58347904682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585972547531">
                <text:p>0.58597254753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59095954895">
                <text:p>0.5909595489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598440051079">
                <text:p>0.59844005107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583479046822">
                <text:p>0.58347904682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585972547531">
                <text:p>0.58597254753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598440051079">
                <text:p>0.59844005107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585972547531">
                <text:p>0.58597254753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583479046822">
                <text:p>0.58347904682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595946550369">
                <text:p>0.59594655036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568518042564">
                <text:p>0.56851804256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598440051079">
                <text:p>0.59844005107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603426992893">
                <text:p>0.60342699289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598440051079">
                <text:p>0.59844005107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59345304966">
                <text:p>0.5934530496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600933492184">
                <text:p>0.60093349218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610907495022">
                <text:p>0.61090749502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573505043983">
                <text:p>0.57350504398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578492045403">
                <text:p>0.57849204540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59095954895">
                <text:p>0.5909595489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578492045403">
                <text:p>0.57849204540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575998544693">
                <text:p>0.57599854469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580985546112">
                <text:p>0.58098554611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580985546112">
                <text:p>0.58098554611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575998544693">
                <text:p>0.57599854469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575998544693">
                <text:p>0.57599854469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573505043983">
                <text:p>0.57350504398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.585972547531">
                <text:p>0.58597254753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580985546112">
                <text:p>0.58098554611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583479046822">
                <text:p>0.58347904682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571011543274">
                <text:p>0.57101154327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566024541855">
                <text:p>0.56602454185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568518042564">
                <text:p>0.56851804256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.571011543274">
                <text:p>0.57101154327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568518042564">
                <text:p>0.56851804256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.571011543274">
                <text:p>0.57101154327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.561037540436">
                <text:p>0.56103754043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.56851798296">
                <text:p>0.5685179829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.571011483669">
                <text:p>0.57101148366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573504984379">
                <text:p>0.57350498437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.588465988636">
                <text:p>0.58846598863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.588465988636">
                <text:p>0.58846598863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.598439991474">
                <text:p>0.59843999147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.595946490765">
                <text:p>0.59594649076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643323004246">
                <text:p>0.64332300424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.680725514889">
                <text:p>0.68072551488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.668258011341">
                <text:p>0.66825801134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.655790507793">
                <text:p>0.65579050779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.678232014179">
                <text:p>0.67823201417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.658284008503">
                <text:p>0.65828400850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.648310005665">
                <text:p>0.64831000566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.658284008503">
                <text:p>0.65828400850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.638336002827">
                <text:p>0.63833600282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.645816504955">
                <text:p>0.64581650495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645816504955">
                <text:p>0.64581650495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0.660777509212">
                <text:p>0.66077750921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0.643323004246">
                <text:p>0.64332300424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0.628361999989">
                <text:p>0.62836199998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0.628361999989">
                <text:p>0.62836199998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0.62088149786">
                <text:p>0.6208814978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0.650803506374">
                <text:p>0.65080350637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0.650803506374">
                <text:p>0.65080350637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0.630855500698">
                <text:p>0.63085550069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0.648310005665">
                <text:p>0.64831000566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0.633349001408">
                <text:p>0.63334900140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0.670751512051">
                <text:p>0.67075151205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0.683219015598">
                <text:p>0.68321901559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0.67324501276">
                <text:p>0.6732450127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0.670751512051">
                <text:p>0.67075151205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0.688206017017">
                <text:p>0.68820601701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0.700673520565">
                <text:p>0.70067352056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0.710647523403">
                <text:p>0.71064752340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0.705660521984">
                <text:p>0.70566052198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0.708154022694">
                <text:p>0.70815402269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0.680725514889">
                <text:p>0.68072551488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0.665764510632">
                <text:p>0.66576451063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0.713141024113">
                <text:p>0.71314102411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0.693193018436">
                <text:p>0.69319301843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0.708154022694">
                <text:p>0.70815402269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0.705660521984">
                <text:p>0.70566052198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0.690699517727">
                <text:p>0.69069951772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0.693193018436">
                <text:p>0.69319301843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0.720621466637">
                <text:p>0.72062146663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0.713141024113">
                <text:p>0.71314102411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0.695686459541">
                <text:p>0.69568645954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0.67324501276">
                <text:p>0.6732450127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0.718128025532">
                <text:p>0.71812802553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0.710647523403">
                <text:p>0.71064752340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0.688206017017">
                <text:p>0.68820601701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0.70067346096">
                <text:p>0.7006734609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0.710647463799">
                <text:p>0.71064746379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0.698180019855">
                <text:p>0.69818001985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0.663271009922">
                <text:p>0.66327100992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0.678232014179">
                <text:p>0.67823201417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0.685712516308">
                <text:p>0.68571251630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0.680725514889">
                <text:p>0.68072551488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0.683219015598">
                <text:p>0.68321901559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0.730595469475">
                <text:p>0.73059546947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0.748049974442">
                <text:p>0.74804997444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0.743062973022">
                <text:p>0.74306297302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0.733088970184">
                <text:p>0.73308897018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0.715634524822">
                <text:p>0.71563452482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0.730595469475">
                <text:p>0.73059546947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0.698180019855">
                <text:p>0.69818001985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.733089029789">
                <text:p>0.73308902978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0.725608468056">
                <text:p>0.72560846805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0.715634465218">
                <text:p>0.71563446521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0.728101968765">
                <text:p>0.72810196876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0.700673520565">
                <text:p>0.70067352056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0.748049974442">
                <text:p>0.74804997444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0.725608468056">
                <text:p>0.72560846805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0.693193018436">
                <text:p>0.69319301843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0.72560852766">
                <text:p>0.7256085276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0.705660521984">
                <text:p>0.70566052198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0.730595529079">
                <text:p>0.73059552907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0.700673520565">
                <text:p>0.70067352056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0.70067346096">
                <text:p>0.7006734609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0.698180019855">
                <text:p>0.69818001985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0.688206017017">
                <text:p>0.68820601701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0.705660521984">
                <text:p>0.70566052198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0.67324501276">
                <text:p>0.6732450127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0.693193018436">
                <text:p>0.69319301843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0.693193018436">
                <text:p>0.69319301843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0.698180019855">
                <text:p>0.69818001985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0.710647523403">
                <text:p>0.71064752340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0.695686519146">
                <text:p>0.69568651914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0.700673520565">
                <text:p>0.70067352056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0.710647523403">
                <text:p>0.71064752340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0.715634524822">
                <text:p>0.71563452482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0.720621526241">
                <text:p>0.72062152624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0.735582470894">
                <text:p>0.73558247089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0.695686519146">
                <text:p>0.69568651914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0.690699517727">
                <text:p>0.69069951772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0.713140964508">
                <text:p>0.71314096450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0.718127965927">
                <text:p>0.71812796592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0.705660521984">
                <text:p>0.70566052198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0.700673520565">
                <text:p>0.70067352056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0.67324501276">
                <text:p>0.6732450127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0.723114967346">
                <text:p>0.72311496734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0.718128025532">
                <text:p>0.71812802553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0.700673520565">
                <text:p>0.70067352056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0.708154022694">
                <text:p>0.70815402269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0.700673520565">
                <text:p>0.70067352056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0.678232014179">
                <text:p>0.67823201417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0.690699517727">
                <text:p>0.69069951772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0.698180019855">
                <text:p>0.69818001985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0.705660521984">
                <text:p>0.70566052198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0.718127965927">
                <text:p>0.71812796592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0.695686519146">
                <text:p>0.69568651914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0.698180019855">
                <text:p>0.69818001985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0.703167021275">
                <text:p>0.70316702127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0.715634524822">
                <text:p>0.71563452482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0.705660521984">
                <text:p>0.70566052198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0.698180019855">
                <text:p>0.69818001985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693193018436">
                <text:p>0.69319301843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0.703167021275">
                <text:p>0.70316702127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0.693193018436">
                <text:p>0.69319301843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0.710647523403">
                <text:p>0.71064752340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0.730595469475">
                <text:p>0.73059546947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0.718127965927">
                <text:p>0.71812796592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0.733088970184">
                <text:p>0.73308897018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0.730595469475">
                <text:p>0.73059546947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0.718127965927">
                <text:p>0.71812796592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0.738075971603">
                <text:p>0.73807597160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0.753036975861">
                <text:p>0.75303697586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0.750543475151">
                <text:p>0.75054347515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0.735582470894">
                <text:p>0.73558247089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0.718128025532">
                <text:p>0.71812802553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0.738075971603">
                <text:p>0.73807597160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0.770491480827">
                <text:p>0.77049148082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0.787945985794">
                <text:p>0.78794598579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0.760517477989">
                <text:p>0.76051747798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0.75802397728">
                <text:p>0.7580239772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0.75553047657">
                <text:p>0.7555304765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0.703167021275">
                <text:p>0.70316702127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0.730595469475">
                <text:p>0.73059546947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0.740569472313">
                <text:p>0.74056947231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0.738075971603">
                <text:p>0.73807597160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0.738075971603">
                <text:p>0.73807597160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0.767997980118">
                <text:p>0.76799798011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0.753036975861">
                <text:p>0.75303697586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0.740569472313">
                <text:p>0.74056947231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0.715634524822">
                <text:p>0.71563452482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0.718127965927">
                <text:p>0.71812796592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0.698179960251">
                <text:p>0.69817996025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0.710647463799">
                <text:p>0.71064746379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0.713140964508">
                <text:p>0.71314096450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0.708153963089">
                <text:p>0.70815396308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0.710647463799">
                <text:p>0.71064746379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0.710647463799">
                <text:p>0.71064746379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0.715634465218">
                <text:p>0.71563446521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0.770491480827">
                <text:p>0.77049148082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0.750543475151">
                <text:p>0.75054347515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0.780465483665">
                <text:p>0.78046548366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0.785452485085">
                <text:p>0.78545248508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0.767997980118">
                <text:p>0.76799798011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0.765504479408">
                <text:p>0.76550447940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0.760517477989">
                <text:p>0.76051747798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0.765504479408">
                <text:p>0.76550447940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0.790439486504">
                <text:p>0.79043948650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0.770491480827">
                <text:p>0.77049148082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0.797919988632">
                <text:p>0.79791998863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0.787945985794">
                <text:p>0.78794598579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0.777971982956">
                <text:p>0.77797198295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0.75802397728">
                <text:p>0.7580239772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0.792932987213">
                <text:p>0.79293298721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0.800413489342">
                <text:p>0.80041348934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0.802906990051">
                <text:p>0.80290699005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0.817867994308">
                <text:p>0.81786799430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0.830335497856">
                <text:p>0.83033549785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0.812880992889">
                <text:p>0.81288099288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0.800413489342">
                <text:p>0.80041348934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0.805400490761">
                <text:p>0.80540049076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0.847790002823">
                <text:p>0.84779000282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0.790439486504">
                <text:p>0.79043948650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0.760517477989">
                <text:p>0.76051747798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0.750543475151">
                <text:p>0.75054347515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763010978699">
                <text:p>0.76301097869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0.785452485085">
                <text:p>0.78545248508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0.797919988632">
                <text:p>0.79791998863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0.800413489342">
                <text:p>0.80041348934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0.790439486504">
                <text:p>0.79043948650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0.785452485085">
                <text:p>0.78545248508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0.80789399147">
                <text:p>0.8078939914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0.763010978699">
                <text:p>0.76301097869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0.790439486504">
                <text:p>0.79043948650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0.825348496437">
                <text:p>0.82534849643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0.805400490761">
                <text:p>0.80540049076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0.815374493599">
                <text:p>0.81537449359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0.790439486504">
                <text:p>0.79043948650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0.830335497856">
                <text:p>0.83033549785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0.812880992889">
                <text:p>0.81288099288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0.795426487923">
                <text:p>0.79542648792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0.81038749218">
                <text:p>0.8103874921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0.81038749218">
                <text:p>0.8103874921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0.870231509209">
                <text:p>0.87023150920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0.845296502113">
                <text:p>0.84529650211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0.842803001404">
                <text:p>0.84280300140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0.86524450779">
                <text:p>0.8652445077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0.870231509209">
                <text:p>0.87023150920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0.857764005661">
                <text:p>0.85776400566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0.860257506371">
                <text:p>0.86025750637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0.847790002823">
                <text:p>0.84779000282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0.797919988632">
                <text:p>0.79791998863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0.80789399147">
                <text:p>0.8078939914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0.780465483665">
                <text:p>0.78046548366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0.815374493599">
                <text:p>0.81537449359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0.750543475151">
                <text:p>0.75054347515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0.743062973022">
                <text:p>0.74306297302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0.790439486504">
                <text:p>0.79043948650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0.782958984375">
                <text:p>0.78295898437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0.802906990051">
                <text:p>0.80290699005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0.820361495018">
                <text:p>0.82036149501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0.782958984375">
                <text:p>0.78295898437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792932987213">
                <text:p>0.79293298721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0.80789399147">
                <text:p>0.8078939914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0.820361495018">
                <text:p>0.82036149501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0.827841997147">
                <text:p>0.82784199714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0.812880992889">
                <text:p>0.81288099288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0.802906990051">
                <text:p>0.80290699005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0.800413489342">
                <text:p>0.80041348934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0.825348496437">
                <text:p>0.82534849643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0.795426487923">
                <text:p>0.79542648792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0.820361495018">
                <text:p>0.82036149501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0.832828998566">
                <text:p>0.83282899856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0.827841997147">
                <text:p>0.82784199714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0.86524450779">
                <text:p>0.8652445077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0.86275100708">
                <text:p>0.8627510070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0.860257506371">
                <text:p>0.86025750637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0.857764005661">
                <text:p>0.85776400566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0.827841997147">
                <text:p>0.82784199714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0.805400490761">
                <text:p>0.80540049076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0.81038749218">
                <text:p>0.8103874921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0.825348496437">
                <text:p>0.82534849643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0.802906990051">
                <text:p>0.80290699005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0.815374493599">
                <text:p>0.81537449359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0.802906990051">
                <text:p>0.80290699005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0.80789399147">
                <text:p>0.8078939914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0.805400490761">
                <text:p>0.80540049076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0.800413489342">
                <text:p>0.80041348934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0.777971982956">
                <text:p>0.77797198295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0.785452485085">
                <text:p>0.78545248508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0.790439486504">
                <text:p>0.79043948650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0.780465483665">
                <text:p>0.78046548366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0.790439486504">
                <text:p>0.79043948650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0.80789399147">
                <text:p>0.8078939914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0.825348496437">
                <text:p>0.82534849643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0.765504479408">
                <text:p>0.76550447940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0.802906990051">
                <text:p>0.80290699005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0.777971982956">
                <text:p>0.77797198295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0.785452485085">
                <text:p>0.78545248508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0.738075971603">
                <text:p>0.73807597160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0.777971982956">
                <text:p>0.77797198295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0.767997980118">
                <text:p>0.76799798011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0.763010978699">
                <text:p>0.76301097869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0.740569472313">
                <text:p>0.74056947231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0.792932987213">
                <text:p>0.79293298721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0.748049974442">
                <text:p>0.74804997444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0.735582470894">
                <text:p>0.73558247089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0.775478482246">
                <text:p>0.77547848224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0.792932987213">
                <text:p>0.79293298721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0.800413489342">
                <text:p>0.80041348934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0.845296502113">
                <text:p>0.84529650211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0.835322499275">
                <text:p>0.83532249927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0.800413489342">
                <text:p>0.80041348934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0.81038749218">
                <text:p>0.8103874921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0.797919988632">
                <text:p>0.79791998863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0.81038749218">
                <text:p>0.8103874921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0.80789399147">
                <text:p>0.8078939914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0.817867994308">
                <text:p>0.81786799430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0.815374493599">
                <text:p>0.81537449359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0.81038749218">
                <text:p>0.8103874921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0.815374493599">
                <text:p>0.81537449359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0.820361495018">
                <text:p>0.82036149501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0.825348496437">
                <text:p>0.82534849643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0.790439486504">
                <text:p>0.79043948650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0.790439486504">
                <text:p>0.79043948650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0.780465483665">
                <text:p>0.78046548366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0.785452485085">
                <text:p>0.78545248508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0.792932987213">
                <text:p>0.79293298721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0.772984981537">
                <text:p>0.77298498153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0.822854995728">
                <text:p>0.82285499572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0.805400490761">
                <text:p>0.80540049076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0.81038749218">
                <text:p>0.8103874921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0.792932987213">
                <text:p>0.79293298721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0.797919988632">
                <text:p>0.79791998863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0.790439486504">
                <text:p>0.79043948650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0.775478482246">
                <text:p>0.77547848224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0.780465483665">
                <text:p>0.78046548366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0.790439486504">
                <text:p>0.79043948650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0.800413489342">
                <text:p>0.80041348934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0.775478482246">
                <text:p>0.77547848224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0.772984981537">
                <text:p>0.77298498153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0.777971982956">
                <text:p>0.77797198295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0.782958984375">
                <text:p>0.78295898437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0.792932987213">
                <text:p>0.79293298721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0.792932987213">
                <text:p>0.79293298721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0.782958984375">
                <text:p>0.78295898437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0.802906990051">
                <text:p>0.80290699005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0.815374493599">
                <text:p>0.81537449359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0.820361495018">
                <text:p>0.82036149501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0.800413489342">
                <text:p>0.80041348934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0.812880992889">
                <text:p>0.81288099288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0.822854995728">
                <text:p>0.82285499572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0.840309500694">
                <text:p>0.84030950069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0.815374493599">
                <text:p>0.81537449359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0.805400490761">
                <text:p>0.80540049076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0.817867994308">
                <text:p>0.81786799430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0.822854995728">
                <text:p>0.82285499572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0.820361495018">
                <text:p>0.82036149501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0.815374493599">
                <text:p>0.81537449359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0.812880992889">
                <text:p>0.81288099288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0.795426487923">
                <text:p>0.79542648792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0.802906990051">
                <text:p>0.80290699005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812880992889">
                <text:p>0.81288099288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0.805400490761">
                <text:p>0.80540049076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0.790439486504">
                <text:p>0.79043948650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0.797919988632">
                <text:p>0.79791998863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0.815374493599">
                <text:p>0.81537449359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0.827841997147">
                <text:p>0.82784199714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0.802906990051">
                <text:p>0.80290699005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0.792932987213">
                <text:p>0.79293298721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0.817867994308">
                <text:p>0.81786799430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0.825348496437">
                <text:p>0.82534849643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0.827841997147">
                <text:p>0.82784199714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0.847790002823">
                <text:p>0.84779000282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0.870231509209">
                <text:p>0.87023150920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0.81038749218">
                <text:p>0.8103874921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0.777971982956">
                <text:p>0.77797198295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0.802906990051">
                <text:p>0.80290699005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0.797919988632">
                <text:p>0.79791998863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0.795426487923">
                <text:p>0.79542648792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0.820361495018">
                <text:p>0.82036149501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0.787945985794">
                <text:p>0.78794598579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0.792932987213">
                <text:p>0.79293298721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0.802906990051">
                <text:p>0.80290699005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0.81038749218">
                <text:p>0.8103874921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0.797919988632">
                <text:p>0.79791998863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0.800413489342">
                <text:p>0.80041348934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0.800413489342">
                <text:p>0.80041348934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0.802906990051">
                <text:p>0.80290699005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0.800413489342">
                <text:p>0.80041348934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0.797919988632">
                <text:p>0.79791998863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0.782958984375">
                <text:p>0.78295898437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0.765504479408">
                <text:p>0.76550447940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0.760517477989">
                <text:p>0.76051747798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0.787945985794">
                <text:p>0.78794598579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0.802906990051">
                <text:p>0.80290699005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0.75802397728">
                <text:p>0.7580239772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0.767997980118">
                <text:p>0.76799798011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0.745556473732">
                <text:p>0.74555647373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0.75802397728">
                <text:p>0.7580239772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0.748049974442">
                <text:p>0.74804997444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0.772984981537">
                <text:p>0.77298498153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0.75553047657">
                <text:p>0.7555304765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0.75553047657">
                <text:p>0.7555304765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0.775478482246">
                <text:p>0.77547848224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0.785452485085">
                <text:p>0.78545248508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0.777971982956">
                <text:p>0.77797198295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0.792932987213">
                <text:p>0.79293298721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0.780465483665">
                <text:p>0.78046548366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0.770491480827">
                <text:p>0.77049148082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0.785452485085">
                <text:p>0.78545248508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0.765504479408">
                <text:p>0.76550447940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.770491480827">
                <text:p>0.77049148082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0.775478482246">
                <text:p>0.77547848224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0.760517477989">
                <text:p>0.76051747798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0.753036975861">
                <text:p>0.75303697586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0.765504479408">
                <text:p>0.76550447940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0.753036975861">
                <text:p>0.75303697586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0.715634524822">
                <text:p>0.71563452482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0.665764510632">
                <text:p>0.66576451063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0.705660521984">
                <text:p>0.70566052198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0.698180019855">
                <text:p>0.69818001985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0.685712516308">
                <text:p>0.68571251630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0.67573851347">
                <text:p>0.6757385134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0.680725514889">
                <text:p>0.68072551488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0.668258011341">
                <text:p>0.66825801134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0.633349001408">
                <text:p>0.63334900140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0.665764510632">
                <text:p>0.66576451063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0.648310005665">
                <text:p>0.64831000566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0.633349001408">
                <text:p>0.63334900140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0.61838799715">
                <text:p>0.6183879971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0.600933492184">
                <text:p>0.60093349218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0.605920493603">
                <text:p>0.60592049360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0.588465988636">
                <text:p>0.58846598863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0.573504984379">
                <text:p>0.57350498437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0.573504984379">
                <text:p>0.57350498437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0.571011483669">
                <text:p>0.57101148366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0.56851798296">
                <text:p>0.5685179829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0.558543980122">
                <text:p>0.55854398012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0.548569977283">
                <text:p>0.54856997728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0.536102473736">
                <text:p>0.53610247373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0.51615446806">
                <text:p>0.5161544680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0.526128530502">
                <text:p>0.52612853050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0.518648028374">
                <text:p>0.51864802837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0.53859603405">
                <text:p>0.5385960340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0.513661026955">
                <text:p>0.51366102695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0.511167526245">
                <text:p>0.51116752624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0.488725990057">
                <text:p>0.48872599005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0.493712991476">
                <text:p>0.49371299147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0.483738988638">
                <text:p>0.48373898863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0.476258516312">
                <text:p>0.47625851631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0.471271514893">
                <text:p>0.47127151489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0.503686964512">
                <text:p>0.50368696451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0.488725990057">
                <text:p>0.48872599005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0.443843007088">
                <text:p>0.44384300708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0.426388502121">
                <text:p>0.42638850212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0.426388502121">
                <text:p>0.42638850212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0.408933997154">
                <text:p>0.40893399715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0.416414499283">
                <text:p>0.41641449928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0.413920998573">
                <text:p>0.41392099857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0.408933997154">
                <text:p>0.40893399715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0.413920998573">
                <text:p>0.41392099857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401453495026">
                <text:p>0.40145349502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0.403946995735">
                <text:p>0.40394699573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0.393972992897">
                <text:p>0.39397299289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0.37901198864">
                <text:p>0.3790119886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0.346596479416">
                <text:p>0.34659647941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0.346596479416">
                <text:p>0.34659647941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0.334128975868">
                <text:p>0.33412897586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0.334128975868">
                <text:p>0.33412897586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0.334128975868">
                <text:p>0.33412897586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0.369037985802">
                <text:p>0.36903798580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0.359064012766">
                <text:p>0.35906401276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0.356570512056">
                <text:p>0.35657051205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0.346596509218">
                <text:p>0.34659650921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0.334129005671">
                <text:p>0.33412900567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0.329142004251">
                <text:p>0.32914200425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0.316674500704">
                <text:p>0.31667450070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0.314180999994">
                <text:p>0.31418099999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0.304206997156">
                <text:p>0.30420699715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0.299219995737">
                <text:p>0.29921999573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0.289245992899">
                <text:p>0.28924599289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0.289245992899">
                <text:p>0.28924599289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0.289245992899">
                <text:p>0.28924599289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0.264310985804">
                <text:p>0.26431098580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0.269298017025">
                <text:p>0.26929801702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0.229401990771">
                <text:p>0.22940199077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0.204466998577">
                <text:p>0.20446699857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0.234389007092">
                <text:p>0.23438900709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0.219428002834">
                <text:p>0.21942800283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0.211947500706">
                <text:p>0.21194750070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0.209453999996">
                <text:p>0.20945399999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0.194492995739">
                <text:p>0.19449299573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0.184518992901">
                <text:p>0.18451899290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0.172051504254">
                <text:p>0.17205150425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0.164571002126">
                <text:p>0.16457100212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0.157090499997">
                <text:p>0.15709049999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0.144623011351">
                <text:p>0.14462301135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0.144622996449">
                <text:p>0.14462299644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0.13963599503">
                <text:p>0.1396359950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0.129662007093">
                <text:p>0.12966200709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0.122181497514">
                <text:p>0.12218149751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0.119687996805">
                <text:p>0.11968799680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0.117194503546">
                <text:p>0.11719450354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0.109714001417">
                <text:p>0.10971400141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0.109714001417">
                <text:p>0.10971400141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0.104726999998">
                <text:p>0.10472699999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0.0972464978695">
                <text:p>0.097246497869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0.0897660031915">
                <text:p>0.089766003191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0.0922594964504">
                <text:p>0.092259496450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0.0872725024819">
                <text:p>0.087272502481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0.0847790017724">
                <text:p>0.084779001772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0.0872725024819">
                <text:p>0.087272502481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0.0847790017724">
                <text:p>0.084779001772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0.0822855010629">
                <text:p>0.082285501062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0.0772984996438">
                <text:p>0.077298499643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0.0772984996438">
                <text:p>0.077298499643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0.0748049989343">
                <text:p>0.074804998934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0.0723114982247">
                <text:p>0.072311498224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0.0698179975152">
                <text:p>0.069817997515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0.0648310035467">
                <text:p>0.064831003546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0.0623375028372">
                <text:p>0.062337502837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0.0548570007086">
                <text:p>0.054857000708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0.0498699992895">
                <text:p>0.049869999289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0.0423895008862">
                <text:p>0.042389500886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0.0398960001767">
                <text:p>0.039896000176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0.0299219992012">
                <text:p>0.029921999201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0.0224414989352">
                <text:p>0.022441498935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0.0149609996006">
                <text:p>0.014960999600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0.00997400004417">
                <text:p>0.0099740000441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0.00498700002208">
                <text:p>0.0049870000220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-0.00498700002208">
                <text:p>-0.0049870000220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-0.00498700002208">
                <text:p>-0.0049870000220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-0.00748050026596">
                <text:p>-0.0074805002659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-0.00498700002208">
                <text:p>-0.0049870000220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-0.00249350001104">
                <text:p>-0.0024935000110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-0.00249350001104">
                <text:p>-0.0024935000110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-0.00249350001104">
                <text:p>-0.0024935000110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-0.00498700002208">
                <text:p>-0.0049870000220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-0.00249350001104">
                <text:p>-0.0024935000110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0.00249350001104">
                <text:p>0.0024935000110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0.00249350001104">
                <text:p>0.0024935000110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1">
                <text:p>1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2">
                <text:p>1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3">
                <text:p>1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4">
                <text:p>1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5">
                <text:p>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6">
                <text:p>1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7">
                <text:p>1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8">
                <text:p>1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9">
                <text:p>100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